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55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073cm"/>
    </style:style>
    <style:style style:name="co4" style:family="table-column">
      <style:table-column-properties fo:break-before="auto" style:column-width="1.591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1.392cm"/>
    </style:style>
    <style:style style:name="co7" style:family="table-column">
      <style:table-column-properties fo:break-before="auto" style:column-width="1.319cm"/>
    </style:style>
    <style:style style:name="co8" style:family="table-column">
      <style:table-column-properties fo:break-before="auto" style:column-width="1.57cm"/>
    </style:style>
    <style:style style:name="co9" style:family="table-column">
      <style:table-column-properties fo:break-before="auto" style:column-width="1.341cm"/>
    </style:style>
    <style:style style:name="co10" style:family="table-column">
      <style:table-column-properties fo:break-before="auto" style:column-width="1.508cm"/>
    </style:style>
    <style:style style:name="co11" style:family="table-column">
      <style:table-column-properties fo:break-before="auto" style:column-width="1.73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teepest_descent_wpart123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row table:style-name="ro1">
          <table:table-cell office:value-type="string" calcext:value-type="string">
            <text:p>Fájlnév</text:p>
          </table:table-cell>
          <table:table-cell table:style-name="Default" office:value-type="string" calcext:value-type="string">
            <text:p>Csend hibája</text:p>
          </table:table-cell>
          <table:table-cell table:style-name="Default" office:value-type="string" calcext:value-type="string">
            <text:p>Hangerőhiba</text:p>
          </table:table-cell>
          <table:table-cell table:style-name="Default" office:value-type="string" calcext:value-type="string">
            <text:p>Hangerő pontossága (1 – hiba / csend hibája)</text:p>
          </table:table-cell>
          <table:table-cell office:value-type="string" calcext:value-type="string">
            <text:p>Eredeti hangok száma</text:p>
          </table:table-cell>
          <table:table-cell office:value-type="string" calcext:value-type="string">
            <text:p>Jól felismert hangok száma</text:p>
          </table:table-cell>
          <table:table-cell office:value-type="string" calcext:value-type="string">
            <text:p>Nem felismert hangok száma</text:p>
          </table:table-cell>
          <table:table-cell table:style-name="Default" office:value-type="string" calcext:value-type="string">
            <text:p>Jól felismert / összes eredeti</text:p>
          </table:table-cell>
          <table:table-cell office:value-type="string" calcext:value-type="string">
            <text:p>Csend hangként felismerése</text:p>
          </table:table-cell>
          <table:table-cell table:style-name="Default" office:value-type="string" calcext:value-type="string">
            <text:p>Jól felismert / összes tipp</text:p>
          </table:table-cell>
          <table:table-cell office:value-type="string" calcext:value-type="string">
            <text:p>Jól felismert csend</text:p>
          </table:table-cell>
        </table:table-row>
        <table:table-row table:style-name="ro1">
          <table:table-cell office:value-type="string" calcext:value-type="string">
            <text:p>001_Luxury_of_the_Cease-Fire_Ragni.nbs</text:p>
          </table:table-cell>
          <table:table-cell office:value-type="float" office:value="722.56" calcext:value-type="float">
            <text:p>722,56</text:p>
          </table:table-cell>
          <table:table-cell office:value-type="float" office:value="0.01" calcext:value-type="float">
            <text:p>0,01</text:p>
          </table:table-cell>
          <table:table-cell table:formula="of:=1-[.C2]/[.B2]" office:value-type="percentage" office:value="0.999986160318866" calcext:value-type="percentage">
            <text:p>100,00%</text:p>
          </table:table-cell>
          <table:table-cell table:number-columns-repeated="2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[.F2]/[.E2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2]/([.F2]+[.I2])" office:value-type="percentage" office:value="1" calcext:value-type="percentage">
            <text:p>100,00%</text:p>
          </table:table-cell>
          <table:table-cell office:value-type="float" office:value="114261" calcext:value-type="float">
            <text:p>114261</text:p>
          </table:table-cell>
        </table:table-row>
        <table:table-row table:style-name="ro1">
          <table:table-cell office:value-type="string" calcext:value-type="string">
            <text:p>002_Sheltered_Settlement_Ravine_Village.nbs</text:p>
          </table:table-cell>
          <table:table-cell office:value-type="float" office:value="3350.50999999999" calcext:value-type="float">
            <text:p>3 350,51</text:p>
          </table:table-cell>
          <table:table-cell office:value-type="float" office:value="124.71" calcext:value-type="float">
            <text:p>124,71</text:p>
          </table:table-cell>
          <table:table-cell table:formula="of:=1-[.C3]/[.B3]" office:value-type="percentage" office:value="0.962778800839275" calcext:value-type="percentage">
            <text:p>96,28%</text:p>
          </table:table-cell>
          <table:table-cell office:value-type="float" office:value="3333" calcext:value-type="float">
            <text:p>3333</text:p>
          </table:table-cell>
          <table:table-cell office:value-type="float" office:value="3214" calcext:value-type="float">
            <text:p>3214</text:p>
          </table:table-cell>
          <table:table-cell office:value-type="float" office:value="119" calcext:value-type="float">
            <text:p>119</text:p>
          </table:table-cell>
          <table:table-cell table:formula="of:=[.F3]/[.E3]" office:value-type="percentage" office:value="0.964296429642964" calcext:value-type="percentage">
            <text:p>96,43%</text:p>
          </table:table-cell>
          <table:table-cell office:value-type="float" office:value="131" calcext:value-type="float">
            <text:p>131</text:p>
          </table:table-cell>
          <table:table-cell table:formula="of:=[.F3]/([.F3]+[.I3])" office:value-type="percentage" office:value="0.960837070254111" calcext:value-type="percentage">
            <text:p>96,08%</text:p>
          </table:table-cell>
          <table:table-cell office:value-type="float" office:value="137436" calcext:value-type="float">
            <text:p>137436</text:p>
          </table:table-cell>
        </table:table-row>
        <table:table-row table:style-name="ro1">
          <table:table-cell office:value-type="string" calcext:value-type="string">
            <text:p>003_The_Binding_Alliance_Maltic.nbs</text:p>
          </table:table-cell>
          <table:table-cell office:value-type="float" office:value="3039" calcext:value-type="float">
            <text:p>3 039,00</text:p>
          </table:table-cell>
          <table:table-cell office:value-type="float" office:value="2" calcext:value-type="float">
            <text:p>2,00</text:p>
          </table:table-cell>
          <table:table-cell table:formula="of:=1-[.C4]/[.B4]" office:value-type="percentage" office:value="0.999341888779204" calcext:value-type="percentage">
            <text:p>99,93%</text:p>
          </table:table-cell>
          <table:table-cell table:number-columns-repeated="2" office:value-type="float" office:value="1561" calcext:value-type="float">
            <text:p>1561</text:p>
          </table:table-cell>
          <table:table-cell office:value-type="float" office:value="0" calcext:value-type="float">
            <text:p>0</text:p>
          </table:table-cell>
          <table:table-cell table:formula="of:=[.F4]/[.E4]" office:value-type="percentage" office:value="1" calcext:value-type="percentage">
            <text:p>100,00%</text:p>
          </table:table-cell>
          <table:table-cell office:value-type="float" office:value="17" calcext:value-type="float">
            <text:p>17</text:p>
          </table:table-cell>
          <table:table-cell table:formula="of:=[.F4]/([.F4]+[.I4])" office:value-type="percentage" office:value="0.989226869455006" calcext:value-type="percentage">
            <text:p>98,92%</text:p>
          </table:table-cell>
          <table:table-cell office:value-type="float" office:value="113722" calcext:value-type="float">
            <text:p>113722</text:p>
          </table:table-cell>
        </table:table-row>
        <table:table-row table:style-name="ro1">
          <table:table-cell office:value-type="string" calcext:value-type="string">
            <text:p>004_Triumphant_Citadel_Detlas.nbs</text:p>
          </table:table-cell>
          <table:table-cell office:value-type="float" office:value="1798" calcext:value-type="float">
            <text:p>1 798,00</text:p>
          </table:table-cell>
          <table:table-cell office:value-type="float" office:value="2.04" calcext:value-type="float">
            <text:p>2,04</text:p>
          </table:table-cell>
          <table:table-cell table:formula="of:=1-[.C5]/[.B5]" office:value-type="percentage" office:value="0.998865406006674" calcext:value-type="percentage">
            <text:p>99,89%</text:p>
          </table:table-cell>
          <table:table-cell table:number-columns-repeated="2"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 table:formula="of:=[.F5]/[.E5]" office:value-type="percentage" office:value="1" calcext:value-type="percentage">
            <text:p>100,00%</text:p>
          </table:table-cell>
          <table:table-cell office:value-type="float" office:value="17" calcext:value-type="float">
            <text:p>17</text:p>
          </table:table-cell>
          <table:table-cell table:formula="of:=[.F5]/([.F5]+[.I5])" office:value-type="percentage" office:value="0.990075890251022" calcext:value-type="percentage">
            <text:p>99,01%</text:p>
          </table:table-cell>
          <table:table-cell office:value-type="float" office:value="145587" calcext:value-type="float">
            <text:p>145587</text:p>
          </table:table-cell>
        </table:table-row>
        <table:table-row table:style-name="ro1">
          <table:table-cell office:value-type="string" calcext:value-type="string">
            <text:p>005_Understated_Pride_Elkurn.nbs</text:p>
          </table:table-cell>
          <table:table-cell office:value-type="float" office:value="3798.37999999999" calcext:value-type="float">
            <text:p>3 798,38</text:p>
          </table:table-cell>
          <table:table-cell office:value-type="float" office:value="32.69" calcext:value-type="float">
            <text:p>32,69</text:p>
          </table:table-cell>
          <table:table-cell table:formula="of:=1-[.C6]/[.B6]" office:value-type="percentage" office:value="0.991393699419226" calcext:value-type="percentage">
            <text:p>99,14%</text:p>
          </table:table-cell>
          <table:table-cell office:value-type="float" office:value="2162" calcext:value-type="float">
            <text:p>2162</text:p>
          </table:table-cell>
          <table:table-cell office:value-type="float" office:value="2144" calcext:value-type="float">
            <text:p>2144</text:p>
          </table:table-cell>
          <table:table-cell office:value-type="float" office:value="18" calcext:value-type="float">
            <text:p>18</text:p>
          </table:table-cell>
          <table:table-cell table:formula="of:=[.F6]/[.E6]" office:value-type="percentage" office:value="0.991674375578168" calcext:value-type="percentage">
            <text:p>99,17%</text:p>
          </table:table-cell>
          <table:table-cell office:value-type="float" office:value="124" calcext:value-type="float">
            <text:p>124</text:p>
          </table:table-cell>
          <table:table-cell table:formula="of:=[.F6]/([.F6]+[.I6])" office:value-type="percentage" office:value="0.945326278659612" calcext:value-type="percentage">
            <text:p>94,53%</text:p>
          </table:table-cell>
          <table:table-cell office:value-type="float" office:value="112914" calcext:value-type="float">
            <text:p>112914</text:p>
          </table:table-cell>
        </table:table-row>
        <table:table-row table:style-name="ro1">
          <table:table-cell office:value-type="string" calcext:value-type="string">
            <text:p>006_Muddy_Outlook_Nemract.nbs</text:p>
          </table:table-cell>
          <table:table-cell office:value-type="float" office:value="1389" calcext:value-type="float">
            <text:p>1 389,00</text:p>
          </table:table-cell>
          <table:table-cell office:value-type="float" office:value="2.8" calcext:value-type="float">
            <text:p>2,80</text:p>
          </table:table-cell>
          <table:table-cell table:formula="of:=1-[.C7]/[.B7]" office:value-type="percentage" office:value="0.997984161267099" calcext:value-type="percentage">
            <text:p>99,80%</text:p>
          </table:table-cell>
          <table:table-cell table:number-columns-repeated="2"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table:formula="of:=[.F7]/[.E7]" office:value-type="percentage" office:value="1" calcext:value-type="percentage">
            <text:p>100,00%</text:p>
          </table:table-cell>
          <table:table-cell office:value-type="float" office:value="28" calcext:value-type="float">
            <text:p>28</text:p>
          </table:table-cell>
          <table:table-cell table:formula="of:=[.F7]/([.F7]+[.I7])" office:value-type="percentage" office:value="0.976251060220526" calcext:value-type="percentage">
            <text:p>97,63%</text:p>
          </table:table-cell>
          <table:table-cell office:value-type="float" office:value="101321" calcext:value-type="float">
            <text:p>101321</text:p>
          </table:table-cell>
        </table:table-row>
        <table:table-row table:style-name="ro1">
          <table:table-cell office:value-type="string" calcext:value-type="string">
            <text:p>007_Saddle_Up_Ternaves.nbs</text:p>
          </table:table-cell>
          <table:table-cell office:value-type="float" office:value="3020" calcext:value-type="float">
            <text:p>3 020,00</text:p>
          </table:table-cell>
          <table:table-cell office:value-type="float" office:value="0.3" calcext:value-type="float">
            <text:p>0,30</text:p>
          </table:table-cell>
          <table:table-cell table:formula="of:=1-[.C8]/[.B8]" office:value-type="percentage" office:value="0.999900662251656" calcext:value-type="percentage">
            <text:p>99,99%</text:p>
          </table:table-cell>
          <table:table-cell table:number-columns-repeated="2"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  <table:table-cell table:formula="of:=[.F8]/[.E8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8]/([.F8]+[.I8])" office:value-type="percentage" office:value="1" calcext:value-type="percentage">
            <text:p>100,00%</text:p>
          </table:table-cell>
          <table:table-cell office:value-type="float" office:value="100956" calcext:value-type="float">
            <text:p>100956</text:p>
          </table:table-cell>
        </table:table-row>
        <table:table-row table:style-name="ro1">
          <table:table-cell office:value-type="string" calcext:value-type="string">
            <text:p>008_Sacred_Hospitality_Bremminglar.nbs</text:p>
          </table:table-cell>
          <table:table-cell office:value-type="float" office:value="1502" calcext:value-type="float">
            <text:p>1 502,00</text:p>
          </table:table-cell>
          <table:table-cell office:value-type="float" office:value="0.63" calcext:value-type="float">
            <text:p>0,63</text:p>
          </table:table-cell>
          <table:table-cell table:formula="of:=1-[.C9]/[.B9]" office:value-type="percentage" office:value="0.999580559254328" calcext:value-type="percentage">
            <text:p>99,96%</text:p>
          </table:table-cell>
          <table:table-cell table:number-columns-repeated="2"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formula="of:=[.F9]/[.E9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9]/([.F9]+[.I9])" office:value-type="percentage" office:value="1" calcext:value-type="percentage">
            <text:p>100,00%</text:p>
          </table:table-cell>
          <table:table-cell office:value-type="float" office:value="76070" calcext:value-type="float">
            <text:p>76070</text:p>
          </table:table-cell>
        </table:table-row>
        <table:table-row table:style-name="ro1">
          <table:table-cell office:value-type="string" calcext:value-type="string">
            <text:p>009_Jewel_of_the_Desert_Almuj.nbs</text:p>
          </table:table-cell>
          <table:table-cell office:value-type="float" office:value="3307" calcext:value-type="float">
            <text:p>3 307,00</text:p>
          </table:table-cell>
          <table:table-cell office:value-type="float" office:value="17.9499999999999" calcext:value-type="float">
            <text:p>17,95</text:p>
          </table:table-cell>
          <table:table-cell table:formula="of:=1-[.C10]/[.B10]" office:value-type="percentage" office:value="0.994572119745993" calcext:value-type="percentage">
            <text:p>99,46%</text:p>
          </table:table-cell>
          <table:table-cell office:value-type="float" office:value="1495" calcext:value-type="float">
            <text:p>1495</text:p>
          </table:table-cell>
          <table:table-cell office:value-type="float" office:value="1493" calcext:value-type="float">
            <text:p>1493</text:p>
          </table:table-cell>
          <table:table-cell office:value-type="float" office:value="2" calcext:value-type="float">
            <text:p>2</text:p>
          </table:table-cell>
          <table:table-cell table:formula="of:=[.F10]/[.E10]" office:value-type="percentage" office:value="0.998662207357859" calcext:value-type="percentage">
            <text:p>99,87%</text:p>
          </table:table-cell>
          <table:table-cell office:value-type="float" office:value="129" calcext:value-type="float">
            <text:p>129</text:p>
          </table:table-cell>
          <table:table-cell table:formula="of:=[.F10]/([.F10]+[.I10])" office:value-type="percentage" office:value="0.920468557336621" calcext:value-type="percentage">
            <text:p>92,05%</text:p>
          </table:table-cell>
          <table:table-cell office:value-type="float" office:value="100876" calcext:value-type="float">
            <text:p>100876</text:p>
          </table:table-cell>
        </table:table-row>
        <table:table-row table:style-name="ro1">
          <table:table-cell office:value-type="string" calcext:value-type="string">
            <text:p>010_Shady_Deals_Abounding_Rymek.nbs</text:p>
          </table:table-cell>
          <table:table-cell office:value-type="float" office:value="1125" calcext:value-type="float">
            <text:p>1 125,00</text:p>
          </table:table-cell>
          <table:table-cell office:value-type="float" office:value="0.18" calcext:value-type="float">
            <text:p>0,18</text:p>
          </table:table-cell>
          <table:table-cell table:formula="of:=1-[.C11]/[.B11]" office:value-type="percentage" office:value="0.99984" calcext:value-type="percentage">
            <text:p>99,98%</text:p>
          </table:table-cell>
          <table:table-cell table:number-columns-repeated="2"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table:formula="of:=[.F11]/[.E11]" office:value-type="percentage" office:value="1" calcext:value-type="percentage">
            <text:p>100,00%</text:p>
          </table:table-cell>
          <table:table-cell office:value-type="float" office:value="2" calcext:value-type="float">
            <text:p>2</text:p>
          </table:table-cell>
          <table:table-cell table:formula="of:=[.F11]/([.F11]+[.I11])" office:value-type="percentage" office:value="0.99821587867975" calcext:value-type="percentage">
            <text:p>99,82%</text:p>
          </table:table-cell>
          <table:table-cell office:value-type="float" office:value="152579" calcext:value-type="float">
            <text:p>152579</text:p>
          </table:table-cell>
        </table:table-row>
        <table:table-row table:style-name="ro1">
          <table:table-cell office:value-type="string" calcext:value-type="string">
            <text:p>011_Snowdrifts_Billowing_Nesaak.nbs</text:p>
          </table:table-cell>
          <table:table-cell office:value-type="float" office:value="3116" calcext:value-type="float">
            <text:p>3 116,00</text:p>
          </table:table-cell>
          <table:table-cell office:value-type="float" office:value="0.16" calcext:value-type="float">
            <text:p>0,16</text:p>
          </table:table-cell>
          <table:table-cell table:formula="of:=1-[.C12]/[.B12]" office:value-type="percentage" office:value="0.9999486521181" calcext:value-type="percentage">
            <text:p>99,99%</text:p>
          </table:table-cell>
          <table:table-cell table:number-columns-repeated="2"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  <table:table-cell table:formula="of:=[.F12]/[.E12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12]/([.F12]+[.I12])" office:value-type="percentage" office:value="1" calcext:value-type="percentage">
            <text:p>100,00%</text:p>
          </table:table-cell>
          <table:table-cell office:value-type="float" office:value="177430" calcext:value-type="float">
            <text:p>177430</text:p>
          </table:table-cell>
        </table:table-row>
        <table:table-row table:style-name="ro1">
          <table:table-cell office:value-type="string" calcext:value-type="string">
            <text:p>012_Frozen_Waltz_Lusuco.nbs</text:p>
          </table:table-cell>
          <table:table-cell office:value-type="float" office:value="2029.11999999999" calcext:value-type="float">
            <text:p>2 029,12</text:p>
          </table:table-cell>
          <table:table-cell office:value-type="float" office:value="0.01" calcext:value-type="float">
            <text:p>0,01</text:p>
          </table:table-cell>
          <table:table-cell table:formula="of:=1-[.C13]/[.B13]" office:value-type="percentage" office:value="0.999995071755244" calcext:value-type="percentage">
            <text:p>100,00%</text:p>
          </table:table-cell>
          <table:table-cell table:number-columns-repeated="2"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  <table:table-cell table:formula="of:=[.F13]/[.E13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13]/([.F13]+[.I13])" office:value-type="percentage" office:value="1" calcext:value-type="percentage">
            <text:p>100,00%</text:p>
          </table:table-cell>
          <table:table-cell office:value-type="float" office:value="142234" calcext:value-type="float">
            <text:p>142234</text:p>
          </table:table-cell>
        </table:table-row>
        <table:table-row table:style-name="ro1">
          <table:table-cell office:value-type="string" calcext:value-type="string">
            <text:p>013_Harmonic_Tradition_Iboju_Village.nbs</text:p>
          </table:table-cell>
          <table:table-cell office:value-type="float" office:value="4363.6" calcext:value-type="float">
            <text:p>4 363,60</text:p>
          </table:table-cell>
          <table:table-cell office:value-type="float" office:value="56.1799999999999" calcext:value-type="float">
            <text:p>56,18</text:p>
          </table:table-cell>
          <table:table-cell table:formula="of:=1-[.C14]/[.B14]" office:value-type="percentage" office:value="0.987125309377578" calcext:value-type="percentage">
            <text:p>98,71%</text:p>
          </table:table-cell>
          <table:table-cell table:number-columns-repeated="2" office:value-type="float" office:value="2406" calcext:value-type="float">
            <text:p>2406</text:p>
          </table:table-cell>
          <table:table-cell office:value-type="float" office:value="0" calcext:value-type="float">
            <text:p>0</text:p>
          </table:table-cell>
          <table:table-cell table:formula="of:=[.F14]/[.E14]" office:value-type="percentage" office:value="1" calcext:value-type="percentage">
            <text:p>100,00%</text:p>
          </table:table-cell>
          <table:table-cell office:value-type="float" office:value="627" calcext:value-type="float">
            <text:p>627</text:p>
          </table:table-cell>
          <table:table-cell table:formula="of:=[.F14]/([.F14]+[.I14])" office:value-type="percentage" office:value="0.793273986152324" calcext:value-type="percentage">
            <text:p>79,33%</text:p>
          </table:table-cell>
          <table:table-cell office:value-type="float" office:value="86667" calcext:value-type="float">
            <text:p>86667</text:p>
          </table:table-cell>
        </table:table-row>
        <table:table-row table:style-name="ro1">
          <table:table-cell office:value-type="string" calcext:value-type="string">
            <text:p>014_Wynns_Shining_Fortress_Troms.nbs</text:p>
          </table:table-cell>
          <table:table-cell office:value-type="float" office:value="4406" calcext:value-type="float">
            <text:p>4 406,00</text:p>
          </table:table-cell>
          <table:table-cell office:value-type="float" office:value="0.74" calcext:value-type="float">
            <text:p>0,74</text:p>
          </table:table-cell>
          <table:table-cell table:formula="of:=1-[.C15]/[.B15]" office:value-type="percentage" office:value="0.999832047208352" calcext:value-type="percentage">
            <text:p>99,98%</text:p>
          </table:table-cell>
          <table:table-cell table:number-columns-repeated="2" office:value-type="float" office:value="2264" calcext:value-type="float">
            <text:p>2264</text:p>
          </table:table-cell>
          <table:table-cell office:value-type="float" office:value="0" calcext:value-type="float">
            <text:p>0</text:p>
          </table:table-cell>
          <table:table-cell table:formula="of:=[.F15]/[.E15]" office:value-type="percentage" office:value="1" calcext:value-type="percentage">
            <text:p>100,00%</text:p>
          </table:table-cell>
          <table:table-cell office:value-type="float" office:value="3" calcext:value-type="float">
            <text:p>3</text:p>
          </table:table-cell>
          <table:table-cell table:formula="of:=[.F15]/([.F15]+[.I15])" office:value-type="percentage" office:value="0.998676665196295" calcext:value-type="percentage">
            <text:p>99,87%</text:p>
          </table:table-cell>
          <table:table-cell office:value-type="float" office:value="125833" calcext:value-type="float">
            <text:p>125833</text:p>
          </table:table-cell>
        </table:table-row>
        <table:table-row table:style-name="ro1">
          <table:table-cell office:value-type="string" calcext:value-type="string">
            <text:p>015_Epic_Wynn_Ragni_Outskirts.nbs</text:p>
          </table:table-cell>
          <table:table-cell office:value-type="float" office:value="4797" calcext:value-type="float">
            <text:p>4 797,00</text:p>
          </table:table-cell>
          <table:table-cell office:value-type="float" office:value="21.5799999999999" calcext:value-type="float">
            <text:p>21,58</text:p>
          </table:table-cell>
          <table:table-cell table:formula="of:=1-[.C16]/[.B16]" office:value-type="percentage" office:value="0.99550135501355" calcext:value-type="percentage">
            <text:p>99,55%</text:p>
          </table:table-cell>
          <table:table-cell table:number-columns-repeated="2" office:value-type="float" office:value="2187" calcext:value-type="float">
            <text:p>2187</text:p>
          </table:table-cell>
          <table:table-cell office:value-type="float" office:value="0" calcext:value-type="float">
            <text:p>0</text:p>
          </table:table-cell>
          <table:table-cell table:formula="of:=[.F16]/[.E16]" office:value-type="percentage" office:value="1" calcext:value-type="percentage">
            <text:p>100,00%</text:p>
          </table:table-cell>
          <table:table-cell office:value-type="float" office:value="241" calcext:value-type="float">
            <text:p>241</text:p>
          </table:table-cell>
          <table:table-cell table:formula="of:=[.F16]/([.F16]+[.I16])" office:value-type="percentage" office:value="0.900741350906096" calcext:value-type="percentage">
            <text:p>90,07%</text:p>
          </table:table-cell>
          <table:table-cell office:value-type="float" office:value="176872" calcext:value-type="float">
            <text:p>176872</text:p>
          </table:table-cell>
        </table:table-row>
        <table:table-row table:style-name="ro1">
          <table:table-cell office:value-type="string" calcext:value-type="string">
            <text:p>016_Adventure_Emerald_Trail.nbs</text:p>
          </table:table-cell>
          <table:table-cell office:value-type="float" office:value="2064" calcext:value-type="float">
            <text:p>2 064,00</text:p>
          </table:table-cell>
          <table:table-cell office:value-type="float" office:value="5.74999999999999" calcext:value-type="float">
            <text:p>5,75</text:p>
          </table:table-cell>
          <table:table-cell table:formula="of:=1-[.C17]/[.B17]" office:value-type="percentage" office:value="0.997214147286822" calcext:value-type="percentage">
            <text:p>99,72%</text:p>
          </table:table-cell>
          <table:table-cell table:number-columns-repeated="2"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  <table:table-cell table:formula="of:=[.F17]/[.E17]" office:value-type="percentage" office:value="1" calcext:value-type="percentage">
            <text:p>100,00%</text:p>
          </table:table-cell>
          <table:table-cell office:value-type="float" office:value="29" calcext:value-type="float">
            <text:p>29</text:p>
          </table:table-cell>
          <table:table-cell table:formula="of:=[.F17]/([.F17]+[.I17])" office:value-type="percentage" office:value="0.985983566940551" calcext:value-type="percentage">
            <text:p>98,60%</text:p>
          </table:table-cell>
          <table:table-cell office:value-type="float" office:value="144831" calcext:value-type="float">
            <text:p>144831</text:p>
          </table:table-cell>
        </table:table-row>
        <table:table-row table:style-name="ro1">
          <table:table-cell office:value-type="string" calcext:value-type="string">
            <text:p>016_Modified_Adventure_Emerald_Trail.nbs</text:p>
          </table:table-cell>
          <table:table-cell office:value-type="float" office:value="2675" calcext:value-type="float">
            <text:p>2 675,00</text:p>
          </table:table-cell>
          <table:table-cell office:value-type="float" office:value="8.00999999999999" calcext:value-type="float">
            <text:p>8,01</text:p>
          </table:table-cell>
          <table:table-cell table:formula="of:=1-[.C18]/[.B18]" office:value-type="percentage" office:value="0.997005607476635" calcext:value-type="percentage">
            <text:p>99,70%</text:p>
          </table:table-cell>
          <table:table-cell table:number-columns-repeated="2"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formula="of:=[.F18]/[.E18]" office:value-type="percentage" office:value="1" calcext:value-type="percentage">
            <text:p>100,00%</text:p>
          </table:table-cell>
          <table:table-cell office:value-type="float" office:value="72" calcext:value-type="float">
            <text:p>72</text:p>
          </table:table-cell>
          <table:table-cell table:formula="of:=[.F18]/([.F18]+[.I18])" office:value-type="percentage" office:value="0.952380952380952" calcext:value-type="percentage">
            <text:p>95,24%</text:p>
          </table:table-cell>
          <table:table-cell office:value-type="float" office:value="116788" calcext:value-type="float">
            <text:p>116788</text:p>
          </table:table-cell>
        </table:table-row>
        <table:table-row table:style-name="ro1">
          <table:table-cell office:value-type="string" calcext:value-type="string">
            <text:p>017_Forest_Dance_Nivla_Woods.nbs</text:p>
          </table:table-cell>
          <table:table-cell office:value-type="float" office:value="2400.18" calcext:value-type="float">
            <text:p>2 400,18</text:p>
          </table:table-cell>
          <table:table-cell office:value-type="float" office:value="6.51999999999998" calcext:value-type="float">
            <text:p>6,52</text:p>
          </table:table-cell>
          <table:table-cell table:formula="of:=1-[.C19]/[.B19]" office:value-type="percentage" office:value="0.997283537068053" calcext:value-type="percentage">
            <text:p>99,73%</text:p>
          </table:table-cell>
          <table:table-cell office:value-type="float" office:value="2624" calcext:value-type="float">
            <text:p>2624</text:p>
          </table:table-cell>
          <table:table-cell office:value-type="float" office:value="2620" calcext:value-type="float">
            <text:p>2620</text:p>
          </table:table-cell>
          <table:table-cell office:value-type="float" office:value="4" calcext:value-type="float">
            <text:p>4</text:p>
          </table:table-cell>
          <table:table-cell table:formula="of:=[.F19]/[.E19]" office:value-type="percentage" office:value="0.998475609756098" calcext:value-type="percentage">
            <text:p>99,85%</text:p>
          </table:table-cell>
          <table:table-cell office:value-type="float" office:value="14" calcext:value-type="float">
            <text:p>14</text:p>
          </table:table-cell>
          <table:table-cell table:formula="of:=[.F19]/([.F19]+[.I19])" office:value-type="percentage" office:value="0.994684889901291" calcext:value-type="percentage">
            <text:p>99,47%</text:p>
          </table:table-cell>
          <table:table-cell office:value-type="float" office:value="179662" calcext:value-type="float">
            <text:p>179662</text:p>
          </table:table-cell>
        </table:table-row>
        <table:table-row table:style-name="ro1">
          <table:table-cell office:value-type="string" calcext:value-type="string">
            <text:p>017_Modified_Forest_Dance_Nivla_Woods.nbs</text:p>
          </table:table-cell>
          <table:table-cell office:value-type="float" office:value="2066.09" calcext:value-type="float">
            <text:p>2 066,09</text:p>
          </table:table-cell>
          <table:table-cell office:value-type="float" office:value="3.12" calcext:value-type="float">
            <text:p>3,12</text:p>
          </table:table-cell>
          <table:table-cell table:formula="of:=1-[.C20]/[.B20]" office:value-type="percentage" office:value="0.998489901214371" calcext:value-type="percentage">
            <text:p>99,85%</text:p>
          </table:table-cell>
          <table:table-cell office:value-type="float" office:value="1383" calcext:value-type="float">
            <text:p>1383</text:p>
          </table:table-cell>
          <table:table-cell office:value-type="float" office:value="1381" calcext:value-type="float">
            <text:p>1381</text:p>
          </table:table-cell>
          <table:table-cell office:value-type="float" office:value="2" calcext:value-type="float">
            <text:p>2</text:p>
          </table:table-cell>
          <table:table-cell table:formula="of:=[.F20]/[.E20]" office:value-type="percentage" office:value="0.998553868402025" calcext:value-type="percentage">
            <text:p>99,86%</text:p>
          </table:table-cell>
          <table:table-cell office:value-type="float" office:value="7" calcext:value-type="float">
            <text:p>7</text:p>
          </table:table-cell>
          <table:table-cell table:formula="of:=[.F20]/([.F20]+[.I20])" office:value-type="percentage" office:value="0.994956772334294" calcext:value-type="percentage">
            <text:p>99,50%</text:p>
          </table:table-cell>
          <table:table-cell office:value-type="float" office:value="102310" calcext:value-type="float">
            <text:p>102310</text:p>
          </table:table-cell>
        </table:table-row>
        <table:table-row table:style-name="ro1">
          <table:table-cell office:value-type="string" calcext:value-type="string">
            <text:p>018_Warrior_Adventure_Maltic_Plains.nbs</text:p>
          </table:table-cell>
          <table:table-cell office:value-type="float" office:value="3924" calcext:value-type="float">
            <text:p>3 924,00</text:p>
          </table:table-cell>
          <table:table-cell office:value-type="float" office:value="6.47999999999997" calcext:value-type="float">
            <text:p>6,48</text:p>
          </table:table-cell>
          <table:table-cell table:formula="of:=1-[.C21]/[.B21]" office:value-type="percentage" office:value="0.998348623853211" calcext:value-type="percentage">
            <text:p>99,83%</text:p>
          </table:table-cell>
          <table:table-cell office:value-type="float" office:value="3128" calcext:value-type="float">
            <text:p>3128</text:p>
          </table:table-cell>
          <table:table-cell office:value-type="float" office:value="3124" calcext:value-type="float">
            <text:p>3124</text:p>
          </table:table-cell>
          <table:table-cell office:value-type="float" office:value="4" calcext:value-type="float">
            <text:p>4</text:p>
          </table:table-cell>
          <table:table-cell table:formula="of:=[.F21]/[.E21]" office:value-type="percentage" office:value="0.998721227621483" calcext:value-type="percentage">
            <text:p>99,87%</text:p>
          </table:table-cell>
          <table:table-cell office:value-type="float" office:value="0" calcext:value-type="float">
            <text:p>0</text:p>
          </table:table-cell>
          <table:table-cell table:formula="of:=[.F21]/([.F21]+[.I21])" office:value-type="percentage" office:value="1" calcext:value-type="percentage">
            <text:p>100,00%</text:p>
          </table:table-cell>
          <table:table-cell office:value-type="float" office:value="179172" calcext:value-type="float">
            <text:p>179172</text:p>
          </table:table-cell>
        </table:table-row>
        <table:table-row table:style-name="ro1">
          <table:table-cell office:value-type="string" calcext:value-type="string">
            <text:p>019_Fresh_Breeze_of_Salt_The_Coast.nbs</text:p>
          </table:table-cell>
          <table:table-cell office:value-type="float" office:value="7198.32000000005" calcext:value-type="float">
            <text:p>7 198,32</text:p>
          </table:table-cell>
          <table:table-cell office:value-type="float" office:value="13.1699999999999" calcext:value-type="float">
            <text:p>13,17</text:p>
          </table:table-cell>
          <table:table-cell table:formula="of:=1-[.C22]/[.B22]" office:value-type="percentage" office:value="0.998170406428167" calcext:value-type="percentage">
            <text:p>99,82%</text:p>
          </table:table-cell>
          <table:table-cell table:number-columns-repeated="2" office:value-type="float" office:value="3810" calcext:value-type="float">
            <text:p>3810</text:p>
          </table:table-cell>
          <table:table-cell office:value-type="float" office:value="0" calcext:value-type="float">
            <text:p>0</text:p>
          </table:table-cell>
          <table:table-cell table:formula="of:=[.F22]/[.E22]" office:value-type="percentage" office:value="1" calcext:value-type="percentage">
            <text:p>100,00%</text:p>
          </table:table-cell>
          <table:table-cell office:value-type="float" office:value="205" calcext:value-type="float">
            <text:p>205</text:p>
          </table:table-cell>
          <table:table-cell table:formula="of:=[.F22]/([.F22]+[.I22])" office:value-type="percentage" office:value="0.948941469489415" calcext:value-type="percentage">
            <text:p>94,89%</text:p>
          </table:table-cell>
          <table:table-cell office:value-type="float" office:value="149685" calcext:value-type="float">
            <text:p>149685</text:p>
          </table:table-cell>
        </table:table-row>
        <table:table-row table:style-name="ro1">
          <table:table-cell office:value-type="string" calcext:value-type="string">
            <text:p>020_Treacherous_Walkways_Pigmans_Ravines.nbs</text:p>
          </table:table-cell>
          <table:table-cell office:value-type="float" office:value="3814" calcext:value-type="float">
            <text:p>3 814,00</text:p>
          </table:table-cell>
          <table:table-cell office:value-type="float" office:value="0.33" calcext:value-type="float">
            <text:p>0,33</text:p>
          </table:table-cell>
          <table:table-cell table:formula="of:=1-[.C23]/[.B23]" office:value-type="percentage" office:value="0.999913476664919" calcext:value-type="percentage">
            <text:p>99,99%</text:p>
          </table:table-cell>
          <table:table-cell table:number-columns-repeated="2" office:value-type="float" office:value="2054" calcext:value-type="float">
            <text:p>2054</text:p>
          </table:table-cell>
          <table:table-cell office:value-type="float" office:value="0" calcext:value-type="float">
            <text:p>0</text:p>
          </table:table-cell>
          <table:table-cell table:formula="of:=[.F23]/[.E23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23]/([.F23]+[.I23])" office:value-type="percentage" office:value="1" calcext:value-type="percentage">
            <text:p>100,00%</text:p>
          </table:table-cell>
          <table:table-cell office:value-type="float" office:value="174246" calcext:value-type="float">
            <text:p>174246</text:p>
          </table:table-cell>
        </table:table-row>
        <table:table-row table:style-name="ro1">
          <table:table-cell office:value-type="string" calcext:value-type="string">
            <text:p>021_In_The_Little_Wood_Little_Wood.nbs</text:p>
          </table:table-cell>
          <table:table-cell office:value-type="float" office:value="4448" calcext:value-type="float">
            <text:p>4 448,00</text:p>
          </table:table-cell>
          <table:table-cell office:value-type="float" office:value="2.22" calcext:value-type="float">
            <text:p>2,22</text:p>
          </table:table-cell>
          <table:table-cell table:formula="of:=1-[.C24]/[.B24]" office:value-type="percentage" office:value="0.999500899280575" calcext:value-type="percentage">
            <text:p>99,95%</text:p>
          </table:table-cell>
          <table:table-cell office:value-type="float" office:value="2366" calcext:value-type="float">
            <text:p>2366</text:p>
          </table:table-cell>
          <table:table-cell office:value-type="float" office:value="2364" calcext:value-type="float">
            <text:p>2364</text:p>
          </table:table-cell>
          <table:table-cell office:value-type="float" office:value="2" calcext:value-type="float">
            <text:p>2</text:p>
          </table:table-cell>
          <table:table-cell table:formula="of:=[.F24]/[.E24]" office:value-type="percentage" office:value="0.999154691462384" calcext:value-type="percentage">
            <text:p>99,92%</text:p>
          </table:table-cell>
          <table:table-cell office:value-type="float" office:value="1" calcext:value-type="float">
            <text:p>1</text:p>
          </table:table-cell>
          <table:table-cell table:formula="of:=[.F24]/([.F24]+[.I24])" office:value-type="percentage" office:value="0.999577167019027" calcext:value-type="percentage">
            <text:p>99,96%</text:p>
          </table:table-cell>
          <table:table-cell office:value-type="float" office:value="202533" calcext:value-type="float">
            <text:p>202533</text:p>
          </table:table-cell>
        </table:table-row>
        <table:table-row table:style-name="ro1">
          <table:table-cell office:value-type="string" calcext:value-type="string">
            <text:p>022_Remnants_of_the_Past_Time_Valley.nbs</text:p>
          </table:table-cell>
          <table:table-cell office:value-type="float" office:value="2190.63999999998" calcext:value-type="float">
            <text:p>2 190,64</text:p>
          </table:table-cell>
          <table:table-cell office:value-type="float" office:value="3.86" calcext:value-type="float">
            <text:p>3,86</text:p>
          </table:table-cell>
          <table:table-cell table:formula="of:=1-[.C25]/[.B25]" office:value-type="percentage" office:value="0.998237957857065" calcext:value-type="percentage">
            <text:p>99,82%</text:p>
          </table:table-cell>
          <table:table-cell office:value-type="float" office:value="2385" calcext:value-type="float">
            <text:p>2385</text:p>
          </table:table-cell>
          <table:table-cell office:value-type="float" office:value="2378" calcext:value-type="float">
            <text:p>2378</text:p>
          </table:table-cell>
          <table:table-cell office:value-type="float" office:value="7" calcext:value-type="float">
            <text:p>7</text:p>
          </table:table-cell>
          <table:table-cell table:formula="of:=[.F25]/[.E25]" office:value-type="percentage" office:value="0.99706498951782" calcext:value-type="percentage">
            <text:p>99,71%</text:p>
          </table:table-cell>
          <table:table-cell office:value-type="float" office:value="37" calcext:value-type="float">
            <text:p>37</text:p>
          </table:table-cell>
          <table:table-cell table:formula="of:=[.F25]/([.F25]+[.I25])" office:value-type="percentage" office:value="0.984679089026915" calcext:value-type="percentage">
            <text:p>98,47%</text:p>
          </table:table-cell>
          <table:table-cell office:value-type="float" office:value="131678" calcext:value-type="float">
            <text:p>131678</text:p>
          </table:table-cell>
        </table:table-row>
        <table:table-row table:style-name="ro1">
          <table:table-cell office:value-type="string" calcext:value-type="string">
            <text:p>023_Quiet_Beginnings_Detlas_Suburbs.nbs</text:p>
          </table:table-cell>
          <table:table-cell office:value-type="float" office:value="880" calcext:value-type="float">
            <text:p>880,00</text:p>
          </table:table-cell>
          <table:table-cell office:value-type="float" office:value="0" calcext:value-type="float">
            <text:p>0,00</text:p>
          </table:table-cell>
          <table:table-cell table:formula="of:=1-[.C26]/[.B26]" office:value-type="percentage" office:value="1" calcext:value-type="percentage">
            <text:p>100,00%</text:p>
          </table:table-cell>
          <table:table-cell table:number-columns-repeated="2"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table:formula="of:=[.F26]/[.E26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26]/([.F26]+[.I26])" office:value-type="percentage" office:value="1" calcext:value-type="percentage">
            <text:p>100,00%</text:p>
          </table:table-cell>
          <table:table-cell office:value-type="float" office:value="88646" calcext:value-type="float">
            <text:p>88646</text:p>
          </table:table-cell>
        </table:table-row>
        <table:table-row table:style-name="ro1">
          <table:table-cell office:value-type="string" calcext:value-type="string">
            <text:p>024_Unfamiliar_Lands_Nemract_Swamp.nbs</text:p>
          </table:table-cell>
          <table:table-cell office:value-type="float" office:value="3351" calcext:value-type="float">
            <text:p>3 351,00</text:p>
          </table:table-cell>
          <table:table-cell office:value-type="float" office:value="10.85" calcext:value-type="float">
            <text:p>10,85</text:p>
          </table:table-cell>
          <table:table-cell table:formula="of:=1-[.C27]/[.B27]" office:value-type="percentage" office:value="0.99676216054909" calcext:value-type="percentage">
            <text:p>99,68%</text:p>
          </table:table-cell>
          <table:table-cell office:value-type="float" office:value="2357" calcext:value-type="float">
            <text:p>2357</text:p>
          </table:table-cell>
          <table:table-cell office:value-type="float" office:value="2356" calcext:value-type="float">
            <text:p>2356</text:p>
          </table:table-cell>
          <table:table-cell office:value-type="float" office:value="1" calcext:value-type="float">
            <text:p>1</text:p>
          </table:table-cell>
          <table:table-cell table:formula="of:=[.F27]/[.E27]" office:value-type="percentage" office:value="0.999575731862537" calcext:value-type="percentage">
            <text:p>99,96%</text:p>
          </table:table-cell>
          <table:table-cell office:value-type="float" office:value="124" calcext:value-type="float">
            <text:p>124</text:p>
          </table:table-cell>
          <table:table-cell table:formula="of:=[.F27]/([.F27]+[.I27])" office:value-type="percentage" office:value="0.95" calcext:value-type="percentage">
            <text:p>95,00%</text:p>
          </table:table-cell>
          <table:table-cell office:value-type="float" office:value="164019" calcext:value-type="float">
            <text:p>164019</text:p>
          </table:table-cell>
        </table:table-row>
        <table:table-row table:style-name="ro1">
          <table:table-cell office:value-type="string" calcext:value-type="string">
            <text:p>025_Defiled_Sanctity_Graveyard.nbs</text:p>
          </table:table-cell>
          <table:table-cell office:value-type="float" office:value="1824" calcext:value-type="float">
            <text:p>1 824,00</text:p>
          </table:table-cell>
          <table:table-cell office:value-type="float" office:value="0.01" calcext:value-type="float">
            <text:p>0,01</text:p>
          </table:table-cell>
          <table:table-cell table:formula="of:=1-[.C28]/[.B28]" office:value-type="percentage" office:value="0.99999451754386" calcext:value-type="percentage">
            <text:p>100,00%</text:p>
          </table:table-cell>
          <table:table-cell table:number-columns-repeated="2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[.F28]/[.E28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28]/([.F28]+[.I28])" office:value-type="percentage" office:value="1" calcext:value-type="percentage">
            <text:p>100,00%</text:p>
          </table:table-cell>
          <table:table-cell office:value-type="float" office:value="88880" calcext:value-type="float">
            <text:p>88880</text:p>
          </table:table-cell>
        </table:table-row>
        <table:table-row table:style-name="ro1">
          <table:table-cell office:value-type="string" calcext:value-type="string">
            <text:p>026_Yearning_for_the_Days_of_Glory_Ancient_Nemract.nbs</text:p>
          </table:table-cell>
          <table:table-cell office:value-type="float" office:value="1357.6" calcext:value-type="float">
            <text:p>1 357,60</text:p>
          </table:table-cell>
          <table:table-cell office:value-type="float" office:value="3.67" calcext:value-type="float">
            <text:p>3,67</text:p>
          </table:table-cell>
          <table:table-cell table:formula="of:=1-[.C29]/[.B29]" office:value-type="percentage" office:value="0.997296700058928" calcext:value-type="percentage">
            <text:p>99,73%</text:p>
          </table:table-cell>
          <table:table-cell office:value-type="float" office:value="1372" calcext:value-type="float">
            <text:p>1372</text:p>
          </table:table-cell>
          <table:table-cell office:value-type="float" office:value="1369" calcext:value-type="float">
            <text:p>1369</text:p>
          </table:table-cell>
          <table:table-cell office:value-type="float" office:value="3" calcext:value-type="float">
            <text:p>3</text:p>
          </table:table-cell>
          <table:table-cell table:formula="of:=[.F29]/[.E29]" office:value-type="percentage" office:value="0.997813411078717" calcext:value-type="percentage">
            <text:p>99,78%</text:p>
          </table:table-cell>
          <table:table-cell office:value-type="float" office:value="2" calcext:value-type="float">
            <text:p>2</text:p>
          </table:table-cell>
          <table:table-cell table:formula="of:=[.F29]/([.F29]+[.I29])" office:value-type="percentage" office:value="0.99854121079504" calcext:value-type="percentage">
            <text:p>99,85%</text:p>
          </table:table-cell>
          <table:table-cell office:value-type="float" office:value="107526" calcext:value-type="float">
            <text:p>107526</text:p>
          </table:table-cell>
        </table:table-row>
        <table:table-row table:style-name="ro1">
          <table:table-cell office:value-type="string" calcext:value-type="string">
            <text:p>027_Black_Road_Nostalgia_Black_Road.nbs</text:p>
          </table:table-cell>
          <table:table-cell office:value-type="float" office:value="845" calcext:value-type="float">
            <text:p>845,00</text:p>
          </table:table-cell>
          <table:table-cell office:value-type="float" office:value="0.28" calcext:value-type="float">
            <text:p>0,28</text:p>
          </table:table-cell>
          <table:table-cell table:formula="of:=1-[.C30]/[.B30]" office:value-type="percentage" office:value="0.999668639053254" calcext:value-type="percentage">
            <text:p>99,97%</text:p>
          </table:table-cell>
          <table:table-cell table:number-columns-repeated="2"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table:formula="of:=[.F30]/[.E30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30]/([.F30]+[.I30])" office:value-type="percentage" office:value="1" calcext:value-type="percentage">
            <text:p>100,00%</text:p>
          </table:table-cell>
          <table:table-cell office:value-type="float" office:value="76061" calcext:value-type="float">
            <text:p>76061</text:p>
          </table:table-cell>
        </table:table-row>
        <table:table-row table:style-name="ro1">
          <table:table-cell office:value-type="string" calcext:value-type="string">
            <text:p>027_Modified_Black_Road_Nostalgia_Black_Road.nbs</text:p>
          </table:table-cell>
          <table:table-cell office:value-type="float" office:value="831" calcext:value-type="float">
            <text:p>831,00</text:p>
          </table:table-cell>
          <table:table-cell office:value-type="float" office:value="2.32" calcext:value-type="float">
            <text:p>2,32</text:p>
          </table:table-cell>
          <table:table-cell table:formula="of:=1-[.C31]/[.B31]" office:value-type="percentage" office:value="0.997208182912154" calcext:value-type="percentage">
            <text:p>99,72%</text:p>
          </table:table-cell>
          <table:table-cell office:value-type="float" office:value="825" calcext:value-type="float">
            <text:p>825</text:p>
          </table:table-cell>
          <table:table-cell office:value-type="float" office:value="823" calcext:value-type="float">
            <text:p>823</text:p>
          </table:table-cell>
          <table:table-cell office:value-type="float" office:value="2" calcext:value-type="float">
            <text:p>2</text:p>
          </table:table-cell>
          <table:table-cell table:formula="of:=[.F31]/[.E31]" office:value-type="percentage" office:value="0.997575757575758" calcext:value-type="percentage">
            <text:p>99,76%</text:p>
          </table:table-cell>
          <table:table-cell office:value-type="float" office:value="0" calcext:value-type="float">
            <text:p>0</text:p>
          </table:table-cell>
          <table:table-cell table:formula="of:=[.F31]/([.F31]+[.I31])" office:value-type="percentage" office:value="1" calcext:value-type="percentage">
            <text:p>100,00%</text:p>
          </table:table-cell>
          <table:table-cell office:value-type="float" office:value="56875" calcext:value-type="float">
            <text:p>56875</text:p>
          </table:table-cell>
        </table:table-row>
        <table:table-row table:style-name="ro1">
          <table:table-cell office:value-type="string" calcext:value-type="string">
            <text:p>028_Ballad_of_the_Trees_Savanna.nbs</text:p>
          </table:table-cell>
          <table:table-cell office:value-type="float" office:value="1906.26" calcext:value-type="float">
            <text:p>1 906,26</text:p>
          </table:table-cell>
          <table:table-cell office:value-type="float" office:value="2.14" calcext:value-type="float">
            <text:p>2,14</text:p>
          </table:table-cell>
          <table:table-cell table:formula="of:=1-[.C32]/[.B32]" office:value-type="percentage" office:value="0.998877382938319" calcext:value-type="percentage">
            <text:p>99,89%</text:p>
          </table:table-cell>
          <table:table-cell office:value-type="float" office:value="1642" calcext:value-type="float">
            <text:p>1642</text:p>
          </table:table-cell>
          <table:table-cell office:value-type="float" office:value="1641" calcext:value-type="float">
            <text:p>1641</text:p>
          </table:table-cell>
          <table:table-cell office:value-type="float" office:value="1" calcext:value-type="float">
            <text:p>1</text:p>
          </table:table-cell>
          <table:table-cell table:formula="of:=[.F32]/[.E32]" office:value-type="percentage" office:value="0.999390986601705" calcext:value-type="percentage">
            <text:p>99,94%</text:p>
          </table:table-cell>
          <table:table-cell office:value-type="float" office:value="26" calcext:value-type="float">
            <text:p>26</text:p>
          </table:table-cell>
          <table:table-cell table:formula="of:=[.F32]/([.F32]+[.I32])" office:value-type="percentage" office:value="0.984403119376125" calcext:value-type="percentage">
            <text:p>98,44%</text:p>
          </table:table-cell>
          <table:table-cell office:value-type="float" office:value="170632" calcext:value-type="float">
            <text:p>170632</text:p>
          </table:table-cell>
        </table:table-row>
        <table:table-row table:style-name="ro1">
          <table:table-cell office:value-type="string" calcext:value-type="string">
            <text:p>029_Travelling_at_Dusk_Desert.nbs</text:p>
          </table:table-cell>
          <table:table-cell office:value-type="float" office:value="4436" calcext:value-type="float">
            <text:p>4 436,00</text:p>
          </table:table-cell>
          <table:table-cell office:value-type="float" office:value="1.56" calcext:value-type="float">
            <text:p>1,56</text:p>
          </table:table-cell>
          <table:table-cell table:formula="of:=1-[.C33]/[.B33]" office:value-type="percentage" office:value="0.999648331830478" calcext:value-type="percentage">
            <text:p>99,96%</text:p>
          </table:table-cell>
          <table:table-cell table:number-columns-repeated="2"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  <table:table-cell table:formula="of:=[.F33]/[.E33]" office:value-type="percentage" office:value="1" calcext:value-type="percentage">
            <text:p>100,00%</text:p>
          </table:table-cell>
          <table:table-cell office:value-type="float" office:value="2" calcext:value-type="float">
            <text:p>2</text:p>
          </table:table-cell>
          <table:table-cell table:formula="of:=[.F33]/([.F33]+[.I33])" office:value-type="percentage" office:value="0.999218139171227" calcext:value-type="percentage">
            <text:p>99,92%</text:p>
          </table:table-cell>
          <table:table-cell office:value-type="float" office:value="176742" calcext:value-type="float">
            <text:p>176742</text:p>
          </table:table-cell>
        </table:table-row>
        <table:table-row table:style-name="ro1">
          <table:table-cell office:value-type="string" calcext:value-type="string">
            <text:p>030_No_Mans_Land_Roots_of_Corruption.nbs</text:p>
          </table:table-cell>
          <table:table-cell office:value-type="float" office:value="3096.95999999996" calcext:value-type="float">
            <text:p>3 096,96</text:p>
          </table:table-cell>
          <table:table-cell office:value-type="float" office:value="22.2099999999999" calcext:value-type="float">
            <text:p>22,21</text:p>
          </table:table-cell>
          <table:table-cell table:formula="of:=1-[.C34]/[.B34]" office:value-type="percentage" office:value="0.992828451126266" calcext:value-type="percentage">
            <text:p>99,28%</text:p>
          </table:table-cell>
          <table:table-cell office:value-type="float" office:value="3042" calcext:value-type="float">
            <text:p>3042</text:p>
          </table:table-cell>
          <table:table-cell office:value-type="float" office:value="3000" calcext:value-type="float">
            <text:p>3000</text:p>
          </table:table-cell>
          <table:table-cell office:value-type="float" office:value="42" calcext:value-type="float">
            <text:p>42</text:p>
          </table:table-cell>
          <table:table-cell table:formula="of:=[.F34]/[.E34]" office:value-type="percentage" office:value="0.986193293885602" calcext:value-type="percentage">
            <text:p>98,62%</text:p>
          </table:table-cell>
          <table:table-cell office:value-type="float" office:value="284" calcext:value-type="float">
            <text:p>284</text:p>
          </table:table-cell>
          <table:table-cell table:formula="of:=[.F34]/([.F34]+[.I34])" office:value-type="percentage" office:value="0.913520097442144" calcext:value-type="percentage">
            <text:p>91,35%</text:p>
          </table:table-cell>
          <table:table-cell office:value-type="float" office:value="99174" calcext:value-type="float">
            <text:p>99174</text:p>
          </table:table-cell>
        </table:table-row>
        <table:table-row table:style-name="ro1">
          <table:table-cell office:value-type="string" calcext:value-type="string">
            <text:p>031_Mining_Rhythms_Abandoned_Mines.nbs</text:p>
          </table:table-cell>
          <table:table-cell office:value-type="float" office:value="1521.39999999998" calcext:value-type="float">
            <text:p>1 521,40</text:p>
          </table:table-cell>
          <table:table-cell office:value-type="float" office:value="10.98" calcext:value-type="float">
            <text:p>10,98</text:p>
          </table:table-cell>
          <table:table-cell table:formula="of:=1-[.C35]/[.B35]" office:value-type="percentage" office:value="0.992782963060339" calcext:value-type="percentage">
            <text:p>99,28%</text:p>
          </table:table-cell>
          <table:table-cell office:value-type="float" office:value="2096" calcext:value-type="float">
            <text:p>2096</text:p>
          </table:table-cell>
          <table:table-cell office:value-type="float" office:value="2013" calcext:value-type="float">
            <text:p>2013</text:p>
          </table:table-cell>
          <table:table-cell office:value-type="float" office:value="83" calcext:value-type="float">
            <text:p>83</text:p>
          </table:table-cell>
          <table:table-cell table:formula="of:=[.F35]/[.E35]" office:value-type="percentage" office:value="0.960400763358779" calcext:value-type="percentage">
            <text:p>96,04%</text:p>
          </table:table-cell>
          <table:table-cell office:value-type="float" office:value="86" calcext:value-type="float">
            <text:p>86</text:p>
          </table:table-cell>
          <table:table-cell table:formula="of:=[.F35]/([.F35]+[.I35])" office:value-type="percentage" office:value="0.959028108623154" calcext:value-type="percentage">
            <text:p>95,90%</text:p>
          </table:table-cell>
          <table:table-cell office:value-type="float" office:value="99518" calcext:value-type="float">
            <text:p>99518</text:p>
          </table:table-cell>
        </table:table-row>
        <table:table-row table:style-name="ro1">
          <table:table-cell office:value-type="string" calcext:value-type="string">
            <text:p>032_Sun-Stained_Stones_Mesa_Canyons.nbs</text:p>
          </table:table-cell>
          <table:table-cell office:value-type="float" office:value="2404" calcext:value-type="float">
            <text:p>2 404,00</text:p>
          </table:table-cell>
          <table:table-cell office:value-type="float" office:value="0.62" calcext:value-type="float">
            <text:p>0,62</text:p>
          </table:table-cell>
          <table:table-cell table:formula="of:=1-[.C36]/[.B36]" office:value-type="percentage" office:value="0.999742096505824" calcext:value-type="percentage">
            <text:p>99,97%</text:p>
          </table:table-cell>
          <table:table-cell table:number-columns-repeated="2"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formula="of:=[.F36]/[.E36]" office:value-type="percentage" office:value="1" calcext:value-type="percentage">
            <text:p>100,00%</text:p>
          </table:table-cell>
          <table:table-cell office:value-type="float" office:value="2" calcext:value-type="float">
            <text:p>2</text:p>
          </table:table-cell>
          <table:table-cell table:formula="of:=[.F36]/([.F36]+[.I36])" office:value-type="percentage" office:value="0.998613037447989" calcext:value-type="percentage">
            <text:p>99,86%</text:p>
          </table:table-cell>
          <table:table-cell office:value-type="float" office:value="116658" calcext:value-type="float">
            <text:p>116658</text:p>
          </table:table-cell>
        </table:table-row>
        <table:table-row table:style-name="ro1">
          <table:table-cell office:value-type="string" calcext:value-type="string">
            <text:p>033_Icy_Steps_Frozen_Forest.nbs</text:p>
          </table:table-cell>
          <table:table-cell office:value-type="float" office:value="2436" calcext:value-type="float">
            <text:p>2 436,00</text:p>
          </table:table-cell>
          <table:table-cell office:value-type="float" office:value="5.13" calcext:value-type="float">
            <text:p>5,13</text:p>
          </table:table-cell>
          <table:table-cell table:formula="of:=1-[.C37]/[.B37]" office:value-type="percentage" office:value="0.997894088669951" calcext:value-type="percentage">
            <text:p>99,79%</text:p>
          </table:table-cell>
          <table:table-cell table:number-columns-repeated="2"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  <table:table-cell table:formula="of:=[.F37]/[.E37]" office:value-type="percentage" office:value="1" calcext:value-type="percentage">
            <text:p>100,00%</text:p>
          </table:table-cell>
          <table:table-cell office:value-type="float" office:value="112" calcext:value-type="float">
            <text:p>112</text:p>
          </table:table-cell>
          <table:table-cell table:formula="of:=[.F37]/([.F37]+[.I37])" office:value-type="percentage" office:value="0.932121212121212" calcext:value-type="percentage">
            <text:p>93,21%</text:p>
          </table:table-cell>
          <table:table-cell office:value-type="float" office:value="177250" calcext:value-type="float">
            <text:p>177250</text:p>
          </table:table-cell>
        </table:table-row>
        <table:table-row table:style-name="ro1">
          <table:table-cell office:value-type="string" calcext:value-type="string">
            <text:p>034_Frozen_Lands_Ice_Canyon.nbs</text:p>
          </table:table-cell>
          <table:table-cell office:value-type="float" office:value="1560" calcext:value-type="float">
            <text:p>1 560,00</text:p>
          </table:table-cell>
          <table:table-cell office:value-type="float" office:value="0.11" calcext:value-type="float">
            <text:p>0,11</text:p>
          </table:table-cell>
          <table:table-cell table:formula="of:=1-[.C38]/[.B38]" office:value-type="percentage" office:value="0.999929487179487" calcext:value-type="percentage">
            <text:p>99,99%</text:p>
          </table:table-cell>
          <table:table-cell table:number-columns-repeated="2"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table:formula="of:=[.F38]/[.E38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38]/([.F38]+[.I38])" office:value-type="percentage" office:value="1" calcext:value-type="percentage">
            <text:p>100,00%</text:p>
          </table:table-cell>
          <table:table-cell office:value-type="float" office:value="126728" calcext:value-type="float">
            <text:p>126728</text:p>
          </table:table-cell>
        </table:table-row>
        <table:table-row table:style-name="ro1">
          <table:table-cell office:value-type="string" calcext:value-type="string">
            <text:p>035_The_Great_Race_Great_Bridge.nbs</text:p>
          </table:table-cell>
          <table:table-cell office:value-type="float" office:value="9290" calcext:value-type="float">
            <text:p>9 290,00</text:p>
          </table:table-cell>
          <table:table-cell office:value-type="float" office:value="177.790000000005" calcext:value-type="float">
            <text:p>177,79</text:p>
          </table:table-cell>
          <table:table-cell table:formula="of:=1-[.C39]/[.B39]" office:value-type="percentage" office:value="0.980862217438105" calcext:value-type="percentage">
            <text:p>98,09%</text:p>
          </table:table-cell>
          <table:table-cell office:value-type="float" office:value="4032" calcext:value-type="float">
            <text:p>4032</text:p>
          </table:table-cell>
          <table:table-cell office:value-type="float" office:value="3992" calcext:value-type="float">
            <text:p>3992</text:p>
          </table:table-cell>
          <table:table-cell office:value-type="float" office:value="40" calcext:value-type="float">
            <text:p>40</text:p>
          </table:table-cell>
          <table:table-cell table:formula="of:=[.F39]/[.E39]" office:value-type="percentage" office:value="0.990079365079365" calcext:value-type="percentage">
            <text:p>99,01%</text:p>
          </table:table-cell>
          <table:table-cell office:value-type="float" office:value="1685" calcext:value-type="float">
            <text:p>1685</text:p>
          </table:table-cell>
          <table:table-cell table:formula="of:=[.F39]/([.F39]+[.I39])" office:value-type="percentage" office:value="0.703188303681522" calcext:value-type="percentage">
            <text:p>70,32%</text:p>
          </table:table-cell>
          <table:table-cell office:value-type="float" office:value="71183" calcext:value-type="float">
            <text:p>71183</text:p>
          </table:table-cell>
        </table:table-row>
        <table:table-row table:style-name="ro1">
          <table:table-cell office:value-type="string" calcext:value-type="string">
            <text:p>036_The_Legend_Begins_Troms_Jungle.nbs</text:p>
          </table:table-cell>
          <table:table-cell office:value-type="float" office:value="1101" calcext:value-type="float">
            <text:p>1 101,00</text:p>
          </table:table-cell>
          <table:table-cell office:value-type="float" office:value="3.80999999999999" calcext:value-type="float">
            <text:p>3,81</text:p>
          </table:table-cell>
          <table:table-cell table:formula="of:=1-[.C40]/[.B40]" office:value-type="percentage" office:value="0.996539509536785" calcext:value-type="percentage">
            <text:p>99,65%</text:p>
          </table:table-cell>
          <table:table-cell table:number-columns-repeated="2"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,00%</text:p>
          </table:table-cell>
          <table:table-cell office:value-type="float" office:value="2" calcext:value-type="float">
            <text:p>2</text:p>
          </table:table-cell>
          <table:table-cell table:formula="of:=[.F40]/([.F40]+[.I40])" office:value-type="percentage" office:value="0.99818676337262" calcext:value-type="percentage">
            <text:p>99,82%</text:p>
          </table:table-cell>
          <table:table-cell office:value-type="float" office:value="85597" calcext:value-type="float">
            <text:p>85597</text:p>
          </table:table-cell>
        </table:table-row>
        <table:table-row table:style-name="ro1">
          <table:table-cell office:value-type="string" calcext:value-type="string">
            <text:p>037_Uncivilization_Dernel_Ruins.nbs</text:p>
          </table:table-cell>
          <table:table-cell office:value-type="float" office:value="4825" calcext:value-type="float">
            <text:p>4 825,00</text:p>
          </table:table-cell>
          <table:table-cell office:value-type="float" office:value="23.3999999999999" calcext:value-type="float">
            <text:p>23,40</text:p>
          </table:table-cell>
          <table:table-cell table:formula="of:=1-[.C41]/[.B41]" office:value-type="percentage" office:value="0.995150259067358" calcext:value-type="percentage">
            <text:p>99,52%</text:p>
          </table:table-cell>
          <table:table-cell office:value-type="float" office:value="2545" calcext:value-type="float">
            <text:p>2545</text:p>
          </table:table-cell>
          <table:table-cell office:value-type="float" office:value="2540" calcext:value-type="float">
            <text:p>2540</text:p>
          </table:table-cell>
          <table:table-cell office:value-type="float" office:value="5" calcext:value-type="float">
            <text:p>5</text:p>
          </table:table-cell>
          <table:table-cell table:formula="of:=[.F41]/[.E41]" office:value-type="percentage" office:value="0.99803536345776" calcext:value-type="percentage">
            <text:p>99,80%</text:p>
          </table:table-cell>
          <table:table-cell office:value-type="float" office:value="239" calcext:value-type="float">
            <text:p>239</text:p>
          </table:table-cell>
          <table:table-cell table:formula="of:=[.F41]/([.F41]+[.I41])" office:value-type="percentage" office:value="0.913997840949982" calcext:value-type="percentage">
            <text:p>91,40%</text:p>
          </table:table-cell>
          <table:table-cell office:value-type="float" office:value="150916" calcext:value-type="float">
            <text:p>150916</text:p>
          </table:table-cell>
        </table:table-row>
        <table:table-row table:style-name="ro1">
          <table:table-cell office:value-type="string" calcext:value-type="string">
            <text:p>038_Dormancy_Reversal_Mount_Wynn.nbs</text:p>
          </table:table-cell>
          <table:table-cell office:value-type="float" office:value="4988.59999999994" calcext:value-type="float">
            <text:p>4 988,60</text:p>
          </table:table-cell>
          <table:table-cell office:value-type="float" office:value="39.9999999999997" calcext:value-type="float">
            <text:p>40,00</text:p>
          </table:table-cell>
          <table:table-cell table:formula="of:=1-[.C42]/[.B42]" office:value-type="percentage" office:value="0.991981718317764" calcext:value-type="percentage">
            <text:p>99,20%</text:p>
          </table:table-cell>
          <table:table-cell office:value-type="float" office:value="2724" calcext:value-type="float">
            <text:p>2724</text:p>
          </table:table-cell>
          <table:table-cell office:value-type="float" office:value="2713" calcext:value-type="float">
            <text:p>2713</text:p>
          </table:table-cell>
          <table:table-cell office:value-type="float" office:value="11" calcext:value-type="float">
            <text:p>11</text:p>
          </table:table-cell>
          <table:table-cell table:formula="of:=[.F42]/[.E42]" office:value-type="percentage" office:value="0.995961820851689" calcext:value-type="percentage">
            <text:p>99,60%</text:p>
          </table:table-cell>
          <table:table-cell office:value-type="float" office:value="664" calcext:value-type="float">
            <text:p>664</text:p>
          </table:table-cell>
          <table:table-cell table:formula="of:=[.F42]/([.F42]+[.I42])" office:value-type="percentage" office:value="0.803375777317145" calcext:value-type="percentage">
            <text:p>80,34%</text:p>
          </table:table-cell>
          <table:table-cell office:value-type="float" office:value="155912" calcext:value-type="float">
            <text:p>155912</text:p>
          </table:table-cell>
        </table:table-row>
        <table:table-row table:style-name="ro1">
          <table:table-cell office:value-type="string" calcext:value-type="string">
            <text:p>039_Bumps_in_the_Night_Hallowynn_2014.nbs</text:p>
          </table:table-cell>
          <table:table-cell office:value-type="float" office:value="1028" calcext:value-type="float">
            <text:p>1 028,00</text:p>
          </table:table-cell>
          <table:table-cell office:value-type="float" office:value="0" calcext:value-type="float">
            <text:p>0,00</text:p>
          </table:table-cell>
          <table:table-cell table:formula="of:=1-[.C43]/[.B43]" office:value-type="percentage" office:value="1" calcext:value-type="percentage">
            <text:p>100,00%</text:p>
          </table:table-cell>
          <table:table-cell table:number-columns-repeated="2"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43]/([.F43]+[.I43])" office:value-type="percentage" office:value="1" calcext:value-type="percentage">
            <text:p>100,00%</text:p>
          </table:table-cell>
          <table:table-cell office:value-type="float" office:value="94326" calcext:value-type="float">
            <text:p>94326</text:p>
          </table:table-cell>
        </table:table-row>
        <table:table-row table:style-name="ro1">
          <table:table-cell office:value-type="string" calcext:value-type="string">
            <text:p>03A_Corkian_Madness_Dwelling_Walls.nbs</text:p>
          </table:table-cell>
          <table:table-cell office:value-type="float" office:value="8349.9200000001" calcext:value-type="float">
            <text:p>8 349,92</text:p>
          </table:table-cell>
          <table:table-cell office:value-type="float" office:value="92.59" calcext:value-type="float">
            <text:p>92,59</text:p>
          </table:table-cell>
          <table:table-cell table:formula="of:=1-[.C44]/[.B44]" office:value-type="percentage" office:value="0.988911271006189" calcext:value-type="percentage">
            <text:p>98,89%</text:p>
          </table:table-cell>
          <table:table-cell office:value-type="float" office:value="3389" calcext:value-type="float">
            <text:p>3389</text:p>
          </table:table-cell>
          <table:table-cell office:value-type="float" office:value="3129" calcext:value-type="float">
            <text:p>3129</text:p>
          </table:table-cell>
          <table:table-cell office:value-type="float" office:value="260" calcext:value-type="float">
            <text:p>260</text:p>
          </table:table-cell>
          <table:table-cell table:formula="of:=[.F44]/[.E44]" office:value-type="percentage" office:value="0.923281203894954" calcext:value-type="percentage">
            <text:p>92,33%</text:p>
          </table:table-cell>
          <table:table-cell office:value-type="float" office:value="342" calcext:value-type="float">
            <text:p>342</text:p>
          </table:table-cell>
          <table:table-cell table:formula="of:=[.F44]/([.F44]+[.I44])" office:value-type="percentage" office:value="0.901469317199654" calcext:value-type="percentage">
            <text:p>90,15%</text:p>
          </table:table-cell>
          <table:table-cell office:value-type="float" office:value="137169" calcext:value-type="float">
            <text:p>137169</text:p>
          </table:table-cell>
        </table:table-row>
        <table:table-row table:style-name="ro1">
          <table:table-cell office:value-type="string" calcext:value-type="string">
            <text:p>040_Accursed_Dunes_Mummys_Tomb.nbs</text:p>
          </table:table-cell>
          <table:table-cell office:value-type="float" office:value="803" calcext:value-type="float">
            <text:p>803,00</text:p>
          </table:table-cell>
          <table:table-cell office:value-type="float" office:value="0" calcext:value-type="float">
            <text:p>0,00</text:p>
          </table:table-cell>
          <table:table-cell table:formula="of:=1-[.C45]/[.B45]" office:value-type="percentage" office:value="1" calcext:value-type="percentage">
            <text:p>100,00%</text:p>
          </table:table-cell>
          <table:table-cell table:number-columns-repeated="2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[.F45]/[.E45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45]/([.F45]+[.I45])" office:value-type="percentage" office:value="1" calcext:value-type="percentage">
            <text:p>100,00%</text:p>
          </table:table-cell>
          <table:table-cell office:value-type="float" office:value="76118" calcext:value-type="float">
            <text:p>76118</text:p>
          </table:table-cell>
        </table:table-row>
        <table:table-row table:style-name="ro1">
          <table:table-cell office:value-type="string" calcext:value-type="string">
            <text:p>041_Allegiances_as_Quicksand_Takans_Barracks.nbs</text:p>
          </table:table-cell>
          <table:table-cell office:value-type="float" office:value="613.200000000001" calcext:value-type="float">
            <text:p>613,20</text:p>
          </table:table-cell>
          <table:table-cell office:value-type="float" office:value="0.32" calcext:value-type="float">
            <text:p>0,32</text:p>
          </table:table-cell>
          <table:table-cell table:formula="of:=1-[.C46]/[.B46]" office:value-type="percentage" office:value="0.999478147423353" calcext:value-type="percentage">
            <text:p>99,95%</text:p>
          </table:table-cell>
          <table:table-cell table:number-columns-repeated="2"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table:formula="of:=[.F46]/[.E46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46]/([.F46]+[.I46])" office:value-type="percentage" office:value="1" calcext:value-type="percentage">
            <text:p>100,00%</text:p>
          </table:table-cell>
          <table:table-cell office:value-type="float" office:value="76243" calcext:value-type="float">
            <text:p>76243</text:p>
          </table:table-cell>
        </table:table-row>
        <table:table-row table:style-name="ro1">
          <table:table-cell office:value-type="string" calcext:value-type="string">
            <text:p>042_Mission_Wynnpossible_Rymek_Mansion.nbs</text:p>
          </table:table-cell>
          <table:table-cell office:value-type="float" office:value="4518.74000000002" calcext:value-type="float">
            <text:p>4 518,74</text:p>
          </table:table-cell>
          <table:table-cell office:value-type="float" office:value="45.5499999999995" calcext:value-type="float">
            <text:p>45,55</text:p>
          </table:table-cell>
          <table:table-cell table:formula="of:=1-[.C47]/[.B47]" office:value-type="percentage" office:value="0.989919756392269" calcext:value-type="percentage">
            <text:p>98,99%</text:p>
          </table:table-cell>
          <table:table-cell office:value-type="float" office:value="3398" calcext:value-type="float">
            <text:p>3398</text:p>
          </table:table-cell>
          <table:table-cell office:value-type="float" office:value="3382" calcext:value-type="float">
            <text:p>3382</text:p>
          </table:table-cell>
          <table:table-cell office:value-type="float" office:value="16" calcext:value-type="float">
            <text:p>16</text:p>
          </table:table-cell>
          <table:table-cell table:formula="of:=[.F47]/[.E47]" office:value-type="percentage" office:value="0.995291347851678" calcext:value-type="percentage">
            <text:p>99,53%</text:p>
          </table:table-cell>
          <table:table-cell office:value-type="float" office:value="879" calcext:value-type="float">
            <text:p>879</text:p>
          </table:table-cell>
          <table:table-cell table:formula="of:=[.F47]/([.F47]+[.I47])" office:value-type="percentage" office:value="0.793710396620512" calcext:value-type="percentage">
            <text:p>79,37%</text:p>
          </table:table-cell>
          <table:table-cell office:value-type="float" office:value="123823" calcext:value-type="float">
            <text:p>123823</text:p>
          </table:table-cell>
        </table:table-row>
        <table:table-row table:style-name="ro1">
          <table:table-cell office:value-type="string" calcext:value-type="string">
            <text:p>043_Visions_of_the_Warrior_Bobs_Tomb.nbs</text:p>
          </table:table-cell>
          <table:table-cell office:value-type="float" office:value="690.019999999998" calcext:value-type="float">
            <text:p>690,02</text:p>
          </table:table-cell>
          <table:table-cell office:value-type="float" office:value="0.98" calcext:value-type="float">
            <text:p>0,98</text:p>
          </table:table-cell>
          <table:table-cell table:formula="of:=1-[.C48]/[.B48]" office:value-type="percentage" office:value="0.998579751311556" calcext:value-type="percentage">
            <text:p>99,86%</text:p>
          </table:table-cell>
          <table:table-cell office:value-type="float" office:value="750" calcext:value-type="float">
            <text:p>750</text:p>
          </table:table-cell>
          <table:table-cell office:value-type="float" office:value="714" calcext:value-type="float">
            <text:p>714</text:p>
          </table:table-cell>
          <table:table-cell office:value-type="float" office:value="36" calcext:value-type="float">
            <text:p>36</text:p>
          </table:table-cell>
          <table:table-cell table:formula="of:=[.F48]/[.E48]" office:value-type="percentage" office:value="0.952" calcext:value-type="percentage">
            <text:p>95,20%</text:p>
          </table:table-cell>
          <table:table-cell office:value-type="float" office:value="2" calcext:value-type="float">
            <text:p>2</text:p>
          </table:table-cell>
          <table:table-cell table:formula="of:=[.F48]/([.F48]+[.I48])" office:value-type="percentage" office:value="0.997206703910615" calcext:value-type="percentage">
            <text:p>99,72%</text:p>
          </table:table-cell>
          <table:table-cell office:value-type="float" office:value="93748" calcext:value-type="float">
            <text:p>93748</text:p>
          </table:table-cell>
        </table:table-row>
        <table:table-row table:style-name="ro1">
          <table:table-cell office:value-type="string" calcext:value-type="string">
            <text:p>044_Echoes_of_a_Bygone_Era_Time_Travel.nbs</text:p>
          </table:table-cell>
          <table:table-cell office:value-type="float" office:value="1560.63999999999" calcext:value-type="float">
            <text:p>1 560,64</text:p>
          </table:table-cell>
          <table:table-cell office:value-type="float" office:value="45.8499999999997" calcext:value-type="float">
            <text:p>45,85</text:p>
          </table:table-cell>
          <table:table-cell table:formula="of:=1-[.C49]/[.B49]" office:value-type="percentage" office:value="0.970621027270863" calcext:value-type="percentage">
            <text:p>97,06%</text:p>
          </table:table-cell>
          <table:table-cell office:value-type="float" office:value="3830" calcext:value-type="float">
            <text:p>3830</text:p>
          </table:table-cell>
          <table:table-cell office:value-type="float" office:value="3060" calcext:value-type="float">
            <text:p>3060</text:p>
          </table:table-cell>
          <table:table-cell office:value-type="float" office:value="770" calcext:value-type="float">
            <text:p>770</text:p>
          </table:table-cell>
          <table:table-cell table:formula="of:=[.F49]/[.E49]" office:value-type="percentage" office:value="0.798955613577023" calcext:value-type="percentage">
            <text:p>79,90%</text:p>
          </table:table-cell>
          <table:table-cell office:value-type="float" office:value="313" calcext:value-type="float">
            <text:p>313</text:p>
          </table:table-cell>
          <table:table-cell table:formula="of:=[.F49]/([.F49]+[.I49])" office:value-type="percentage" office:value="0.907204269196561" calcext:value-type="percentage">
            <text:p>90,72%</text:p>
          </table:table-cell>
          <table:table-cell office:value-type="float" office:value="97657" calcext:value-type="float">
            <text:p>97657</text:p>
          </table:table-cell>
        </table:table-row>
        <table:table-row table:style-name="ro1">
          <table:table-cell office:value-type="string" calcext:value-type="string">
            <text:p>045_War-Weary_Reverie_Past_Nesaak.nbs</text:p>
          </table:table-cell>
          <table:table-cell office:value-type="float" office:value="4068.89999999998" calcext:value-type="float">
            <text:p>4 068,90</text:p>
          </table:table-cell>
          <table:table-cell office:value-type="float" office:value="7.13999999999997" calcext:value-type="float">
            <text:p>7,14</text:p>
          </table:table-cell>
          <table:table-cell table:formula="of:=1-[.C50]/[.B50]" office:value-type="percentage" office:value="0.998245225982452" calcext:value-type="percentage">
            <text:p>99,82%</text:p>
          </table:table-cell>
          <table:table-cell office:value-type="float" office:value="3326" calcext:value-type="float">
            <text:p>3326</text:p>
          </table:table-cell>
          <table:table-cell office:value-type="float" office:value="3314" calcext:value-type="float">
            <text:p>3314</text:p>
          </table:table-cell>
          <table:table-cell office:value-type="float" office:value="12" calcext:value-type="float">
            <text:p>12</text:p>
          </table:table-cell>
          <table:table-cell table:formula="of:=[.F50]/[.E50]" office:value-type="percentage" office:value="0.996392062537583" calcext:value-type="percentage">
            <text:p>99,64%</text:p>
          </table:table-cell>
          <table:table-cell office:value-type="float" office:value="56" calcext:value-type="float">
            <text:p>56</text:p>
          </table:table-cell>
          <table:table-cell table:formula="of:=[.F50]/([.F50]+[.I50])" office:value-type="percentage" office:value="0.983382789317507" calcext:value-type="percentage">
            <text:p>98,34%</text:p>
          </table:table-cell>
          <table:table-cell office:value-type="float" office:value="119918" calcext:value-type="float">
            <text:p>119918</text:p>
          </table:table-cell>
        </table:table-row>
        <table:table-row table:style-name="ro1">
          <table:table-cell office:value-type="string" calcext:value-type="string">
            <text:p>046_Forlorn_Halls_House_of_Twain.nbs</text:p>
          </table:table-cell>
          <table:table-cell office:value-type="float" office:value="5025.58000000003" calcext:value-type="float">
            <text:p>5 025,58</text:p>
          </table:table-cell>
          <table:table-cell office:value-type="float" office:value="20.5800000000001" calcext:value-type="float">
            <text:p>20,58</text:p>
          </table:table-cell>
          <table:table-cell table:formula="of:=1-[.C51]/[.B51]" office:value-type="percentage" office:value="0.995904950274396" calcext:value-type="percentage">
            <text:p>99,59%</text:p>
          </table:table-cell>
          <table:table-cell office:value-type="float" office:value="3854" calcext:value-type="float">
            <text:p>3854</text:p>
          </table:table-cell>
          <table:table-cell office:value-type="float" office:value="3253" calcext:value-type="float">
            <text:p>3253</text:p>
          </table:table-cell>
          <table:table-cell office:value-type="float" office:value="601" calcext:value-type="float">
            <text:p>601</text:p>
          </table:table-cell>
          <table:table-cell table:formula="of:=[.F51]/[.E51]" office:value-type="percentage" office:value="0.844058121432278" calcext:value-type="percentage">
            <text:p>84,41%</text:p>
          </table:table-cell>
          <table:table-cell office:value-type="float" office:value="30" calcext:value-type="float">
            <text:p>30</text:p>
          </table:table-cell>
          <table:table-cell table:formula="of:=[.F51]/([.F51]+[.I51])" office:value-type="percentage" office:value="0.99086201644837" calcext:value-type="percentage">
            <text:p>99,09%</text:p>
          </table:table-cell>
          <table:table-cell office:value-type="float" office:value="122516" calcext:value-type="float">
            <text:p>122516</text:p>
          </table:table-cell>
        </table:table-row>
        <table:table-row table:style-name="ro1">
          <table:table-cell office:value-type="string" calcext:value-type="string">
            <text:p>047_Trespassers_will_be_Excised_Emerald_Labyrinth.nbs</text:p>
          </table:table-cell>
          <table:table-cell office:value-type="float" office:value="3816.17" calcext:value-type="float">
            <text:p>3 816,17</text:p>
          </table:table-cell>
          <table:table-cell office:value-type="float" office:value="12.6099999999999" calcext:value-type="float">
            <text:p>12,61</text:p>
          </table:table-cell>
          <table:table-cell table:formula="of:=1-[.C52]/[.B52]" office:value-type="percentage" office:value="0.996695639869293" calcext:value-type="percentage">
            <text:p>99,67%</text:p>
          </table:table-cell>
          <table:table-cell office:value-type="float" office:value="2277" calcext:value-type="float">
            <text:p>2277</text:p>
          </table:table-cell>
          <table:table-cell office:value-type="float" office:value="2275" calcext:value-type="float">
            <text:p>2275</text:p>
          </table:table-cell>
          <table:table-cell office:value-type="float" office:value="2" calcext:value-type="float">
            <text:p>2</text:p>
          </table:table-cell>
          <table:table-cell table:formula="of:=[.F52]/[.E52]" office:value-type="percentage" office:value="0.999121651295564" calcext:value-type="percentage">
            <text:p>99,91%</text:p>
          </table:table-cell>
          <table:table-cell office:value-type="float" office:value="165" calcext:value-type="float">
            <text:p>165</text:p>
          </table:table-cell>
          <table:table-cell table:formula="of:=[.F52]/([.F52]+[.I52])" office:value-type="percentage" office:value="0.932377049180328" calcext:value-type="percentage">
            <text:p>93,24%</text:p>
          </table:table-cell>
          <table:table-cell office:value-type="float" office:value="112858" calcext:value-type="float">
            <text:p>112858</text:p>
          </table:table-cell>
        </table:table-row>
        <table:table-row table:style-name="ro1">
          <table:table-cell office:value-type="string" calcext:value-type="string">
            <text:p>048_Staggering_March_Ariodos_Lab.nbs</text:p>
          </table:table-cell>
          <table:table-cell office:value-type="float" office:value="2397.42999999999" calcext:value-type="float">
            <text:p>2 397,43</text:p>
          </table:table-cell>
          <table:table-cell office:value-type="float" office:value="18.17" calcext:value-type="float">
            <text:p>18,17</text:p>
          </table:table-cell>
          <table:table-cell table:formula="of:=1-[.C53]/[.B53]" office:value-type="percentage" office:value="0.992421050875312" calcext:value-type="percentage">
            <text:p>99,24%</text:p>
          </table:table-cell>
          <table:table-cell office:value-type="float" office:value="2102" calcext:value-type="float">
            <text:p>2102</text:p>
          </table:table-cell>
          <table:table-cell office:value-type="float" office:value="2062" calcext:value-type="float">
            <text:p>2062</text:p>
          </table:table-cell>
          <table:table-cell office:value-type="float" office:value="40" calcext:value-type="float">
            <text:p>40</text:p>
          </table:table-cell>
          <table:table-cell table:formula="of:=[.F53]/[.E53]" office:value-type="percentage" office:value="0.980970504281637" calcext:value-type="percentage">
            <text:p>98,10%</text:p>
          </table:table-cell>
          <table:table-cell office:value-type="float" office:value="43" calcext:value-type="float">
            <text:p>43</text:p>
          </table:table-cell>
          <table:table-cell table:formula="of:=[.F53]/([.F53]+[.I53])" office:value-type="percentage" office:value="0.979572446555819" calcext:value-type="percentage">
            <text:p>97,96%</text:p>
          </table:table-cell>
          <table:table-cell office:value-type="float" office:value="125555" calcext:value-type="float">
            <text:p>125555</text:p>
          </table:table-cell>
        </table:table-row>
        <table:table-row table:style-name="ro1">
          <table:table-cell office:value-type="string" calcext:value-type="string">
            <text:p>049_Spirited_Sailing_Stories_Selchar.nbs</text:p>
          </table:table-cell>
          <table:table-cell office:value-type="float" office:value="4039" calcext:value-type="float">
            <text:p>4 039,00</text:p>
          </table:table-cell>
          <table:table-cell office:value-type="float" office:value="17.48" calcext:value-type="float">
            <text:p>17,48</text:p>
          </table:table-cell>
          <table:table-cell table:formula="of:=1-[.C54]/[.B54]" office:value-type="percentage" office:value="0.995672196088141" calcext:value-type="percentage">
            <text:p>99,57%</text:p>
          </table:table-cell>
          <table:table-cell office:value-type="float" office:value="1821" calcext:value-type="float">
            <text:p>1821</text:p>
          </table:table-cell>
          <table:table-cell office:value-type="float" office:value="1819" calcext:value-type="float">
            <text:p>1819</text:p>
          </table:table-cell>
          <table:table-cell office:value-type="float" office:value="2" calcext:value-type="float">
            <text:p>2</text:p>
          </table:table-cell>
          <table:table-cell table:formula="of:=[.F54]/[.E54]" office:value-type="percentage" office:value="0.99890170236134" calcext:value-type="percentage">
            <text:p>99,89%</text:p>
          </table:table-cell>
          <table:table-cell office:value-type="float" office:value="70" calcext:value-type="float">
            <text:p>70</text:p>
          </table:table-cell>
          <table:table-cell table:formula="of:=[.F54]/([.F54]+[.I54])" office:value-type="percentage" office:value="0.96294335627316" calcext:value-type="percentage">
            <text:p>96,29%</text:p>
          </table:table-cell>
          <table:table-cell office:value-type="float" office:value="156609" calcext:value-type="float">
            <text:p>156609</text:p>
          </table:table-cell>
        </table:table-row>
        <table:table-row table:style-name="ro1">
          <table:table-cell office:value-type="string" calcext:value-type="string">
            <text:p>050_Antics_of_the_Fantastical_Mage_Island.nbs</text:p>
          </table:table-cell>
          <table:table-cell office:value-type="float" office:value="2291" calcext:value-type="float">
            <text:p>2 291,00</text:p>
          </table:table-cell>
          <table:table-cell office:value-type="float" office:value="2.85" calcext:value-type="float">
            <text:p>2,85</text:p>
          </table:table-cell>
          <table:table-cell table:formula="of:=1-[.C55]/[.B55]" office:value-type="percentage" office:value="0.998756001745962" calcext:value-type="percentage">
            <text:p>99,88%</text:p>
          </table:table-cell>
          <table:table-cell table:number-columns-repeated="2"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table:formula="of:=[.F55]/[.E55]" office:value-type="percentage" office:value="1" calcext:value-type="percentage">
            <text:p>100,00%</text:p>
          </table:table-cell>
          <table:table-cell office:value-type="float" office:value="46" calcext:value-type="float">
            <text:p>46</text:p>
          </table:table-cell>
          <table:table-cell table:formula="of:=[.F55]/([.F55]+[.I55])" office:value-type="percentage" office:value="0.964368706429125" calcext:value-type="percentage">
            <text:p>96,44%</text:p>
          </table:table-cell>
          <table:table-cell office:value-type="float" office:value="132609" calcext:value-type="float">
            <text:p>132609</text:p>
          </table:table-cell>
        </table:table-row>
        <table:table-row table:style-name="ro1">
          <table:table-cell office:value-type="string" calcext:value-type="string">
            <text:p>051_The_Unforgiving_Slopes_Ice_Islands.nbs</text:p>
          </table:table-cell>
          <table:table-cell office:value-type="float" office:value="3376" calcext:value-type="float">
            <text:p>3 376,00</text:p>
          </table:table-cell>
          <table:table-cell office:value-type="float" office:value="10.68" calcext:value-type="float">
            <text:p>10,68</text:p>
          </table:table-cell>
          <table:table-cell table:formula="of:=1-[.C56]/[.B56]" office:value-type="percentage" office:value="0.996836492890995" calcext:value-type="percentage">
            <text:p>99,68%</text:p>
          </table:table-cell>
          <table:table-cell office:value-type="float" office:value="1784" calcext:value-type="float">
            <text:p>1784</text:p>
          </table:table-cell>
          <table:table-cell office:value-type="float" office:value="1782" calcext:value-type="float">
            <text:p>1782</text:p>
          </table:table-cell>
          <table:table-cell office:value-type="float" office:value="2" calcext:value-type="float">
            <text:p>2</text:p>
          </table:table-cell>
          <table:table-cell table:formula="of:=[.F56]/[.E56]" office:value-type="percentage" office:value="0.998878923766816" calcext:value-type="percentage">
            <text:p>99,89%</text:p>
          </table:table-cell>
          <table:table-cell office:value-type="float" office:value="14" calcext:value-type="float">
            <text:p>14</text:p>
          </table:table-cell>
          <table:table-cell table:formula="of:=[.F56]/([.F56]+[.I56])" office:value-type="percentage" office:value="0.992204899777283" calcext:value-type="percentage">
            <text:p>99,22%</text:p>
          </table:table-cell>
          <table:table-cell office:value-type="float" office:value="243302" calcext:value-type="float">
            <text:p>243302</text:p>
          </table:table-cell>
        </table:table-row>
        <table:table-row table:style-name="ro1">
          <table:table-cell office:value-type="string" calcext:value-type="string">
            <text:p>052_At_the_End_of_the_Alley_Pirate_Cove.nbs</text:p>
          </table:table-cell>
          <table:table-cell office:value-type="float" office:value="5610.96000000001" calcext:value-type="float">
            <text:p>5 610,96</text:p>
          </table:table-cell>
          <table:table-cell office:value-type="float" office:value="19.4599999999998" calcext:value-type="float">
            <text:p>19,46</text:p>
          </table:table-cell>
          <table:table-cell table:formula="of:=1-[.C57]/[.B57]" office:value-type="percentage" office:value="0.99653178778676" calcext:value-type="percentage">
            <text:p>99,65%</text:p>
          </table:table-cell>
          <table:table-cell table:number-columns-repeated="2" office:value-type="float" office:value="3798" calcext:value-type="float">
            <text:p>3798</text:p>
          </table:table-cell>
          <table:table-cell office:value-type="float" office:value="0" calcext:value-type="float">
            <text:p>0</text:p>
          </table:table-cell>
          <table:table-cell table:formula="of:=[.F57]/[.E57]" office:value-type="percentage" office:value="1" calcext:value-type="percentage">
            <text:p>100,00%</text:p>
          </table:table-cell>
          <table:table-cell office:value-type="float" office:value="402" calcext:value-type="float">
            <text:p>402</text:p>
          </table:table-cell>
          <table:table-cell table:formula="of:=[.F57]/([.F57]+[.I57])" office:value-type="percentage" office:value="0.904285714285714" calcext:value-type="percentage">
            <text:p>90,43%</text:p>
          </table:table-cell>
          <table:table-cell office:value-type="float" office:value="235900" calcext:value-type="float">
            <text:p>235900</text:p>
          </table:table-cell>
        </table:table-row>
        <table:table-row table:style-name="ro1">
          <table:table-cell office:value-type="string" calcext:value-type="string">
            <text:p>053_High_Tides_Ocean_1.nbs</text:p>
          </table:table-cell>
          <table:table-cell office:value-type="float" office:value="2602" calcext:value-type="float">
            <text:p>2 602,00</text:p>
          </table:table-cell>
          <table:table-cell office:value-type="float" office:value="8.59999999999997" calcext:value-type="float">
            <text:p>8,60</text:p>
          </table:table-cell>
          <table:table-cell table:formula="of:=1-[.C58]/[.B58]" office:value-type="percentage" office:value="0.996694850115296" calcext:value-type="percentage">
            <text:p>99,67%</text:p>
          </table:table-cell>
          <table:table-cell table:number-columns-repeated="2"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  <table:table-cell table:formula="of:=[.F58]/[.E58]" office:value-type="percentage" office:value="1" calcext:value-type="percentage">
            <text:p>100,00%</text:p>
          </table:table-cell>
          <table:table-cell office:value-type="float" office:value="162" calcext:value-type="float">
            <text:p>162</text:p>
          </table:table-cell>
          <table:table-cell table:formula="of:=[.F58]/([.F58]+[.I58])" office:value-type="percentage" office:value="0.893909626719057" calcext:value-type="percentage">
            <text:p>89,39%</text:p>
          </table:table-cell>
          <table:table-cell office:value-type="float" office:value="75373" calcext:value-type="float">
            <text:p>75373</text:p>
          </table:table-cell>
        </table:table-row>
        <table:table-row table:style-name="ro1">
          <table:table-cell office:value-type="string" calcext:value-type="string">
            <text:p>053_Modified_High_Tides_Ocean_1.nbs</text:p>
          </table:table-cell>
          <table:table-cell office:value-type="float" office:value="2602" calcext:value-type="float">
            <text:p>2 602,00</text:p>
          </table:table-cell>
          <table:table-cell office:value-type="float" office:value="17.53" calcext:value-type="float">
            <text:p>17,53</text:p>
          </table:table-cell>
          <table:table-cell table:formula="of:=1-[.C59]/[.B59]" office:value-type="percentage" office:value="0.99326287471176" calcext:value-type="percentage">
            <text:p>99,33%</text:p>
          </table:table-cell>
          <table:table-cell office:value-type="float" office:value="1365" calcext:value-type="float">
            <text:p>1365</text:p>
          </table:table-cell>
          <table:table-cell office:value-type="float" office:value="1360" calcext:value-type="float">
            <text:p>1360</text:p>
          </table:table-cell>
          <table:table-cell office:value-type="float" office:value="5" calcext:value-type="float">
            <text:p>5</text:p>
          </table:table-cell>
          <table:table-cell table:formula="of:=[.F59]/[.E59]" office:value-type="percentage" office:value="0.996336996336996" calcext:value-type="percentage">
            <text:p>99,63%</text:p>
          </table:table-cell>
          <table:table-cell office:value-type="float" office:value="178" calcext:value-type="float">
            <text:p>178</text:p>
          </table:table-cell>
          <table:table-cell table:formula="of:=[.F59]/([.F59]+[.I59])" office:value-type="percentage" office:value="0.884265279583875" calcext:value-type="percentage">
            <text:p>88,43%</text:p>
          </table:table-cell>
          <table:table-cell office:value-type="float" office:value="56157" calcext:value-type="float">
            <text:p>56157</text:p>
          </table:table-cell>
        </table:table-row>
        <table:table-row table:style-name="ro1">
          <table:table-cell office:value-type="string" calcext:value-type="string">
            <text:p>054_Stormy_Seas_Ocean_2.nbs</text:p>
          </table:table-cell>
          <table:table-cell office:value-type="float" office:value="3527" calcext:value-type="float">
            <text:p>3 527,00</text:p>
          </table:table-cell>
          <table:table-cell office:value-type="float" office:value="1.17" calcext:value-type="float">
            <text:p>1,17</text:p>
          </table:table-cell>
          <table:table-cell table:formula="of:=1-[.C60]/[.B60]" office:value-type="percentage" office:value="0.999668273320102" calcext:value-type="percentage">
            <text:p>99,97%</text:p>
          </table:table-cell>
          <table:table-cell table:number-columns-repeated="2" office:value-type="float" office:value="2041" calcext:value-type="float">
            <text:p>2041</text:p>
          </table:table-cell>
          <table:table-cell office:value-type="float" office:value="0" calcext:value-type="float">
            <text:p>0</text:p>
          </table:table-cell>
          <table:table-cell table:formula="of:=[.F60]/[.E60]" office:value-type="percentage" office:value="1" calcext:value-type="percentage">
            <text:p>100,00%</text:p>
          </table:table-cell>
          <table:table-cell office:value-type="float" office:value="4" calcext:value-type="float">
            <text:p>4</text:p>
          </table:table-cell>
          <table:table-cell table:formula="of:=[.F60]/([.F60]+[.I60])" office:value-type="percentage" office:value="0.998044009779951" calcext:value-type="percentage">
            <text:p>99,80%</text:p>
          </table:table-cell>
          <table:table-cell office:value-type="float" office:value="134855" calcext:value-type="float">
            <text:p>134855</text:p>
          </table:table-cell>
        </table:table-row>
        <table:table-row table:style-name="ro1">
          <table:table-cell office:value-type="string" calcext:value-type="string">
            <text:p>055_Balada_del_Vagabundo_Marino_Ocean_3.nbs</text:p>
          </table:table-cell>
          <table:table-cell office:value-type="float" office:value="1892.29999999997" calcext:value-type="float">
            <text:p>1 892,30</text:p>
          </table:table-cell>
          <table:table-cell office:value-type="float" office:value="10.57" calcext:value-type="float">
            <text:p>10,57</text:p>
          </table:table-cell>
          <table:table-cell table:formula="of:=1-[.C61]/[.B61]" office:value-type="percentage" office:value="0.994414204935792" calcext:value-type="percentage">
            <text:p>99,44%</text:p>
          </table:table-cell>
          <table:table-cell office:value-type="float" office:value="2288" calcext:value-type="float">
            <text:p>2288</text:p>
          </table:table-cell>
          <table:table-cell office:value-type="float" office:value="2262" calcext:value-type="float">
            <text:p>2262</text:p>
          </table:table-cell>
          <table:table-cell office:value-type="float" office:value="26" calcext:value-type="float">
            <text:p>26</text:p>
          </table:table-cell>
          <table:table-cell table:formula="of:=[.F61]/[.E61]" office:value-type="percentage" office:value="0.988636363636364" calcext:value-type="percentage">
            <text:p>98,86%</text:p>
          </table:table-cell>
          <table:table-cell office:value-type="float" office:value="70" calcext:value-type="float">
            <text:p>70</text:p>
          </table:table-cell>
          <table:table-cell table:formula="of:=[.F61]/([.F61]+[.I61])" office:value-type="percentage" office:value="0.969982847341338" calcext:value-type="percentage">
            <text:p>97,00%</text:p>
          </table:table-cell>
          <table:table-cell office:value-type="float" office:value="153642" calcext:value-type="float">
            <text:p>153642</text:p>
          </table:table-cell>
        </table:table-row>
        <table:table-row table:style-name="ro1">
          <table:table-cell office:value-type="string" calcext:value-type="string">
            <text:p>056_Pioneered_Triumph_Volcanic_Isles.nbs</text:p>
          </table:table-cell>
          <table:table-cell office:value-type="float" office:value="6577.66000000001" calcext:value-type="float">
            <text:p>6 577,66</text:p>
          </table:table-cell>
          <table:table-cell office:value-type="float" office:value="51.7999999999993" calcext:value-type="float">
            <text:p>51,80</text:p>
          </table:table-cell>
          <table:table-cell table:formula="of:=1-[.C62]/[.B62]" office:value-type="percentage" office:value="0.992124858992408" calcext:value-type="percentage">
            <text:p>99,21%</text:p>
          </table:table-cell>
          <table:table-cell office:value-type="float" office:value="4249" calcext:value-type="float">
            <text:p>4249</text:p>
          </table:table-cell>
          <table:table-cell office:value-type="float" office:value="4245" calcext:value-type="float">
            <text:p>4245</text:p>
          </table:table-cell>
          <table:table-cell office:value-type="float" office:value="4" calcext:value-type="float">
            <text:p>4</text:p>
          </table:table-cell>
          <table:table-cell table:formula="of:=[.F62]/[.E62]" office:value-type="percentage" office:value="0.999058602024006" calcext:value-type="percentage">
            <text:p>99,91%</text:p>
          </table:table-cell>
          <table:table-cell office:value-type="float" office:value="663" calcext:value-type="float">
            <text:p>663</text:p>
          </table:table-cell>
          <table:table-cell table:formula="of:=[.F62]/([.F62]+[.I62])" office:value-type="percentage" office:value="0.864914425427873" calcext:value-type="percentage">
            <text:p>86,49%</text:p>
          </table:table-cell>
          <table:table-cell office:value-type="float" office:value="244188" calcext:value-type="float">
            <text:p>244188</text:p>
          </table:table-cell>
        </table:table-row>
        <table:table-row table:style-name="ro1">
          <table:table-cell office:value-type="string" calcext:value-type="string">
            <text:p>057_The_Stronghold_Yet_Stands_Skiens_Island.nbs</text:p>
          </table:table-cell>
          <table:table-cell office:value-type="float" office:value="2838.30999999999" calcext:value-type="float">
            <text:p>2 838,31</text:p>
          </table:table-cell>
          <table:table-cell office:value-type="float" office:value="20.6299999999999" calcext:value-type="float">
            <text:p>20,63</text:p>
          </table:table-cell>
          <table:table-cell table:formula="of:=1-[.C63]/[.B63]" office:value-type="percentage" office:value="0.992731590277313" calcext:value-type="percentage">
            <text:p>99,27%</text:p>
          </table:table-cell>
          <table:table-cell office:value-type="float" office:value="3901" calcext:value-type="float">
            <text:p>3901</text:p>
          </table:table-cell>
          <table:table-cell office:value-type="float" office:value="3887" calcext:value-type="float">
            <text:p>3887</text:p>
          </table:table-cell>
          <table:table-cell office:value-type="float" office:value="14" calcext:value-type="float">
            <text:p>14</text:p>
          </table:table-cell>
          <table:table-cell table:formula="of:=[.F63]/[.E63]" office:value-type="percentage" office:value="0.996411176621379" calcext:value-type="percentage">
            <text:p>99,64%</text:p>
          </table:table-cell>
          <table:table-cell office:value-type="float" office:value="284" calcext:value-type="float">
            <text:p>284</text:p>
          </table:table-cell>
          <table:table-cell table:formula="of:=[.F63]/([.F63]+[.I63])" office:value-type="percentage" office:value="0.931910812754735" calcext:value-type="percentage">
            <text:p>93,19%</text:p>
          </table:table-cell>
          <table:table-cell office:value-type="float" office:value="162315" calcext:value-type="float">
            <text:p>162315</text:p>
          </table:table-cell>
        </table:table-row>
        <table:table-row table:style-name="ro1">
          <table:table-cell office:value-type="string" calcext:value-type="string">
            <text:p>058_Forgotten_Excelsior_Maro_Peaks.nbs</text:p>
          </table:table-cell>
          <table:table-cell office:value-type="float" office:value="3330.31999999999" calcext:value-type="float">
            <text:p>3 330,32</text:p>
          </table:table-cell>
          <table:table-cell office:value-type="float" office:value="15.1599999999999" calcext:value-type="float">
            <text:p>15,16</text:p>
          </table:table-cell>
          <table:table-cell table:formula="of:=1-[.C64]/[.B64]" office:value-type="percentage" office:value="0.995447884887939" calcext:value-type="percentage">
            <text:p>99,54%</text:p>
          </table:table-cell>
          <table:table-cell table:number-columns-repeated="2"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  <table:table-cell table:formula="of:=[.F64]/[.E64]" office:value-type="percentage" office:value="1" calcext:value-type="percentage">
            <text:p>100,00%</text:p>
          </table:table-cell>
          <table:table-cell office:value-type="float" office:value="344" calcext:value-type="float">
            <text:p>344</text:p>
          </table:table-cell>
          <table:table-cell table:formula="of:=[.F64]/([.F64]+[.I64])" office:value-type="percentage" office:value="0.846359982134882" calcext:value-type="percentage">
            <text:p>84,64%</text:p>
          </table:table-cell>
          <table:table-cell office:value-type="float" office:value="136261" calcext:value-type="float">
            <text:p>136261</text:p>
          </table:table-cell>
        </table:table-row>
        <table:table-row table:style-name="ro1">
          <table:table-cell office:value-type="string" calcext:value-type="string">
            <text:p>059_Machinations_of_Chaos_Corkus.nbs</text:p>
          </table:table-cell>
          <table:table-cell office:value-type="float" office:value="2609.84000000001" calcext:value-type="float">
            <text:p>2 609,84</text:p>
          </table:table-cell>
          <table:table-cell office:value-type="float" office:value="9.52999999999995" calcext:value-type="float">
            <text:p>9,53</text:p>
          </table:table-cell>
          <table:table-cell table:formula="of:=1-[.C65]/[.B65]" office:value-type="percentage" office:value="0.996348435153113" calcext:value-type="percentage">
            <text:p>99,63%</text:p>
          </table:table-cell>
          <table:table-cell table:number-columns-repeated="2" office:value-type="float" office:value="2192" calcext:value-type="float">
            <text:p>2192</text:p>
          </table:table-cell>
          <table:table-cell office:value-type="float" office:value="0" calcext:value-type="float">
            <text:p>0</text:p>
          </table:table-cell>
          <table:table-cell table:formula="of:=[.F65]/[.E65]" office:value-type="percentage" office:value="1" calcext:value-type="percentage">
            <text:p>100,00%</text:p>
          </table:table-cell>
          <table:table-cell office:value-type="float" office:value="151" calcext:value-type="float">
            <text:p>151</text:p>
          </table:table-cell>
          <table:table-cell table:formula="of:=[.F65]/([.F65]+[.I65])" office:value-type="percentage" office:value="0.935552710200597" calcext:value-type="percentage">
            <text:p>93,56%</text:p>
          </table:table-cell>
          <table:table-cell office:value-type="float" office:value="100157" calcext:value-type="float">
            <text:p>100157</text:p>
          </table:table-cell>
        </table:table-row>
        <table:table-row table:style-name="ro1">
          <table:table-cell office:value-type="string" calcext:value-type="string">
            <text:p>060_Wings_of_Distrust_Avos_Theme.nbs</text:p>
          </table:table-cell>
          <table:table-cell office:value-type="float" office:value="3869.07999999997" calcext:value-type="float">
            <text:p>3 869,08</text:p>
          </table:table-cell>
          <table:table-cell office:value-type="float" office:value="8.50999999999997" calcext:value-type="float">
            <text:p>8,51</text:p>
          </table:table-cell>
          <table:table-cell table:formula="of:=1-[.C66]/[.B66]" office:value-type="percentage" office:value="0.997800510715726" calcext:value-type="percentage">
            <text:p>99,78%</text:p>
          </table:table-cell>
          <table:table-cell table:number-columns-repeated="2" office:value-type="float" office:value="2907" calcext:value-type="float">
            <text:p>2907</text:p>
          </table:table-cell>
          <table:table-cell office:value-type="float" office:value="0" calcext:value-type="float">
            <text:p>0</text:p>
          </table:table-cell>
          <table:table-cell table:formula="of:=[.F66]/[.E66]" office:value-type="percentage" office:value="1" calcext:value-type="percentage">
            <text:p>100,00%</text:p>
          </table:table-cell>
          <table:table-cell office:value-type="float" office:value="137" calcext:value-type="float">
            <text:p>137</text:p>
          </table:table-cell>
          <table:table-cell table:formula="of:=[.F66]/([.F66]+[.I66])" office:value-type="percentage" office:value="0.954993429697766" calcext:value-type="percentage">
            <text:p>95,50%</text:p>
          </table:table-cell>
          <table:table-cell office:value-type="float" office:value="77056" calcext:value-type="float">
            <text:p>77056</text:p>
          </table:table-cell>
        </table:table-row>
        <table:table-row table:style-name="ro1">
          <table:table-cell office:value-type="string" calcext:value-type="string">
            <text:p>061_Settlements_of_Freedom_Corkus_Docks.nbs</text:p>
          </table:table-cell>
          <table:table-cell office:value-type="float" office:value="3632.20000000002" calcext:value-type="float">
            <text:p>3 632,20</text:p>
          </table:table-cell>
          <table:table-cell office:value-type="float" office:value="86.84" calcext:value-type="float">
            <text:p>86,84</text:p>
          </table:table-cell>
          <table:table-cell table:formula="of:=1-[.C67]/[.B67]" office:value-type="percentage" office:value="0.976091624910523" calcext:value-type="percentage">
            <text:p>97,61%</text:p>
          </table:table-cell>
          <table:table-cell office:value-type="float" office:value="3630" calcext:value-type="float">
            <text:p>3630</text:p>
          </table:table-cell>
          <table:table-cell office:value-type="float" office:value="2975" calcext:value-type="float">
            <text:p>2975</text:p>
          </table:table-cell>
          <table:table-cell office:value-type="float" office:value="655" calcext:value-type="float">
            <text:p>655</text:p>
          </table:table-cell>
          <table:table-cell table:formula="of:=[.F67]/[.E67]" office:value-type="percentage" office:value="0.819559228650138" calcext:value-type="percentage">
            <text:p>81,96%</text:p>
          </table:table-cell>
          <table:table-cell office:value-type="float" office:value="227" calcext:value-type="float">
            <text:p>227</text:p>
          </table:table-cell>
          <table:table-cell table:formula="of:=[.F67]/([.F67]+[.I67])" office:value-type="percentage" office:value="0.929106808244847" calcext:value-type="percentage">
            <text:p>92,91%</text:p>
          </table:table-cell>
          <table:table-cell office:value-type="float" office:value="114243" calcext:value-type="float">
            <text:p>114243</text:p>
          </table:table-cell>
        </table:table-row>
        <table:table-row table:style-name="ro1">
          <table:table-cell office:value-type="string" calcext:value-type="string">
            <text:p>061_Simplified_Settlements_of_Freedom_Corkus_Docks.nbs</text:p>
          </table:table-cell>
          <table:table-cell office:value-type="float" office:value="3384.56" calcext:value-type="float">
            <text:p>3 384,56</text:p>
          </table:table-cell>
          <table:table-cell office:value-type="float" office:value="65.7599999999999" calcext:value-type="float">
            <text:p>65,76</text:p>
          </table:table-cell>
          <table:table-cell table:formula="of:=1-[.C68]/[.B68]" office:value-type="percentage" office:value="0.980570591155128" calcext:value-type="percentage">
            <text:p>98,06%</text:p>
          </table:table-cell>
          <table:table-cell office:value-type="float" office:value="2176" calcext:value-type="float">
            <text:p>2176</text:p>
          </table:table-cell>
          <table:table-cell office:value-type="float" office:value="2123" calcext:value-type="float">
            <text:p>2123</text:p>
          </table:table-cell>
          <table:table-cell office:value-type="float" office:value="53" calcext:value-type="float">
            <text:p>53</text:p>
          </table:table-cell>
          <table:table-cell table:formula="of:=[.F68]/[.E68]" office:value-type="percentage" office:value="0.975643382352941" calcext:value-type="percentage">
            <text:p>97,56%</text:p>
          </table:table-cell>
          <table:table-cell office:value-type="float" office:value="233" calcext:value-type="float">
            <text:p>233</text:p>
          </table:table-cell>
          <table:table-cell table:formula="of:=[.F68]/([.F68]+[.I68])" office:value-type="percentage" office:value="0.901103565365025" calcext:value-type="percentage">
            <text:p>90,11%</text:p>
          </table:table-cell>
          <table:table-cell office:value-type="float" office:value="115291" calcext:value-type="float">
            <text:p>115291</text:p>
          </table:table-cell>
        </table:table-row>
        <table:table-row table:style-name="ro1">
          <table:table-cell office:value-type="string" calcext:value-type="string">
            <text:p>062_Corkian_National_Anthem_Corkus_City.nbs</text:p>
          </table:table-cell>
          <table:table-cell office:value-type="float" office:value="5545.13999999999" calcext:value-type="float">
            <text:p>5 545,14</text:p>
          </table:table-cell>
          <table:table-cell office:value-type="float" office:value="43.9599999999998" calcext:value-type="float">
            <text:p>43,96</text:p>
          </table:table-cell>
          <table:table-cell table:formula="of:=1-[.C69]/[.B69]" office:value-type="percentage" office:value="0.992072337217816" calcext:value-type="percentage">
            <text:p>99,21%</text:p>
          </table:table-cell>
          <table:table-cell office:value-type="float" office:value="3190" calcext:value-type="float">
            <text:p>3190</text:p>
          </table:table-cell>
          <table:table-cell office:value-type="float" office:value="3168" calcext:value-type="float">
            <text:p>3168</text:p>
          </table:table-cell>
          <table:table-cell office:value-type="float" office:value="22" calcext:value-type="float">
            <text:p>22</text:p>
          </table:table-cell>
          <table:table-cell table:formula="of:=[.F69]/[.E69]" office:value-type="percentage" office:value="0.993103448275862" calcext:value-type="percentage">
            <text:p>99,31%</text:p>
          </table:table-cell>
          <table:table-cell office:value-type="float" office:value="321" calcext:value-type="float">
            <text:p>321</text:p>
          </table:table-cell>
          <table:table-cell table:formula="of:=[.F69]/([.F69]+[.I69])" office:value-type="percentage" office:value="0.907996560619088" calcext:value-type="percentage">
            <text:p>90,80%</text:p>
          </table:table-cell>
          <table:table-cell office:value-type="float" office:value="98989" calcext:value-type="float">
            <text:p>98989</text:p>
          </table:table-cell>
        </table:table-row>
        <table:table-row table:style-name="ro1">
          <table:table-cell office:value-type="string" calcext:value-type="string">
            <text:p>063_Waters_of_Prosperity_Relos.nbs</text:p>
          </table:table-cell>
          <table:table-cell office:value-type="float" office:value="3355.35999999999" calcext:value-type="float">
            <text:p>3 355,36</text:p>
          </table:table-cell>
          <table:table-cell office:value-type="float" office:value="9.94999999999997" calcext:value-type="float">
            <text:p>9,95</text:p>
          </table:table-cell>
          <table:table-cell table:formula="of:=1-[.C70]/[.B70]" office:value-type="percentage" office:value="0.997034595393639" calcext:value-type="percentage">
            <text:p>99,70%</text:p>
          </table:table-cell>
          <table:table-cell office:value-type="float" office:value="3135" calcext:value-type="float">
            <text:p>3135</text:p>
          </table:table-cell>
          <table:table-cell office:value-type="float" office:value="3119" calcext:value-type="float">
            <text:p>3119</text:p>
          </table:table-cell>
          <table:table-cell office:value-type="float" office:value="16" calcext:value-type="float">
            <text:p>16</text:p>
          </table:table-cell>
          <table:table-cell table:formula="of:=[.F70]/[.E70]" office:value-type="percentage" office:value="0.994896331738437" calcext:value-type="percentage">
            <text:p>99,49%</text:p>
          </table:table-cell>
          <table:table-cell office:value-type="float" office:value="61" calcext:value-type="float">
            <text:p>61</text:p>
          </table:table-cell>
          <table:table-cell table:formula="of:=[.F70]/([.F70]+[.I70])" office:value-type="percentage" office:value="0.980817610062893" calcext:value-type="percentage">
            <text:p>98,08%</text:p>
          </table:table-cell>
          <table:table-cell office:value-type="float" office:value="108904" calcext:value-type="float">
            <text:p>108904</text:p>
          </table:table-cell>
        </table:table-row>
        <table:table-row table:style-name="ro1">
          <table:table-cell office:value-type="string" calcext:value-type="string">
            <text:p>064_Craftmas_Carol_Craftmas_Island.nbs</text:p>
          </table:table-cell>
          <table:table-cell office:value-type="float" office:value="1030.62" calcext:value-type="float">
            <text:p>1 030,62</text:p>
          </table:table-cell>
          <table:table-cell office:value-type="float" office:value="3.52" calcext:value-type="float">
            <text:p>3,52</text:p>
          </table:table-cell>
          <table:table-cell table:formula="of:=1-[.C71]/[.B71]" office:value-type="percentage" office:value="0.996584580155635" calcext:value-type="percentage">
            <text:p>99,66%</text:p>
          </table:table-cell>
          <table:table-cell office:value-type="float" office:value="1878" calcext:value-type="float">
            <text:p>1878</text:p>
          </table:table-cell>
          <table:table-cell office:value-type="float" office:value="1864" calcext:value-type="float">
            <text:p>1864</text:p>
          </table:table-cell>
          <table:table-cell office:value-type="float" office:value="14" calcext:value-type="float">
            <text:p>14</text:p>
          </table:table-cell>
          <table:table-cell table:formula="of:=[.F71]/[.E71]" office:value-type="percentage" office:value="0.992545260915868" calcext:value-type="percentage">
            <text:p>99,25%</text:p>
          </table:table-cell>
          <table:table-cell office:value-type="float" office:value="0" calcext:value-type="float">
            <text:p>0</text:p>
          </table:table-cell>
          <table:table-cell table:formula="of:=[.F71]/([.F71]+[.I71])" office:value-type="percentage" office:value="1" calcext:value-type="percentage">
            <text:p>100,00%</text:p>
          </table:table-cell>
          <table:table-cell office:value-type="float" office:value="100622" calcext:value-type="float">
            <text:p>100622</text:p>
          </table:table-cell>
        </table:table-row>
        <table:table-row table:style-name="ro1">
          <table:table-cell office:value-type="string" calcext:value-type="string">
            <text:p>065_Antiquated_Ancestry_Dead_Island.nbs</text:p>
          </table:table-cell>
          <table:table-cell office:value-type="float" office:value="1520.04" calcext:value-type="float">
            <text:p>1 520,04</text:p>
          </table:table-cell>
          <table:table-cell office:value-type="float" office:value="0.24" calcext:value-type="float">
            <text:p>0,24</text:p>
          </table:table-cell>
          <table:table-cell table:formula="of:=1-[.C72]/[.B72]" office:value-type="percentage" office:value="0.999842109418173" calcext:value-type="percentage">
            <text:p>99,98%</text:p>
          </table:table-cell>
          <table:table-cell office:value-type="float" office:value="1781" calcext:value-type="float">
            <text:p>1781</text:p>
          </table:table-cell>
          <table:table-cell office:value-type="float" office:value="1765" calcext:value-type="float">
            <text:p>1765</text:p>
          </table:table-cell>
          <table:table-cell office:value-type="float" office:value="16" calcext:value-type="float">
            <text:p>16</text:p>
          </table:table-cell>
          <table:table-cell table:formula="of:=[.F72]/[.E72]" office:value-type="percentage" office:value="0.991016282987086" calcext:value-type="percentage">
            <text:p>99,10%</text:p>
          </table:table-cell>
          <table:table-cell office:value-type="float" office:value="0" calcext:value-type="float">
            <text:p>0</text:p>
          </table:table-cell>
          <table:table-cell table:formula="of:=[.F72]/([.F72]+[.I72])" office:value-type="percentage" office:value="1" calcext:value-type="percentage">
            <text:p>100,00%</text:p>
          </table:table-cell>
          <table:table-cell office:value-type="float" office:value="190319" calcext:value-type="float">
            <text:p>190319</text:p>
          </table:table-cell>
        </table:table-row>
        <table:table-row table:style-name="ro1">
          <table:table-cell office:value-type="string" calcext:value-type="string">
            <text:p>066_Monument_of_a_New_Land_Llevigar.nbs</text:p>
          </table:table-cell>
          <table:table-cell office:value-type="float" office:value="4773" calcext:value-type="float">
            <text:p>4 773,00</text:p>
          </table:table-cell>
          <table:table-cell office:value-type="float" office:value="13.5699999999999" calcext:value-type="float">
            <text:p>13,57</text:p>
          </table:table-cell>
          <table:table-cell table:formula="of:=1-[.C73]/[.B73]" office:value-type="percentage" office:value="0.997156924366227" calcext:value-type="percentage">
            <text:p>99,72%</text:p>
          </table:table-cell>
          <table:table-cell table:number-columns-repeated="2" office:value-type="float" office:value="2491" calcext:value-type="float">
            <text:p>2491</text:p>
          </table:table-cell>
          <table:table-cell office:value-type="float" office:value="0" calcext:value-type="float">
            <text:p>0</text:p>
          </table:table-cell>
          <table:table-cell table:formula="of:=[.F73]/[.E73]" office:value-type="percentage" office:value="1" calcext:value-type="percentage">
            <text:p>100,00%</text:p>
          </table:table-cell>
          <table:table-cell office:value-type="float" office:value="267" calcext:value-type="float">
            <text:p>267</text:p>
          </table:table-cell>
          <table:table-cell table:formula="of:=[.F73]/([.F73]+[.I73])" office:value-type="percentage" office:value="0.90319071791153" calcext:value-type="percentage">
            <text:p>90,32%</text:p>
          </table:table-cell>
          <table:table-cell office:value-type="float" office:value="188542" calcext:value-type="float">
            <text:p>188542</text:p>
          </table:table-cell>
        </table:table-row>
        <table:table-row table:style-name="ro1">
          <table:table-cell office:value-type="string" calcext:value-type="string">
            <text:p>067_Humble_Beginnings_Bucie.nbs</text:p>
          </table:table-cell>
          <table:table-cell office:value-type="float" office:value="2091.46" calcext:value-type="float">
            <text:p>2 091,46</text:p>
          </table:table-cell>
          <table:table-cell office:value-type="float" office:value="0.900000000000001" calcext:value-type="float">
            <text:p>0,90</text:p>
          </table:table-cell>
          <table:table-cell table:formula="of:=1-[.C74]/[.B74]" office:value-type="percentage" office:value="0.999569678597726" calcext:value-type="percentage">
            <text:p>99,96%</text:p>
          </table:table-cell>
          <table:table-cell table:number-columns-repeated="2" office:value-type="float" office:value="2481" calcext:value-type="float">
            <text:p>2481</text:p>
          </table:table-cell>
          <table:table-cell office:value-type="float" office:value="0" calcext:value-type="float">
            <text:p>0</text:p>
          </table:table-cell>
          <table:table-cell table:formula="of:=[.F74]/[.E74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74]/([.F74]+[.I74])" office:value-type="percentage" office:value="1" calcext:value-type="percentage">
            <text:p>100,00%</text:p>
          </table:table-cell>
          <table:table-cell office:value-type="float" office:value="125619" calcext:value-type="float">
            <text:p>125619</text:p>
          </table:table-cell>
        </table:table-row>
        <table:table-row table:style-name="ro1">
          <table:table-cell office:value-type="string" calcext:value-type="string">
            <text:p>068_Gray_Skies_Dark_Days_Olux.nbs</text:p>
          </table:table-cell>
          <table:table-cell office:value-type="float" office:value="7136" calcext:value-type="float">
            <text:p>7 136,00</text:p>
          </table:table-cell>
          <table:table-cell office:value-type="float" office:value="2.58" calcext:value-type="float">
            <text:p>2,58</text:p>
          </table:table-cell>
          <table:table-cell table:formula="of:=1-[.C75]/[.B75]" office:value-type="percentage" office:value="0.999638452914798" calcext:value-type="percentage">
            <text:p>99,96%</text:p>
          </table:table-cell>
          <table:table-cell office:value-type="float" office:value="3250" calcext:value-type="float">
            <text:p>3250</text:p>
          </table:table-cell>
          <table:table-cell office:value-type="float" office:value="3248" calcext:value-type="float">
            <text:p>3248</text:p>
          </table:table-cell>
          <table:table-cell office:value-type="float" office:value="2" calcext:value-type="float">
            <text:p>2</text:p>
          </table:table-cell>
          <table:table-cell table:formula="of:=[.F75]/[.E75]" office:value-type="percentage" office:value="0.999384615384615" calcext:value-type="percentage">
            <text:p>99,94%</text:p>
          </table:table-cell>
          <table:table-cell office:value-type="float" office:value="0" calcext:value-type="float">
            <text:p>0</text:p>
          </table:table-cell>
          <table:table-cell table:formula="of:=[.F75]/([.F75]+[.I75])" office:value-type="percentage" office:value="1" calcext:value-type="percentage">
            <text:p>100,00%</text:p>
          </table:table-cell>
          <table:table-cell office:value-type="float" office:value="252650" calcext:value-type="float">
            <text:p>252650</text:p>
          </table:table-cell>
        </table:table-row>
        <table:table-row table:style-name="ro1">
          <table:table-cell office:value-type="string" calcext:value-type="string">
            <text:p>069_Lament_of_the_Decay_Gelibord.nbs</text:p>
          </table:table-cell>
          <table:table-cell office:value-type="float" office:value="631.249999999997" calcext:value-type="float">
            <text:p>631,25</text:p>
          </table:table-cell>
          <table:table-cell office:value-type="float" office:value="0.940000000000001" calcext:value-type="float">
            <text:p>0,94</text:p>
          </table:table-cell>
          <table:table-cell table:formula="of:=1-[.C76]/[.B76]" office:value-type="percentage" office:value="0.998510891089109" calcext:value-type="percentage">
            <text:p>99,85%</text:p>
          </table:table-cell>
          <table:table-cell table:number-columns-repeated="2"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table:formula="of:=[.F76]/[.E76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76]/([.F76]+[.I76])" office:value-type="percentage" office:value="1" calcext:value-type="percentage">
            <text:p>100,00%</text:p>
          </table:table-cell>
          <table:table-cell office:value-type="float" office:value="104309" calcext:value-type="float">
            <text:p>104309</text:p>
          </table:table-cell>
        </table:table-row>
        <table:table-row table:style-name="ro1">
          <table:table-cell office:value-type="string" calcext:value-type="string">
            <text:p>070_Camaraderie_Efilim.nbs</text:p>
          </table:table-cell>
          <table:table-cell office:value-type="float" office:value="1584.12" calcext:value-type="float">
            <text:p>1 584,12</text:p>
          </table:table-cell>
          <table:table-cell office:value-type="float" office:value="14.2399999999999" calcext:value-type="float">
            <text:p>14,24</text:p>
          </table:table-cell>
          <table:table-cell table:formula="of:=1-[.C77]/[.B77]" office:value-type="percentage" office:value="0.991010782011464" calcext:value-type="percentage">
            <text:p>99,10%</text:p>
          </table:table-cell>
          <table:table-cell table:number-columns-repeated="2"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  <table:table-cell table:formula="of:=[.F77]/[.E77]" office:value-type="percentage" office:value="1" calcext:value-type="percentage">
            <text:p>100,00%</text:p>
          </table:table-cell>
          <table:table-cell office:value-type="float" office:value="196" calcext:value-type="float">
            <text:p>196</text:p>
          </table:table-cell>
          <table:table-cell table:formula="of:=[.F77]/([.F77]+[.I77])" office:value-type="percentage" office:value="0.873466752743706" calcext:value-type="percentage">
            <text:p>87,35%</text:p>
          </table:table-cell>
          <table:table-cell office:value-type="float" office:value="98751" calcext:value-type="float">
            <text:p>98751</text:p>
          </table:table-cell>
        </table:table-row>
        <table:table-row table:style-name="ro1">
          <table:table-cell office:value-type="string" calcext:value-type="string">
            <text:p>071_No_Place_to_Hide_Lexdale.nbs</text:p>
          </table:table-cell>
          <table:table-cell office:value-type="float" office:value="5267.62000000004" calcext:value-type="float">
            <text:p>5 267,62</text:p>
          </table:table-cell>
          <table:table-cell office:value-type="float" office:value="52.8499999999994" calcext:value-type="float">
            <text:p>52,85</text:p>
          </table:table-cell>
          <table:table-cell table:formula="of:=1-[.C78]/[.B78]" office:value-type="percentage" office:value="0.989967005972337" calcext:value-type="percentage">
            <text:p>99,00%</text:p>
          </table:table-cell>
          <table:table-cell office:value-type="float" office:value="4262" calcext:value-type="float">
            <text:p>4262</text:p>
          </table:table-cell>
          <table:table-cell office:value-type="float" office:value="4120" calcext:value-type="float">
            <text:p>4120</text:p>
          </table:table-cell>
          <table:table-cell office:value-type="float" office:value="142" calcext:value-type="float">
            <text:p>142</text:p>
          </table:table-cell>
          <table:table-cell table:formula="of:=[.F78]/[.E78]" office:value-type="percentage" office:value="0.966682308775223" calcext:value-type="percentage">
            <text:p>96,67%</text:p>
          </table:table-cell>
          <table:table-cell office:value-type="float" office:value="524" calcext:value-type="float">
            <text:p>524</text:p>
          </table:table-cell>
          <table:table-cell table:formula="of:=[.F78]/([.F78]+[.I78])" office:value-type="percentage" office:value="0.887166236003445" calcext:value-type="percentage">
            <text:p>88,72%</text:p>
          </table:table-cell>
          <table:table-cell office:value-type="float" office:value="151314" calcext:value-type="float">
            <text:p>151314</text:p>
          </table:table-cell>
        </table:table-row>
        <table:table-row table:style-name="ro1">
          <table:table-cell office:value-type="string" calcext:value-type="string">
            <text:p>071_Simplified_No_Place_to_Hide_Lexdale.nbs</text:p>
          </table:table-cell>
          <table:table-cell office:value-type="float" office:value="4027.17999999998" calcext:value-type="float">
            <text:p>4 027,18</text:p>
          </table:table-cell>
          <table:table-cell office:value-type="float" office:value="17.6799999999999" calcext:value-type="float">
            <text:p>17,68</text:p>
          </table:table-cell>
          <table:table-cell table:formula="of:=1-[.C79]/[.B79]" office:value-type="percentage" office:value="0.995609831197016" calcext:value-type="percentage">
            <text:p>99,56%</text:p>
          </table:table-cell>
          <table:table-cell office:value-type="float" office:value="2702" calcext:value-type="float">
            <text:p>2702</text:p>
          </table:table-cell>
          <table:table-cell office:value-type="float" office:value="2691" calcext:value-type="float">
            <text:p>2691</text:p>
          </table:table-cell>
          <table:table-cell office:value-type="float" office:value="11" calcext:value-type="float">
            <text:p>11</text:p>
          </table:table-cell>
          <table:table-cell table:formula="of:=[.F79]/[.E79]" office:value-type="percentage" office:value="0.995928941524796" calcext:value-type="percentage">
            <text:p>99,59%</text:p>
          </table:table-cell>
          <table:table-cell office:value-type="float" office:value="216" calcext:value-type="float">
            <text:p>216</text:p>
          </table:table-cell>
          <table:table-cell table:formula="of:=[.F79]/([.F79]+[.I79])" office:value-type="percentage" office:value="0.925696594427245" calcext:value-type="percentage">
            <text:p>92,57%</text:p>
          </table:table-cell>
          <table:table-cell office:value-type="float" office:value="153182" calcext:value-type="float">
            <text:p>153182</text:p>
          </table:table-cell>
        </table:table-row>
        <table:table-row table:style-name="ro1">
          <table:table-cell office:value-type="string" calcext:value-type="string">
            <text:p>072_Shining_Citadel_of_the_Allies_Cinfras.nbs</text:p>
          </table:table-cell>
          <table:table-cell office:value-type="float" office:value="4318" calcext:value-type="float">
            <text:p>4 318,00</text:p>
          </table:table-cell>
          <table:table-cell office:value-type="float" office:value="10.5799999999999" calcext:value-type="float">
            <text:p>10,58</text:p>
          </table:table-cell>
          <table:table-cell table:formula="of:=1-[.C80]/[.B80]" office:value-type="percentage" office:value="0.997549791570171" calcext:value-type="percentage">
            <text:p>99,75%</text:p>
          </table:table-cell>
          <table:table-cell table:number-columns-repeated="2" office:value-type="float" office:value="2346" calcext:value-type="float">
            <text:p>2346</text:p>
          </table:table-cell>
          <table:table-cell office:value-type="float" office:value="0" calcext:value-type="float">
            <text:p>0</text:p>
          </table:table-cell>
          <table:table-cell table:formula="of:=[.F80]/[.E80]" office:value-type="percentage" office:value="1" calcext:value-type="percentage">
            <text:p>100,00%</text:p>
          </table:table-cell>
          <table:table-cell office:value-type="float" office:value="164" calcext:value-type="float">
            <text:p>164</text:p>
          </table:table-cell>
          <table:table-cell table:formula="of:=[.F80]/([.F80]+[.I80])" office:value-type="percentage" office:value="0.934661354581673" calcext:value-type="percentage">
            <text:p>93,47%</text:p>
          </table:table-cell>
          <table:table-cell office:value-type="float" office:value="150790" calcext:value-type="float">
            <text:p>150790</text:p>
          </table:table-cell>
        </table:table-row>
        <table:table-row table:style-name="ro1">
          <table:table-cell office:value-type="string" calcext:value-type="string">
            <text:p>073_To_The_Sky_Letvus_Airbase.nbs</text:p>
          </table:table-cell>
          <table:table-cell office:value-type="float" office:value="3533" calcext:value-type="float">
            <text:p>3 533,00</text:p>
          </table:table-cell>
          <table:table-cell office:value-type="float" office:value="25.6899999999999" calcext:value-type="float">
            <text:p>25,69</text:p>
          </table:table-cell>
          <table:table-cell table:formula="of:=1-[.C81]/[.B81]" office:value-type="percentage" office:value="0.992728559298047" calcext:value-type="percentage">
            <text:p>99,27%</text:p>
          </table:table-cell>
          <table:table-cell office:value-type="float" office:value="1935" calcext:value-type="float">
            <text:p>1935</text:p>
          </table:table-cell>
          <table:table-cell office:value-type="float" office:value="1918" calcext:value-type="float">
            <text:p>1918</text:p>
          </table:table-cell>
          <table:table-cell office:value-type="float" office:value="17" calcext:value-type="float">
            <text:p>17</text:p>
          </table:table-cell>
          <table:table-cell table:formula="of:=[.F81]/[.E81]" office:value-type="percentage" office:value="0.991214470284238" calcext:value-type="percentage">
            <text:p>99,12%</text:p>
          </table:table-cell>
          <table:table-cell office:value-type="float" office:value="164" calcext:value-type="float">
            <text:p>164</text:p>
          </table:table-cell>
          <table:table-cell table:formula="of:=[.F81]/([.F81]+[.I81])" office:value-type="percentage" office:value="0.921229586935639" calcext:value-type="percentage">
            <text:p>92,12%</text:p>
          </table:table-cell>
          <table:table-cell office:value-type="float" office:value="103601" calcext:value-type="float">
            <text:p>103601</text:p>
          </table:table-cell>
        </table:table-row>
        <table:table-row table:style-name="ro1">
          <table:table-cell office:value-type="string" calcext:value-type="string">
            <text:p>074_Horizon_of_the_East_Aldorei_Valley.nbs</text:p>
          </table:table-cell>
          <table:table-cell office:value-type="float" office:value="2533" calcext:value-type="float">
            <text:p>2 533,00</text:p>
          </table:table-cell>
          <table:table-cell office:value-type="float" office:value="0.68" calcext:value-type="float">
            <text:p>0,68</text:p>
          </table:table-cell>
          <table:table-cell table:formula="of:=1-[.C82]/[.B82]" office:value-type="percentage" office:value="0.999731543624161" calcext:value-type="percentage">
            <text:p>99,97%</text:p>
          </table:table-cell>
          <table:table-cell table:number-columns-repeated="2"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  <table:table-cell table:formula="of:=[.F82]/[.E82]" office:value-type="percentage" office:value="1" calcext:value-type="percentage">
            <text:p>100,00%</text:p>
          </table:table-cell>
          <table:table-cell office:value-type="float" office:value="4" calcext:value-type="float">
            <text:p>4</text:p>
          </table:table-cell>
          <table:table-cell table:formula="of:=[.F82]/([.F82]+[.I82])" office:value-type="percentage" office:value="0.996120271580989" calcext:value-type="percentage">
            <text:p>99,61%</text:p>
          </table:table-cell>
          <table:table-cell office:value-type="float" office:value="152669" calcext:value-type="float">
            <text:p>152669</text:p>
          </table:table-cell>
        </table:table-row>
        <table:table-row table:style-name="ro1">
          <table:table-cell office:value-type="string" calcext:value-type="string">
            <text:p>075_The_Hardiest_of_Souls_Thanos.nbs</text:p>
          </table:table-cell>
          <table:table-cell office:value-type="float" office:value="1794" calcext:value-type="float">
            <text:p>1 794,00</text:p>
          </table:table-cell>
          <table:table-cell office:value-type="float" office:value="20.55" calcext:value-type="float">
            <text:p>20,55</text:p>
          </table:table-cell>
          <table:table-cell table:formula="of:=1-[.C83]/[.B83]" office:value-type="percentage" office:value="0.988545150501672" calcext:value-type="percentage">
            <text:p>98,85%</text:p>
          </table:table-cell>
          <table:table-cell office:value-type="float" office:value="1716" calcext:value-type="float">
            <text:p>1716</text:p>
          </table:table-cell>
          <table:table-cell office:value-type="float" office:value="1702" calcext:value-type="float">
            <text:p>1702</text:p>
          </table:table-cell>
          <table:table-cell office:value-type="float" office:value="14" calcext:value-type="float">
            <text:p>14</text:p>
          </table:table-cell>
          <table:table-cell table:formula="of:=[.F83]/[.E83]" office:value-type="percentage" office:value="0.991841491841492" calcext:value-type="percentage">
            <text:p>99,18%</text:p>
          </table:table-cell>
          <table:table-cell office:value-type="float" office:value="14" calcext:value-type="float">
            <text:p>14</text:p>
          </table:table-cell>
          <table:table-cell table:formula="of:=[.F83]/([.F83]+[.I83])" office:value-type="percentage" office:value="0.991841491841492" calcext:value-type="percentage">
            <text:p>99,18%</text:p>
          </table:table-cell>
          <table:table-cell office:value-type="float" office:value="100370" calcext:value-type="float">
            <text:p>100370</text:p>
          </table:table-cell>
        </table:table-row>
        <table:table-row table:style-name="ro1">
          <table:table-cell office:value-type="string" calcext:value-type="string">
            <text:p>076_Anthem_of_the_Air_Mage_Bantisu_Air_Temple.nbs</text:p>
          </table:table-cell>
          <table:table-cell office:value-type="float" office:value="4079.23999999997" calcext:value-type="float">
            <text:p>4 079,24</text:p>
          </table:table-cell>
          <table:table-cell office:value-type="float" office:value="64.1699999999998" calcext:value-type="float">
            <text:p>64,17</text:p>
          </table:table-cell>
          <table:table-cell table:formula="of:=1-[.C84]/[.B84]" office:value-type="percentage" office:value="0.984269128563164" calcext:value-type="percentage">
            <text:p>98,43%</text:p>
          </table:table-cell>
          <table:table-cell office:value-type="float" office:value="3906" calcext:value-type="float">
            <text:p>3906</text:p>
          </table:table-cell>
          <table:table-cell office:value-type="float" office:value="3835" calcext:value-type="float">
            <text:p>3835</text:p>
          </table:table-cell>
          <table:table-cell office:value-type="float" office:value="71" calcext:value-type="float">
            <text:p>71</text:p>
          </table:table-cell>
          <table:table-cell table:formula="of:=[.F84]/[.E84]" office:value-type="percentage" office:value="0.981822836661546" calcext:value-type="percentage">
            <text:p>98,18%</text:p>
          </table:table-cell>
          <table:table-cell office:value-type="float" office:value="380" calcext:value-type="float">
            <text:p>380</text:p>
          </table:table-cell>
          <table:table-cell table:formula="of:=[.F84]/([.F84]+[.I84])" office:value-type="percentage" office:value="0.909845788849347" calcext:value-type="percentage">
            <text:p>90,98%</text:p>
          </table:table-cell>
          <table:table-cell office:value-type="float" office:value="139714" calcext:value-type="float">
            <text:p>139714</text:p>
          </table:table-cell>
        </table:table-row>
        <table:table-row table:style-name="ro1">
          <table:table-cell office:value-type="string" calcext:value-type="string">
            <text:p>077_Hard_Work_Alone_Thesead.nbs</text:p>
          </table:table-cell>
          <table:table-cell office:value-type="float" office:value="4194" calcext:value-type="float">
            <text:p>4 194,00</text:p>
          </table:table-cell>
          <table:table-cell office:value-type="float" office:value="3.74999999999999" calcext:value-type="float">
            <text:p>3,75</text:p>
          </table:table-cell>
          <table:table-cell table:formula="of:=1-[.C85]/[.B85]" office:value-type="percentage" office:value="0.999105865522174" calcext:value-type="percentage">
            <text:p>99,91%</text:p>
          </table:table-cell>
          <table:table-cell table:number-columns-repeated="2" office:value-type="float" office:value="2068" calcext:value-type="float">
            <text:p>2068</text:p>
          </table:table-cell>
          <table:table-cell office:value-type="float" office:value="0" calcext:value-type="float">
            <text:p>0</text:p>
          </table:table-cell>
          <table:table-cell table:formula="of:=[.F85]/[.E85]" office:value-type="percentage" office:value="1" calcext:value-type="percentage">
            <text:p>100,00%</text:p>
          </table:table-cell>
          <table:table-cell office:value-type="float" office:value="55" calcext:value-type="float">
            <text:p>55</text:p>
          </table:table-cell>
          <table:table-cell table:formula="of:=[.F85]/([.F85]+[.I85])" office:value-type="percentage" office:value="0.974093264248705" calcext:value-type="percentage">
            <text:p>97,41%</text:p>
          </table:table-cell>
          <table:table-cell office:value-type="float" office:value="157777" calcext:value-type="float">
            <text:p>157777</text:p>
          </table:table-cell>
        </table:table-row>
        <table:table-row table:style-name="ro1">
          <table:table-cell office:value-type="string" calcext:value-type="string">
            <text:p>078_Fine_Work_Together_Eltom.nbs</text:p>
          </table:table-cell>
          <table:table-cell office:value-type="float" office:value="2215.8" calcext:value-type="float">
            <text:p>2 215,80</text:p>
          </table:table-cell>
          <table:table-cell office:value-type="float" office:value="21.87" calcext:value-type="float">
            <text:p>21,87</text:p>
          </table:table-cell>
          <table:table-cell table:formula="of:=1-[.C86]/[.B86]" office:value-type="percentage" office:value="0.990129975629569" calcext:value-type="percentage">
            <text:p>99,01%</text:p>
          </table:table-cell>
          <table:table-cell office:value-type="float" office:value="1843" calcext:value-type="float">
            <text:p>1843</text:p>
          </table:table-cell>
          <table:table-cell office:value-type="float" office:value="1831" calcext:value-type="float">
            <text:p>1831</text:p>
          </table:table-cell>
          <table:table-cell office:value-type="float" office:value="12" calcext:value-type="float">
            <text:p>12</text:p>
          </table:table-cell>
          <table:table-cell table:formula="of:=[.F86]/[.E86]" office:value-type="percentage" office:value="0.993488876831253" calcext:value-type="percentage">
            <text:p>99,35%</text:p>
          </table:table-cell>
          <table:table-cell office:value-type="float" office:value="122" calcext:value-type="float">
            <text:p>122</text:p>
          </table:table-cell>
          <table:table-cell table:formula="of:=[.F86]/([.F86]+[.I86])" office:value-type="percentage" office:value="0.937532002048131" calcext:value-type="percentage">
            <text:p>93,75%</text:p>
          </table:table-cell>
          <table:table-cell office:value-type="float" office:value="125735" calcext:value-type="float">
            <text:p>125735</text:p>
          </table:table-cell>
        </table:table-row>
        <table:table-row table:style-name="ro1">
          <table:table-cell office:value-type="string" calcext:value-type="string">
            <text:p>079_Pride_Progress_and_Digging_Holes_Rodoroc.nbs</text:p>
          </table:table-cell>
          <table:table-cell office:value-type="float" office:value="3116" calcext:value-type="float">
            <text:p>3 116,00</text:p>
          </table:table-cell>
          <table:table-cell office:value-type="float" office:value="34.1499999999997" calcext:value-type="float">
            <text:p>34,15</text:p>
          </table:table-cell>
          <table:table-cell table:formula="of:=1-[.C87]/[.B87]" office:value-type="percentage" office:value="0.989040436456996" calcext:value-type="percentage">
            <text:p>98,90%</text:p>
          </table:table-cell>
          <table:table-cell table:number-columns-repeated="2"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  <table:table-cell table:formula="of:=[.F87]/[.E87]" office:value-type="percentage" office:value="1" calcext:value-type="percentage">
            <text:p>100,00%</text:p>
          </table:table-cell>
          <table:table-cell office:value-type="float" office:value="582" calcext:value-type="float">
            <text:p>582</text:p>
          </table:table-cell>
          <table:table-cell table:formula="of:=[.F87]/([.F87]+[.I87])" office:value-type="percentage" office:value="0.71747572815534" calcext:value-type="percentage">
            <text:p>71,75%</text:p>
          </table:table-cell>
          <table:table-cell office:value-type="float" office:value="103240" calcext:value-type="float">
            <text:p>103240</text:p>
          </table:table-cell>
        </table:table-row>
        <table:table-row table:style-name="ro1">
          <table:table-cell office:value-type="string" calcext:value-type="string">
            <text:p>080_Hideaway_of_the_Stalwart_Maex.nbs</text:p>
          </table:table-cell>
          <table:table-cell office:value-type="float" office:value="2586.08" calcext:value-type="float">
            <text:p>2 586,08</text:p>
          </table:table-cell>
          <table:table-cell office:value-type="float" office:value="6.48999999999999" calcext:value-type="float">
            <text:p>6,49</text:p>
          </table:table-cell>
          <table:table-cell table:formula="of:=1-[.C88]/[.B88]" office:value-type="percentage" office:value="0.997490410196127" calcext:value-type="percentage">
            <text:p>99,75%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table:formula="of:=[.F88]/[.E88]" office:value-type="percentage" office:value="1" calcext:value-type="percentage">
            <text:p>100,00%</text:p>
          </table:table-cell>
          <table:table-cell office:value-type="float" office:value="97" calcext:value-type="float">
            <text:p>97</text:p>
          </table:table-cell>
          <table:table-cell table:formula="of:=[.F88]/([.F88]+[.I88])" office:value-type="percentage" office:value="0.954778554778555" calcext:value-type="percentage">
            <text:p>95,48%</text:p>
          </table:table-cell>
          <table:table-cell office:value-type="float" office:value="76355" calcext:value-type="float">
            <text:p>76355</text:p>
          </table:table-cell>
        </table:table-row>
        <table:table-row table:style-name="ro1">
          <table:table-cell office:value-type="string" calcext:value-type="string">
            <text:p>081_Standing_on_Thin_Air_Kandon-Beda.nbs</text:p>
          </table:table-cell>
          <table:table-cell office:value-type="float" office:value="3247" calcext:value-type="float">
            <text:p>3 247,00</text:p>
          </table:table-cell>
          <table:table-cell office:value-type="float" office:value="0.73" calcext:value-type="float">
            <text:p>0,73</text:p>
          </table:table-cell>
          <table:table-cell table:formula="of:=1-[.C89]/[.B89]" office:value-type="percentage" office:value="0.999775177086541" calcext:value-type="percentage">
            <text:p>99,98%</text:p>
          </table:table-cell>
          <table:table-cell table:number-columns-repeated="2"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 table:formula="of:=[.F89]/[.E89]" office:value-type="percentage" office:value="1" calcext:value-type="percentage">
            <text:p>100,00%</text:p>
          </table:table-cell>
          <table:table-cell office:value-type="float" office:value="6" calcext:value-type="float">
            <text:p>6</text:p>
          </table:table-cell>
          <table:table-cell table:formula="of:=[.F89]/([.F89]+[.I89])" office:value-type="percentage" office:value="0.996086105675147" calcext:value-type="percentage">
            <text:p>99,61%</text:p>
          </table:table-cell>
          <table:table-cell office:value-type="float" office:value="126567" calcext:value-type="float">
            <text:p>126567</text:p>
          </table:table-cell>
        </table:table-row>
        <table:table-row table:style-name="ro1">
          <table:table-cell office:value-type="string" calcext:value-type="string">
            <text:p>082_City_in_the_Sky_Ahmsord.nbs</text:p>
          </table:table-cell>
          <table:table-cell office:value-type="float" office:value="3233.19999999997" calcext:value-type="float">
            <text:p>3 233,20</text:p>
          </table:table-cell>
          <table:table-cell office:value-type="float" office:value="6.84999999999999" calcext:value-type="float">
            <text:p>6,85</text:p>
          </table:table-cell>
          <table:table-cell table:formula="of:=1-[.C90]/[.B90]" office:value-type="percentage" office:value="0.997881355932203" calcext:value-type="percentage">
            <text:p>99,79%</text:p>
          </table:table-cell>
          <table:table-cell office:value-type="float" office:value="2185" calcext:value-type="float">
            <text:p>2185</text:p>
          </table:table-cell>
          <table:table-cell office:value-type="float" office:value="2183" calcext:value-type="float">
            <text:p>2183</text:p>
          </table:table-cell>
          <table:table-cell office:value-type="float" office:value="2" calcext:value-type="float">
            <text:p>2</text:p>
          </table:table-cell>
          <table:table-cell table:formula="of:=[.F90]/[.E90]" office:value-type="percentage" office:value="0.99908466819222" calcext:value-type="percentage">
            <text:p>99,91%</text:p>
          </table:table-cell>
          <table:table-cell office:value-type="float" office:value="49" calcext:value-type="float">
            <text:p>49</text:p>
          </table:table-cell>
          <table:table-cell table:formula="of:=[.F90]/([.F90]+[.I90])" office:value-type="percentage" office:value="0.978046594982079" calcext:value-type="percentage">
            <text:p>97,80%</text:p>
          </table:table-cell>
          <table:table-cell office:value-type="float" office:value="116266" calcext:value-type="float">
            <text:p>116266</text:p>
          </table:table-cell>
        </table:table-row>
        <table:table-row table:style-name="ro1">
          <table:table-cell office:value-type="string" calcext:value-type="string">
            <text:p>083_Shanty_of_the_Somber_Sailors_Jofash_Docks.nbs</text:p>
          </table:table-cell>
          <table:table-cell office:value-type="float" office:value="2591.39999999992" calcext:value-type="float">
            <text:p>2 591,40</text:p>
          </table:table-cell>
          <table:table-cell office:value-type="float" office:value="1.46" calcext:value-type="float">
            <text:p>1,46</text:p>
          </table:table-cell>
          <table:table-cell table:formula="of:=1-[.C91]/[.B91]" office:value-type="percentage" office:value="0.999436597977927" calcext:value-type="percentage">
            <text:p>99,94%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0" calcext:value-type="float">
            <text:p>0</text:p>
          </table:table-cell>
          <table:table-cell table:formula="of:=[.F91]/[.E91]" office:value-type="percentage" office:value="1" calcext:value-type="percentage">
            <text:p>100,00%</text:p>
          </table:table-cell>
          <table:table-cell office:value-type="float" office:value="17" calcext:value-type="float">
            <text:p>17</text:p>
          </table:table-cell>
          <table:table-cell table:formula="of:=[.F91]/([.F91]+[.I91])" office:value-type="percentage" office:value="0.995117748420448" calcext:value-type="percentage">
            <text:p>99,51%</text:p>
          </table:table-cell>
          <table:table-cell office:value-type="float" office:value="150018" calcext:value-type="float">
            <text:p>150018</text:p>
          </table:table-cell>
        </table:table-row>
        <table:table-row table:style-name="ro1">
          <table:table-cell office:value-type="string" calcext:value-type="string">
            <text:p>084_Epic_Gavel_Gavel_Gate.nbs</text:p>
          </table:table-cell>
          <table:table-cell office:value-type="float" office:value="4264" calcext:value-type="float">
            <text:p>4 264,00</text:p>
          </table:table-cell>
          <table:table-cell office:value-type="float" office:value="1.84" calcext:value-type="float">
            <text:p>1,84</text:p>
          </table:table-cell>
          <table:table-cell table:formula="of:=1-[.C92]/[.B92]" office:value-type="percentage" office:value="0.999568480300188" calcext:value-type="percentage">
            <text:p>99,96%</text:p>
          </table:table-cell>
          <table:table-cell table:number-columns-repeated="2" office:value-type="float" office:value="2224" calcext:value-type="float">
            <text:p>2224</text:p>
          </table:table-cell>
          <table:table-cell office:value-type="float" office:value="0" calcext:value-type="float">
            <text:p>0</text:p>
          </table:table-cell>
          <table:table-cell table:formula="of:=[.F92]/[.E92]" office:value-type="percentage" office:value="1" calcext:value-type="percentage">
            <text:p>100,00%</text:p>
          </table:table-cell>
          <table:table-cell office:value-type="float" office:value="8" calcext:value-type="float">
            <text:p>8</text:p>
          </table:table-cell>
          <table:table-cell table:formula="of:=[.F92]/([.F92]+[.I92])" office:value-type="percentage" office:value="0.996415770609319" calcext:value-type="percentage">
            <text:p>99,64%</text:p>
          </table:table-cell>
          <table:table-cell office:value-type="float" office:value="151068" calcext:value-type="float">
            <text:p>151068</text:p>
          </table:table-cell>
        </table:table-row>
        <table:table-row table:style-name="ro1">
          <table:table-cell office:value-type="string" calcext:value-type="string">
            <text:p>085_Gavel_Journey_Llevigar_Plains.nbs</text:p>
          </table:table-cell>
          <table:table-cell office:value-type="float" office:value="4458" calcext:value-type="float">
            <text:p>4 458,00</text:p>
          </table:table-cell>
          <table:table-cell office:value-type="float" office:value="9.14999999999999" calcext:value-type="float">
            <text:p>9,15</text:p>
          </table:table-cell>
          <table:table-cell table:formula="of:=1-[.C93]/[.B93]" office:value-type="percentage" office:value="0.997947510094213" calcext:value-type="percentage">
            <text:p>99,79%</text:p>
          </table:table-cell>
          <table:table-cell office:value-type="float" office:value="2424" calcext:value-type="float">
            <text:p>2424</text:p>
          </table:table-cell>
          <table:table-cell office:value-type="float" office:value="2422" calcext:value-type="float">
            <text:p>2422</text:p>
          </table:table-cell>
          <table:table-cell office:value-type="float" office:value="2" calcext:value-type="float">
            <text:p>2</text:p>
          </table:table-cell>
          <table:table-cell table:formula="of:=[.F93]/[.E93]" office:value-type="percentage" office:value="0.999174917491749" calcext:value-type="percentage">
            <text:p>99,92%</text:p>
          </table:table-cell>
          <table:table-cell office:value-type="float" office:value="97" calcext:value-type="float">
            <text:p>97</text:p>
          </table:table-cell>
          <table:table-cell table:formula="of:=[.F93]/([.F93]+[.I93])" office:value-type="percentage" office:value="0.9614926558158" calcext:value-type="percentage">
            <text:p>96,15%</text:p>
          </table:table-cell>
          <table:table-cell office:value-type="float" office:value="176579" calcext:value-type="float">
            <text:p>176579</text:p>
          </table:table-cell>
        </table:table-row>
        <table:table-row table:style-name="ro1">
          <table:table-cell office:value-type="string" calcext:value-type="string">
            <text:p>085_Modified_Gavel_Journey_Llevigar_Plains.nbs</text:p>
          </table:table-cell>
          <table:table-cell office:value-type="float" office:value="4374" calcext:value-type="float">
            <text:p>4 374,00</text:p>
          </table:table-cell>
          <table:table-cell office:value-type="float" office:value="11.73" calcext:value-type="float">
            <text:p>11,73</text:p>
          </table:table-cell>
          <table:table-cell table:formula="of:=1-[.C94]/[.B94]" office:value-type="percentage" office:value="0.997318244170096" calcext:value-type="percentage">
            <text:p>99,73%</text:p>
          </table:table-cell>
          <table:table-cell office:value-type="float" office:value="2392" calcext:value-type="float">
            <text:p>2392</text:p>
          </table:table-cell>
          <table:table-cell office:value-type="float" office:value="2388" calcext:value-type="float">
            <text:p>2388</text:p>
          </table:table-cell>
          <table:table-cell office:value-type="float" office:value="4" calcext:value-type="float">
            <text:p>4</text:p>
          </table:table-cell>
          <table:table-cell table:formula="of:=[.F94]/[.E94]" office:value-type="percentage" office:value="0.998327759197324" calcext:value-type="percentage">
            <text:p>99,83%</text:p>
          </table:table-cell>
          <table:table-cell office:value-type="float" office:value="109" calcext:value-type="float">
            <text:p>109</text:p>
          </table:table-cell>
          <table:table-cell table:formula="of:=[.F94]/([.F94]+[.I94])" office:value-type="percentage" office:value="0.956347617140569" calcext:value-type="percentage">
            <text:p>95,63%</text:p>
          </table:table-cell>
          <table:table-cell office:value-type="float" office:value="176599" calcext:value-type="float">
            <text:p>176599</text:p>
          </table:table-cell>
        </table:table-row>
        <table:table-row table:style-name="ro1">
          <table:table-cell office:value-type="string" calcext:value-type="string">
            <text:p>086_Ten_Minutes_til_Breaktime_Karoc_Quarry.nbs</text:p>
          </table:table-cell>
          <table:table-cell office:value-type="float" office:value="2186.92000000001" calcext:value-type="float">
            <text:p>2 186,92</text:p>
          </table:table-cell>
          <table:table-cell office:value-type="float" office:value="1.02" calcext:value-type="float">
            <text:p>1,02</text:p>
          </table:table-cell>
          <table:table-cell table:formula="of:=1-[.C95]/[.B95]" office:value-type="percentage" office:value="0.999533590620599" calcext:value-type="percentage">
            <text:p>99,95%</text:p>
          </table:table-cell>
          <table:table-cell table:number-columns-repeated="2" office:value-type="float" office:value="2085" calcext:value-type="float">
            <text:p>2085</text:p>
          </table:table-cell>
          <table:table-cell office:value-type="float" office:value="0" calcext:value-type="float">
            <text:p>0</text:p>
          </table:table-cell>
          <table:table-cell table:formula="of:=[.F95]/[.E95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95]/([.F95]+[.I95])" office:value-type="percentage" office:value="1" calcext:value-type="percentage">
            <text:p>100,00%</text:p>
          </table:table-cell>
          <table:table-cell office:value-type="float" office:value="94015" calcext:value-type="float">
            <text:p>94015</text:p>
          </table:table-cell>
        </table:table-row>
        <table:table-row table:style-name="ro1">
          <table:table-cell office:value-type="string" calcext:value-type="string">
            <text:p>087_Trodden-Down_Paths_Olux_Swamp.nbs</text:p>
          </table:table-cell>
          <table:table-cell office:value-type="float" office:value="1135" calcext:value-type="float">
            <text:p>1 135,00</text:p>
          </table:table-cell>
          <table:table-cell office:value-type="float" office:value="0" calcext:value-type="float">
            <text:p>0,00</text:p>
          </table:table-cell>
          <table:table-cell table:formula="of:=1-[.C96]/[.B96]" office:value-type="percentage" office:value="1" calcext:value-type="percentage">
            <text:p>100,00%</text:p>
          </table:table-cell>
          <table:table-cell table:number-columns-repeated="2"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  <table:table-cell table:formula="of:=[.F96]/[.E96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96]/([.F96]+[.I96])" office:value-type="percentage" office:value="1" calcext:value-type="percentage">
            <text:p>100,00%</text:p>
          </table:table-cell>
          <table:table-cell office:value-type="float" office:value="170565" calcext:value-type="float">
            <text:p>170565</text:p>
          </table:table-cell>
        </table:table-row>
        <table:table-row table:style-name="ro1">
          <table:table-cell office:value-type="string" calcext:value-type="string">
            <text:p>088_The_Forest_Lives_On_Light_Forest.nbs</text:p>
          </table:table-cell>
          <table:table-cell office:value-type="float" office:value="4059" calcext:value-type="float">
            <text:p>4 059,00</text:p>
          </table:table-cell>
          <table:table-cell office:value-type="float" office:value="8.21999999999998" calcext:value-type="float">
            <text:p>8,22</text:p>
          </table:table-cell>
          <table:table-cell table:formula="of:=1-[.C97]/[.B97]" office:value-type="percentage" office:value="0.997974870657797" calcext:value-type="percentage">
            <text:p>99,80%</text:p>
          </table:table-cell>
          <table:table-cell table:number-columns-repeated="2" office:value-type="float" office:value="2101" calcext:value-type="float">
            <text:p>2101</text:p>
          </table:table-cell>
          <table:table-cell office:value-type="float" office:value="0" calcext:value-type="float">
            <text:p>0</text:p>
          </table:table-cell>
          <table:table-cell table:formula="of:=[.F97]/[.E97]" office:value-type="percentage" office:value="1" calcext:value-type="percentage">
            <text:p>100,00%</text:p>
          </table:table-cell>
          <table:table-cell office:value-type="float" office:value="78" calcext:value-type="float">
            <text:p>78</text:p>
          </table:table-cell>
          <table:table-cell table:formula="of:=[.F97]/([.F97]+[.I97])" office:value-type="percentage" office:value="0.964203763194126" calcext:value-type="percentage">
            <text:p>96,42%</text:p>
          </table:table-cell>
          <table:table-cell office:value-type="float" office:value="154721" calcext:value-type="float">
            <text:p>154721</text:p>
          </table:table-cell>
        </table:table-row>
        <table:table-row table:style-name="ro1">
          <table:table-cell office:value-type="string" calcext:value-type="string">
            <text:p>089_The_Forest_Dies_Dark_Forest.nbs</text:p>
          </table:table-cell>
          <table:table-cell office:value-type="float" office:value="1782" calcext:value-type="float">
            <text:p>1 782,00</text:p>
          </table:table-cell>
          <table:table-cell office:value-type="float" office:value="3.55" calcext:value-type="float">
            <text:p>3,55</text:p>
          </table:table-cell>
          <table:table-cell table:formula="of:=1-[.C98]/[.B98]" office:value-type="percentage" office:value="0.99800785634119" calcext:value-type="percentage">
            <text:p>99,80%</text:p>
          </table:table-cell>
          <table:table-cell table:number-columns-repeated="2"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table:formula="of:=[.F98]/[.E98]" office:value-type="percentage" office:value="1" calcext:value-type="percentage">
            <text:p>100,00%</text:p>
          </table:table-cell>
          <table:table-cell office:value-type="float" office:value="40" calcext:value-type="float">
            <text:p>40</text:p>
          </table:table-cell>
          <table:table-cell table:formula="of:=[.F98]/([.F98]+[.I98])" office:value-type="percentage" office:value="0.97737556561086" calcext:value-type="percentage">
            <text:p>97,74%</text:p>
          </table:table-cell>
          <table:table-cell office:value-type="float" office:value="125932" calcext:value-type="float">
            <text:p>125932</text:p>
          </table:table-cell>
        </table:table-row>
        <table:table-row table:style-name="ro1">
          <table:table-cell office:value-type="string" calcext:value-type="string">
            <text:p>090_The_Outlook_is_Bleak_Kander_Woods.nbs</text:p>
          </table:table-cell>
          <table:table-cell office:value-type="float" office:value="3115.92" calcext:value-type="float">
            <text:p>3 115,92</text:p>
          </table:table-cell>
          <table:table-cell office:value-type="float" office:value="4.73999999999999" calcext:value-type="float">
            <text:p>4,74</text:p>
          </table:table-cell>
          <table:table-cell table:formula="of:=1-[.C99]/[.B99]" office:value-type="percentage" office:value="0.998478779943002" calcext:value-type="percentage">
            <text:p>99,85%</text:p>
          </table:table-cell>
          <table:table-cell office:value-type="float" office:value="2210" calcext:value-type="float">
            <text:p>2210</text:p>
          </table:table-cell>
          <table:table-cell office:value-type="float" office:value="2178" calcext:value-type="float">
            <text:p>2178</text:p>
          </table:table-cell>
          <table:table-cell office:value-type="float" office:value="32" calcext:value-type="float">
            <text:p>32</text:p>
          </table:table-cell>
          <table:table-cell table:formula="of:=[.F99]/[.E99]" office:value-type="percentage" office:value="0.98552036199095" calcext:value-type="percentage">
            <text:p>98,55%</text:p>
          </table:table-cell>
          <table:table-cell office:value-type="float" office:value="43" calcext:value-type="float">
            <text:p>43</text:p>
          </table:table-cell>
          <table:table-cell table:formula="of:=[.F99]/([.F99]+[.I99])" office:value-type="percentage" office:value="0.980639351643404" calcext:value-type="percentage">
            <text:p>98,06%</text:p>
          </table:table-cell>
          <table:table-cell office:value-type="float" office:value="113047" calcext:value-type="float">
            <text:p>113047</text:p>
          </table:table-cell>
        </table:table-row>
        <table:table-row table:style-name="ro1">
          <table:table-cell office:value-type="string" calcext:value-type="string">
            <text:p>091_Gylia_Shanty_Cinfras_County.nbs</text:p>
          </table:table-cell>
          <table:table-cell office:value-type="float" office:value="3775" calcext:value-type="float">
            <text:p>3 775,00</text:p>
          </table:table-cell>
          <table:table-cell office:value-type="float" office:value="0.01" calcext:value-type="float">
            <text:p>0,01</text:p>
          </table:table-cell>
          <table:table-cell table:formula="of:=1-[.C100]/[.B100]" office:value-type="percentage" office:value="0.999997350993377" calcext:value-type="percentage">
            <text:p>100,00%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formula="of:=[.F100]/[.E100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100]/([.F100]+[.I100])" office:value-type="percentage" office:value="1" calcext:value-type="percentage">
            <text:p>100,00%</text:p>
          </table:table-cell>
          <table:table-cell office:value-type="float" office:value="170681" calcext:value-type="float">
            <text:p>170681</text:p>
          </table:table-cell>
        </table:table-row>
        <table:table-row table:style-name="ro1">
          <table:table-cell office:value-type="string" calcext:value-type="string">
            <text:p>092_Aimless_Paths_Canyon_of_the_Lost.nbs</text:p>
          </table:table-cell>
          <table:table-cell office:value-type="float" office:value="2705" calcext:value-type="float">
            <text:p>2 705,00</text:p>
          </table:table-cell>
          <table:table-cell office:value-type="float" office:value="4.77" calcext:value-type="float">
            <text:p>4,77</text:p>
          </table:table-cell>
          <table:table-cell table:formula="of:=1-[.C101]/[.B101]" office:value-type="percentage" office:value="0.998236598890943" calcext:value-type="percentage">
            <text:p>99,82%</text:p>
          </table:table-cell>
          <table:table-cell office:value-type="float" office:value="1225" calcext:value-type="float">
            <text:p>1225</text:p>
          </table:table-cell>
          <table:table-cell office:value-type="float" office:value="1221" calcext:value-type="float">
            <text:p>1221</text:p>
          </table:table-cell>
          <table:table-cell office:value-type="float" office:value="4" calcext:value-type="float">
            <text:p>4</text:p>
          </table:table-cell>
          <table:table-cell table:formula="of:=[.F101]/[.E101]" office:value-type="percentage" office:value="0.996734693877551" calcext:value-type="percentage">
            <text:p>99,67%</text:p>
          </table:table-cell>
          <table:table-cell office:value-type="float" office:value="1" calcext:value-type="float">
            <text:p>1</text:p>
          </table:table-cell>
          <table:table-cell table:formula="of:=[.F101]/([.F101]+[.I101])" office:value-type="percentage" office:value="0.999181669394435" calcext:value-type="percentage">
            <text:p>99,92%</text:p>
          </table:table-cell>
          <table:table-cell office:value-type="float" office:value="113674" calcext:value-type="float">
            <text:p>113674</text:p>
          </table:table-cell>
        </table:table-row>
        <table:table-row table:style-name="ro1">
          <table:table-cell office:value-type="string" calcext:value-type="string">
            <text:p>093_Clear_Day_Shadows_from_Above_Ozoths_Spire.nbs</text:p>
          </table:table-cell>
          <table:table-cell office:value-type="float" office:value="4166.84000000001" calcext:value-type="float">
            <text:p>4 166,84</text:p>
          </table:table-cell>
          <table:table-cell office:value-type="float" office:value="7.51999999999999" calcext:value-type="float">
            <text:p>7,52</text:p>
          </table:table-cell>
          <table:table-cell table:formula="of:=1-[.C102]/[.B102]" office:value-type="percentage" office:value="0.998195275076557" calcext:value-type="percentage">
            <text:p>99,82%</text:p>
          </table:table-cell>
          <table:table-cell table:number-columns-repeated="2"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  <table:table-cell table:formula="of:=[.F102]/[.E102]" office:value-type="percentage" office:value="1" calcext:value-type="percentage">
            <text:p>100,00%</text:p>
          </table:table-cell>
          <table:table-cell office:value-type="float" office:value="102" calcext:value-type="float">
            <text:p>102</text:p>
          </table:table-cell>
          <table:table-cell table:formula="of:=[.F102]/([.F102]+[.I102])" office:value-type="percentage" office:value="0.950985103315714" calcext:value-type="percentage">
            <text:p>95,10%</text:p>
          </table:table-cell>
          <table:table-cell office:value-type="float" office:value="112819" calcext:value-type="float">
            <text:p>112819</text:p>
          </table:table-cell>
        </table:table-row>
        <table:table-row table:style-name="ro1">
          <table:table-cell office:value-type="string" calcext:value-type="string">
            <text:p>094_Call_of_the_Orient_Crystal_Falls.nbs</text:p>
          </table:table-cell>
          <table:table-cell office:value-type="float" office:value="5647.96000000002" calcext:value-type="float">
            <text:p>5 647,96</text:p>
          </table:table-cell>
          <table:table-cell office:value-type="float" office:value="30.41" calcext:value-type="float">
            <text:p>30,41</text:p>
          </table:table-cell>
          <table:table-cell table:formula="of:=1-[.C103]/[.B103]" office:value-type="percentage" office:value="0.994615755069087" calcext:value-type="percentage">
            <text:p>99,46%</text:p>
          </table:table-cell>
          <table:table-cell office:value-type="float" office:value="4058" calcext:value-type="float">
            <text:p>4058</text:p>
          </table:table-cell>
          <table:table-cell office:value-type="float" office:value="4056" calcext:value-type="float">
            <text:p>4056</text:p>
          </table:table-cell>
          <table:table-cell office:value-type="float" office:value="2" calcext:value-type="float">
            <text:p>2</text:p>
          </table:table-cell>
          <table:table-cell table:formula="of:=[.F103]/[.E103]" office:value-type="percentage" office:value="0.999507146377526" calcext:value-type="percentage">
            <text:p>99,95%</text:p>
          </table:table-cell>
          <table:table-cell office:value-type="float" office:value="483" calcext:value-type="float">
            <text:p>483</text:p>
          </table:table-cell>
          <table:table-cell table:formula="of:=[.F103]/([.F103]+[.I103])" office:value-type="percentage" office:value="0.89358889623265" calcext:value-type="percentage">
            <text:p>89,36%</text:p>
          </table:table-cell>
          <table:table-cell office:value-type="float" office:value="192359" calcext:value-type="float">
            <text:p>192359</text:p>
          </table:table-cell>
        </table:table-row>
        <table:table-row table:style-name="ro1">
          <table:table-cell office:value-type="string" calcext:value-type="string">
            <text:p>095_Blazing_Mountain_Molten_Caverns.nbs</text:p>
          </table:table-cell>
          <table:table-cell office:value-type="float" office:value="3111" calcext:value-type="float">
            <text:p>3 111,00</text:p>
          </table:table-cell>
          <table:table-cell office:value-type="float" office:value="6.81999999999999" calcext:value-type="float">
            <text:p>6,82</text:p>
          </table:table-cell>
          <table:table-cell table:formula="of:=1-[.C104]/[.B104]" office:value-type="percentage" office:value="0.997807778849245" calcext:value-type="percentage">
            <text:p>99,78%</text:p>
          </table:table-cell>
          <table:table-cell table:number-columns-repeated="2"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  <table:table-cell table:formula="of:=[.F104]/[.E104]" office:value-type="percentage" office:value="1" calcext:value-type="percentage">
            <text:p>100,00%</text:p>
          </table:table-cell>
          <table:table-cell office:value-type="float" office:value="134" calcext:value-type="float">
            <text:p>134</text:p>
          </table:table-cell>
          <table:table-cell table:formula="of:=[.F104]/([.F104]+[.I104])" office:value-type="percentage" office:value="0.920569057498518" calcext:value-type="percentage">
            <text:p>92,06%</text:p>
          </table:table-cell>
          <table:table-cell office:value-type="float" office:value="190413" calcext:value-type="float">
            <text:p>190413</text:p>
          </table:table-cell>
        </table:table-row>
        <table:table-row table:style-name="ro1">
          <table:table-cell office:value-type="string" calcext:value-type="string">
            <text:p>096_Peaks_of_Ash_and_Flame_Molten_Heights.nbs</text:p>
          </table:table-cell>
          <table:table-cell office:value-type="float" office:value="1300.16" calcext:value-type="float">
            <text:p>1 300,16</text:p>
          </table:table-cell>
          <table:table-cell office:value-type="float" office:value="11.66" calcext:value-type="float">
            <text:p>11,66</text:p>
          </table:table-cell>
          <table:table-cell table:formula="of:=1-[.C105]/[.B105]" office:value-type="percentage" office:value="0.991031873000246" calcext:value-type="percentage">
            <text:p>99,10%</text:p>
          </table:table-cell>
          <table:table-cell office:value-type="float" office:value="1576" calcext:value-type="float">
            <text:p>1576</text:p>
          </table:table-cell>
          <table:table-cell office:value-type="float" office:value="1569" calcext:value-type="float">
            <text:p>1569</text:p>
          </table:table-cell>
          <table:table-cell office:value-type="float" office:value="7" calcext:value-type="float">
            <text:p>7</text:p>
          </table:table-cell>
          <table:table-cell table:formula="of:=[.F105]/[.E105]" office:value-type="percentage" office:value="0.995558375634518" calcext:value-type="percentage">
            <text:p>99,56%</text:p>
          </table:table-cell>
          <table:table-cell office:value-type="float" office:value="45" calcext:value-type="float">
            <text:p>45</text:p>
          </table:table-cell>
          <table:table-cell table:formula="of:=[.F105]/([.F105]+[.I105])" office:value-type="percentage" office:value="0.972118959107807" calcext:value-type="percentage">
            <text:p>97,21%</text:p>
          </table:table-cell>
          <table:table-cell office:value-type="float" office:value="126679" calcext:value-type="float">
            <text:p>126679</text:p>
          </table:table-cell>
        </table:table-row>
        <table:table-row table:style-name="ro1">
          <table:table-cell office:value-type="string" calcext:value-type="string">
            <text:p>097_Amongst_the_Clouds_Sky_Islands.nbs</text:p>
          </table:table-cell>
          <table:table-cell office:value-type="float" office:value="4298" calcext:value-type="float">
            <text:p>4 298,00</text:p>
          </table:table-cell>
          <table:table-cell office:value-type="float" office:value="58.0899999999997" calcext:value-type="float">
            <text:p>58,09</text:p>
          </table:table-cell>
          <table:table-cell table:formula="of:=1-[.C106]/[.B106]" office:value-type="percentage" office:value="0.986484411354118" calcext:value-type="percentage">
            <text:p>98,65%</text:p>
          </table:table-cell>
          <table:table-cell table:number-columns-repeated="2" office:value-type="float" office:value="2481" calcext:value-type="float">
            <text:p>2481</text:p>
          </table:table-cell>
          <table:table-cell office:value-type="float" office:value="0" calcext:value-type="float">
            <text:p>0</text:p>
          </table:table-cell>
          <table:table-cell table:formula="of:=[.F106]/[.E106]" office:value-type="percentage" office:value="1" calcext:value-type="percentage">
            <text:p>100,00%</text:p>
          </table:table-cell>
          <table:table-cell office:value-type="float" office:value="839" calcext:value-type="float">
            <text:p>839</text:p>
          </table:table-cell>
          <table:table-cell table:formula="of:=[.F106]/([.F106]+[.I106])" office:value-type="percentage" office:value="0.747289156626506" calcext:value-type="percentage">
            <text:p>74,73%</text:p>
          </table:table-cell>
          <table:table-cell office:value-type="float" office:value="169580" calcext:value-type="float">
            <text:p>169580</text:p>
          </table:table-cell>
        </table:table-row>
        <table:table-row table:style-name="ro1">
          <table:table-cell office:value-type="string" calcext:value-type="string">
            <text:p>098_Dance_of_Memory_Caritat_Manor.nbs</text:p>
          </table:table-cell>
          <table:table-cell office:value-type="float" office:value="768.88" calcext:value-type="float">
            <text:p>768,88</text:p>
          </table:table-cell>
          <table:table-cell office:value-type="float" office:value="0" calcext:value-type="float">
            <text:p>0,00</text:p>
          </table:table-cell>
          <table:table-cell table:formula="of:=1-[.C107]/[.B107]" office:value-type="percentage" office:value="1" calcext:value-type="percentage">
            <text:p>100,00%</text:p>
          </table:table-cell>
          <table:table-cell table:number-columns-repeated="2"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table:formula="of:=[.F107]/[.E107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107]/([.F107]+[.I107])" office:value-type="percentage" office:value="1" calcext:value-type="percentage">
            <text:p>100,00%</text:p>
          </table:table-cell>
          <table:table-cell office:value-type="float" office:value="97656" calcext:value-type="float">
            <text:p>97656</text:p>
          </table:table-cell>
        </table:table-row>
        <table:table-row table:style-name="ro1">
          <table:table-cell office:value-type="string" calcext:value-type="string">
            <text:p>099_Glorious_Illusions_Trippy_Forest.nbs</text:p>
          </table:table-cell>
          <table:table-cell office:value-type="float" office:value="2664.28" calcext:value-type="float">
            <text:p>2 664,28</text:p>
          </table:table-cell>
          <table:table-cell office:value-type="float" office:value="15.0399999999999" calcext:value-type="float">
            <text:p>15,04</text:p>
          </table:table-cell>
          <table:table-cell table:formula="of:=1-[.C108]/[.B108]" office:value-type="percentage" office:value="0.994354947678172" calcext:value-type="percentage">
            <text:p>99,44%</text:p>
          </table:table-cell>
          <table:table-cell table:number-columns-repeated="2"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  <table:table-cell table:formula="of:=[.F108]/[.E108]" office:value-type="percentage" office:value="1" calcext:value-type="percentage">
            <text:p>100,00%</text:p>
          </table:table-cell>
          <table:table-cell office:value-type="float" office:value="191" calcext:value-type="float">
            <text:p>191</text:p>
          </table:table-cell>
          <table:table-cell table:formula="of:=[.F108]/([.F108]+[.I108])" office:value-type="percentage" office:value="0.921977124183007" calcext:value-type="percentage">
            <text:p>92,20%</text:p>
          </table:table-cell>
          <table:table-cell office:value-type="float" office:value="93652" calcext:value-type="float">
            <text:p>93652</text:p>
          </table:table-cell>
        </table:table-row>
        <table:table-row table:style-name="ro1">
          <table:table-cell office:value-type="string" calcext:value-type="string">
            <text:p>100_Lights_Hymn_Light_Realm.nbs</text:p>
          </table:table-cell>
          <table:table-cell office:value-type="float" office:value="4307" calcext:value-type="float">
            <text:p>4 307,00</text:p>
          </table:table-cell>
          <table:table-cell office:value-type="float" office:value="2.46" calcext:value-type="float">
            <text:p>2,46</text:p>
          </table:table-cell>
          <table:table-cell table:formula="of:=1-[.C109]/[.B109]" office:value-type="percentage" office:value="0.999428836777339" calcext:value-type="percentage">
            <text:p>99,94%</text:p>
          </table:table-cell>
          <table:table-cell office:value-type="float" office:value="1443" calcext:value-type="float">
            <text:p>1443</text:p>
          </table:table-cell>
          <table:table-cell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  <table:table-cell table:formula="of:=[.F109]/[.E109]" office:value-type="percentage" office:value="0.998613998613999" calcext:value-type="percentage">
            <text:p>99,86%</text:p>
          </table:table-cell>
          <table:table-cell office:value-type="float" office:value="4" calcext:value-type="float">
            <text:p>4</text:p>
          </table:table-cell>
          <table:table-cell table:formula="of:=[.F109]/([.F109]+[.I109])" office:value-type="percentage" office:value="0.997231833910035" calcext:value-type="percentage">
            <text:p>99,72%</text:p>
          </table:table-cell>
          <table:table-cell office:value-type="float" office:value="190753" calcext:value-type="float">
            <text:p>190753</text:p>
          </table:table-cell>
        </table:table-row>
        <table:table-row table:style-name="ro1">
          <table:table-cell office:value-type="string" calcext:value-type="string">
            <text:p>101_Simplified_Tale_of_the_Century_Flight_in_Distress.nbs</text:p>
          </table:table-cell>
          <table:table-cell office:value-type="float" office:value="7932.48000000006" calcext:value-type="float">
            <text:p>7 932,48</text:p>
          </table:table-cell>
          <table:table-cell office:value-type="float" office:value="116.260000000004" calcext:value-type="float">
            <text:p>116,26</text:p>
          </table:table-cell>
          <table:table-cell table:formula="of:=1-[.C110]/[.B110]" office:value-type="percentage" office:value="0.985343801686232" calcext:value-type="percentage">
            <text:p>98,53%</text:p>
          </table:table-cell>
          <table:table-cell office:value-type="float" office:value="4716" calcext:value-type="float">
            <text:p>4716</text:p>
          </table:table-cell>
          <table:table-cell office:value-type="float" office:value="4702" calcext:value-type="float">
            <text:p>4702</text:p>
          </table:table-cell>
          <table:table-cell office:value-type="float" office:value="14" calcext:value-type="float">
            <text:p>14</text:p>
          </table:table-cell>
          <table:table-cell table:formula="of:=[.F110]/[.E110]" office:value-type="percentage" office:value="0.997031382527566" calcext:value-type="percentage">
            <text:p>99,70%</text:p>
          </table:table-cell>
          <table:table-cell office:value-type="float" office:value="1548" calcext:value-type="float">
            <text:p>1548</text:p>
          </table:table-cell>
          <table:table-cell table:formula="of:=[.F110]/([.F110]+[.I110])" office:value-type="percentage" office:value="0.75232" calcext:value-type="percentage">
            <text:p>75,23%</text:p>
          </table:table-cell>
          <table:table-cell office:value-type="float" office:value="109936" calcext:value-type="float">
            <text:p>109936</text:p>
          </table:table-cell>
        </table:table-row>
        <table:table-row table:style-name="ro1">
          <table:table-cell office:value-type="string" calcext:value-type="string">
            <text:p>101_Tale_of_the_Century_Flight_in_Distress.nbs</text:p>
          </table:table-cell>
          <table:table-cell office:value-type="float" office:value="10753.12" calcext:value-type="float">
            <text:p>10 753,12</text:p>
          </table:table-cell>
          <table:table-cell office:value-type="float" office:value="190.749999999999" calcext:value-type="float">
            <text:p>190,75</text:p>
          </table:table-cell>
          <table:table-cell table:formula="of:=1-[.C111]/[.B111]" office:value-type="percentage" office:value="0.98226096239975" calcext:value-type="percentage">
            <text:p>98,23%</text:p>
          </table:table-cell>
          <table:table-cell office:value-type="float" office:value="7730" calcext:value-type="float">
            <text:p>7730</text:p>
          </table:table-cell>
          <table:table-cell office:value-type="float" office:value="7199" calcext:value-type="float">
            <text:p>7199</text:p>
          </table:table-cell>
          <table:table-cell office:value-type="float" office:value="531" calcext:value-type="float">
            <text:p>531</text:p>
          </table:table-cell>
          <table:table-cell table:formula="of:=[.F111]/[.E111]" office:value-type="percentage" office:value="0.93130659767141" calcext:value-type="percentage">
            <text:p>93,13%</text:p>
          </table:table-cell>
          <table:table-cell office:value-type="float" office:value="2315" calcext:value-type="float">
            <text:p>2315</text:p>
          </table:table-cell>
          <table:table-cell table:formula="of:=[.F111]/([.F111]+[.I111])" office:value-type="percentage" office:value="0.756674374605844" calcext:value-type="percentage">
            <text:p>75,67%</text:p>
          </table:table-cell>
          <table:table-cell office:value-type="float" office:value="106755" calcext:value-type="float">
            <text:p>106755</text:p>
          </table:table-cell>
        </table:table-row>
        <table:table-row table:style-name="ro1">
          <table:table-cell office:value-type="string" calcext:value-type="string">
            <text:p>102_Burning_Soul_Fleris_Cave.nbs</text:p>
          </table:table-cell>
          <table:table-cell office:value-type="float" office:value="6147.12000000008" calcext:value-type="float">
            <text:p>6 147,12</text:p>
          </table:table-cell>
          <table:table-cell office:value-type="float" office:value="77.3000000000009" calcext:value-type="float">
            <text:p>77,30</text:p>
          </table:table-cell>
          <table:table-cell table:formula="of:=1-[.C112]/[.B112]" office:value-type="percentage" office:value="0.987425005531045" calcext:value-type="percentage">
            <text:p>98,74%</text:p>
          </table:table-cell>
          <table:table-cell table:number-columns-repeated="2" office:value-type="float" office:value="3528" calcext:value-type="float">
            <text:p>3528</text:p>
          </table:table-cell>
          <table:table-cell office:value-type="float" office:value="0" calcext:value-type="float">
            <text:p>0</text:p>
          </table:table-cell>
          <table:table-cell table:formula="of:=[.F112]/[.E112]" office:value-type="percentage" office:value="1" calcext:value-type="percentage">
            <text:p>100,00%</text:p>
          </table:table-cell>
          <table:table-cell office:value-type="float" office:value="1423" calcext:value-type="float">
            <text:p>1423</text:p>
          </table:table-cell>
          <table:table-cell table:formula="of:=[.F112]/([.F112]+[.I112])" office:value-type="percentage" office:value="0.712583316501717" calcext:value-type="percentage">
            <text:p>71,26%</text:p>
          </table:table-cell>
          <table:table-cell office:value-type="float" office:value="94049" calcext:value-type="float">
            <text:p>94049</text:p>
          </table:table-cell>
        </table:table-row>
        <table:table-row table:style-name="ro1">
          <table:table-cell office:value-type="string" calcext:value-type="string">
            <text:p>103_Into_the_Unknown_Unknown.nbs</text:p>
          </table:table-cell>
          <table:table-cell office:value-type="float" office:value="4795.12" calcext:value-type="float">
            <text:p>4 795,12</text:p>
          </table:table-cell>
          <table:table-cell office:value-type="float" office:value="6.46999999999999" calcext:value-type="float">
            <text:p>6,47</text:p>
          </table:table-cell>
          <table:table-cell table:formula="of:=1-[.C113]/[.B113]" office:value-type="percentage" office:value="0.998650711556749" calcext:value-type="percentage">
            <text:p>99,87%</text:p>
          </table:table-cell>
          <table:table-cell office:value-type="float" office:value="2270" calcext:value-type="float">
            <text:p>2270</text:p>
          </table:table-cell>
          <table:table-cell office:value-type="float" office:value="2268" calcext:value-type="float">
            <text:p>2268</text:p>
          </table:table-cell>
          <table:table-cell office:value-type="float" office:value="2" calcext:value-type="float">
            <text:p>2</text:p>
          </table:table-cell>
          <table:table-cell table:formula="of:=[.F113]/[.E113]" office:value-type="percentage" office:value="0.999118942731278" calcext:value-type="percentage">
            <text:p>99,91%</text:p>
          </table:table-cell>
          <table:table-cell office:value-type="float" office:value="66" calcext:value-type="float">
            <text:p>66</text:p>
          </table:table-cell>
          <table:table-cell table:formula="of:=[.F113]/([.F113]+[.I113])" office:value-type="percentage" office:value="0.97172236503856" calcext:value-type="percentage">
            <text:p>97,17%</text:p>
          </table:table-cell>
          <table:table-cell office:value-type="float" office:value="119464" calcext:value-type="float">
            <text:p>119464</text:p>
          </table:table-cell>
        </table:table-row>
        <table:table-row table:style-name="ro1">
          <table:table-cell office:value-type="string" calcext:value-type="string">
            <text:p>104_Stumbling_to_the_Brink_of_Despair_The_Void.nbs</text:p>
          </table:table-cell>
          <table:table-cell office:value-type="float" office:value="1345.36" calcext:value-type="float">
            <text:p>1 345,36</text:p>
          </table:table-cell>
          <table:table-cell office:value-type="float" office:value="2.35" calcext:value-type="float">
            <text:p>2,35</text:p>
          </table:table-cell>
          <table:table-cell table:formula="of:=1-[.C114]/[.B114]" office:value-type="percentage" office:value="0.99825325563418" calcext:value-type="percentage">
            <text:p>99,83%</text:p>
          </table:table-cell>
          <table:table-cell table:number-columns-repeated="2"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  <table:table-cell table:formula="of:=[.F114]/[.E114]" office:value-type="percentage" office:value="1" calcext:value-type="percentage">
            <text:p>100,00%</text:p>
          </table:table-cell>
          <table:table-cell office:value-type="float" office:value="39" calcext:value-type="float">
            <text:p>39</text:p>
          </table:table-cell>
          <table:table-cell table:formula="of:=[.F114]/([.F114]+[.I114])" office:value-type="percentage" office:value="0.970476911430734" calcext:value-type="percentage">
            <text:p>97,05%</text:p>
          </table:table-cell>
          <table:table-cell office:value-type="float" office:value="101179" calcext:value-type="float">
            <text:p>101179</text:p>
          </table:table-cell>
        </table:table-row>
        <table:table-row table:style-name="ro1">
          <table:table-cell office:value-type="string" calcext:value-type="string">
            <text:p>105_Clear_Sky_Lullaby_World_Above_the_Clouds.nbs</text:p>
          </table:table-cell>
          <table:table-cell office:value-type="float" office:value="3525.69999999998" calcext:value-type="float">
            <text:p>3 525,70</text:p>
          </table:table-cell>
          <table:table-cell office:value-type="float" office:value="58.8299999999993" calcext:value-type="float">
            <text:p>58,83</text:p>
          </table:table-cell>
          <table:table-cell table:formula="of:=1-[.C115]/[.B115]" office:value-type="percentage" office:value="0.983313951839351" calcext:value-type="percentage">
            <text:p>98,33%</text:p>
          </table:table-cell>
          <table:table-cell office:value-type="float" office:value="5388" calcext:value-type="float">
            <text:p>5388</text:p>
          </table:table-cell>
          <table:table-cell office:value-type="float" office:value="4360" calcext:value-type="float">
            <text:p>4360</text:p>
          </table:table-cell>
          <table:table-cell office:value-type="float" office:value="1028" calcext:value-type="float">
            <text:p>1028</text:p>
          </table:table-cell>
          <table:table-cell table:formula="of:=[.F115]/[.E115]" office:value-type="percentage" office:value="0.80920564216778" calcext:value-type="percentage">
            <text:p>80,92%</text:p>
          </table:table-cell>
          <table:table-cell office:value-type="float" office:value="19" calcext:value-type="float">
            <text:p>19</text:p>
          </table:table-cell>
          <table:table-cell table:formula="of:=[.F115]/([.F115]+[.I115])" office:value-type="percentage" office:value="0.99566110984243" calcext:value-type="percentage">
            <text:p>99,57%</text:p>
          </table:table-cell>
          <table:table-cell office:value-type="float" office:value="136193" calcext:value-type="float">
            <text:p>136193</text:p>
          </table:table-cell>
        </table:table-row>
        <table:table-row table:style-name="ro1">
          <table:table-cell office:value-type="string" calcext:value-type="string">
            <text:p>105_Simplified_Clear_Sky_Lullaby_World_Above_the_Clouds.nbs</text:p>
          </table:table-cell>
          <table:table-cell office:value-type="float" office:value="1686.15999999999" calcext:value-type="float">
            <text:p>1 686,16</text:p>
          </table:table-cell>
          <table:table-cell office:value-type="float" office:value="0.56" calcext:value-type="float">
            <text:p>0,56</text:p>
          </table:table-cell>
          <table:table-cell table:formula="of:=1-[.C116]/[.B116]" office:value-type="percentage" office:value="0.99966788442378" calcext:value-type="percentage">
            <text:p>99,97%</text:p>
          </table:table-cell>
          <table:table-cell table:number-columns-repeated="2"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table:formula="of:=[.F116]/[.E116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116]/([.F116]+[.I116])" office:value-type="percentage" office:value="1" calcext:value-type="percentage">
            <text:p>100,00%</text:p>
          </table:table-cell>
          <table:table-cell office:value-type="float" office:value="139866" calcext:value-type="float">
            <text:p>139866</text:p>
          </table:table-cell>
        </table:table-row>
        <table:table-row table:style-name="ro1">
          <table:table-cell office:value-type="string" calcext:value-type="string">
            <text:p>106_Anthem_of_Rot_Decrepit_Sewers.nbs</text:p>
          </table:table-cell>
          <table:table-cell office:value-type="float" office:value="2649.5" calcext:value-type="float">
            <text:p>2 649,50</text:p>
          </table:table-cell>
          <table:table-cell office:value-type="float" office:value="20.31" calcext:value-type="float">
            <text:p>20,31</text:p>
          </table:table-cell>
          <table:table-cell table:formula="of:=1-[.C117]/[.B117]" office:value-type="percentage" office:value="0.992334402717494" calcext:value-type="percentage">
            <text:p>99,23%</text:p>
          </table:table-cell>
          <table:table-cell office:value-type="float" office:value="2521" calcext:value-type="float">
            <text:p>2521</text:p>
          </table:table-cell>
          <table:table-cell office:value-type="float" office:value="2507" calcext:value-type="float">
            <text:p>2507</text:p>
          </table:table-cell>
          <table:table-cell office:value-type="float" office:value="14" calcext:value-type="float">
            <text:p>14</text:p>
          </table:table-cell>
          <table:table-cell table:formula="of:=[.F117]/[.E117]" office:value-type="percentage" office:value="0.994446648155494" calcext:value-type="percentage">
            <text:p>99,44%</text:p>
          </table:table-cell>
          <table:table-cell office:value-type="float" office:value="31" calcext:value-type="float">
            <text:p>31</text:p>
          </table:table-cell>
          <table:table-cell table:formula="of:=[.F117]/([.F117]+[.I117])" office:value-type="percentage" office:value="0.987785657998424" calcext:value-type="percentage">
            <text:p>98,78%</text:p>
          </table:table-cell>
          <table:table-cell office:value-type="float" office:value="214348" calcext:value-type="float">
            <text:p>214348</text:p>
          </table:table-cell>
        </table:table-row>
        <table:table-row table:style-name="ro1">
          <table:table-cell office:value-type="string" calcext:value-type="string">
            <text:p>107_Arachnophobia_Infested_Pit.nbs</text:p>
          </table:table-cell>
          <table:table-cell office:value-type="float" office:value="2041" calcext:value-type="float">
            <text:p>2 041,00</text:p>
          </table:table-cell>
          <table:table-cell office:value-type="float" office:value="2.1" calcext:value-type="float">
            <text:p>2,10</text:p>
          </table:table-cell>
          <table:table-cell table:formula="of:=1-[.C118]/[.B118]" office:value-type="percentage" office:value="0.998971092601666" calcext:value-type="percentage">
            <text:p>99,90%</text:p>
          </table:table-cell>
          <table:table-cell table:number-columns-repeated="2"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table:formula="of:=[.F118]/[.E118]" office:value-type="percentage" office:value="1" calcext:value-type="percentage">
            <text:p>100,00%</text:p>
          </table:table-cell>
          <table:table-cell office:value-type="float" office:value="38" calcext:value-type="float">
            <text:p>38</text:p>
          </table:table-cell>
          <table:table-cell table:formula="of:=[.F118]/([.F118]+[.I118])" office:value-type="percentage" office:value="0.960539979231568" calcext:value-type="percentage">
            <text:p>96,05%</text:p>
          </table:table-cell>
          <table:table-cell office:value-type="float" office:value="127137" calcext:value-type="float">
            <text:p>127137</text:p>
          </table:table-cell>
        </table:table-row>
        <table:table-row table:style-name="ro1">
          <table:table-cell office:value-type="string" calcext:value-type="string">
            <text:p>108_Bottom_of_the_Food_Chain_Lost_Sanctuary.nbs</text:p>
          </table:table-cell>
          <table:table-cell office:value-type="float" office:value="3494.35999999998" calcext:value-type="float">
            <text:p>3 494,36</text:p>
          </table:table-cell>
          <table:table-cell office:value-type="float" office:value="20.9299999999998" calcext:value-type="float">
            <text:p>20,93</text:p>
          </table:table-cell>
          <table:table-cell table:formula="of:=1-[.C119]/[.B119]" office:value-type="percentage" office:value="0.994010348103802" calcext:value-type="percentage">
            <text:p>99,40%</text:p>
          </table:table-cell>
          <table:table-cell office:value-type="float" office:value="2590" calcext:value-type="float">
            <text:p>2590</text:p>
          </table:table-cell>
          <table:table-cell office:value-type="float" office:value="2451" calcext:value-type="float">
            <text:p>2451</text:p>
          </table:table-cell>
          <table:table-cell office:value-type="float" office:value="139" calcext:value-type="float">
            <text:p>139</text:p>
          </table:table-cell>
          <table:table-cell table:formula="of:=[.F119]/[.E119]" office:value-type="percentage" office:value="0.946332046332046" calcext:value-type="percentage">
            <text:p>94,63%</text:p>
          </table:table-cell>
          <table:table-cell office:value-type="float" office:value="289" calcext:value-type="float">
            <text:p>289</text:p>
          </table:table-cell>
          <table:table-cell table:formula="of:=[.F119]/([.F119]+[.I119])" office:value-type="percentage" office:value="0.894525547445256" calcext:value-type="percentage">
            <text:p>89,45%</text:p>
          </table:table-cell>
          <table:table-cell office:value-type="float" office:value="125221" calcext:value-type="float">
            <text:p>125221</text:p>
          </table:table-cell>
        </table:table-row>
        <table:table-row table:style-name="ro1">
          <table:table-cell office:value-type="string" calcext:value-type="string">
            <text:p>109_March_of_the_Defeated_Underworld_Crypt.nbs</text:p>
          </table:table-cell>
          <table:table-cell office:value-type="float" office:value="7159.36000000004" calcext:value-type="float">
            <text:p>7 159,36</text:p>
          </table:table-cell>
          <table:table-cell office:value-type="float" office:value="73.2600000000003" calcext:value-type="float">
            <text:p>73,26</text:p>
          </table:table-cell>
          <table:table-cell table:formula="of:=1-[.C120]/[.B120]" office:value-type="percentage" office:value="0.989767241764627" calcext:value-type="percentage">
            <text:p>98,98%</text:p>
          </table:table-cell>
          <table:table-cell office:value-type="float" office:value="4132" calcext:value-type="float">
            <text:p>4132</text:p>
          </table:table-cell>
          <table:table-cell office:value-type="float" office:value="3686" calcext:value-type="float">
            <text:p>3686</text:p>
          </table:table-cell>
          <table:table-cell office:value-type="float" office:value="446" calcext:value-type="float">
            <text:p>446</text:p>
          </table:table-cell>
          <table:table-cell table:formula="of:=[.F120]/[.E120]" office:value-type="percentage" office:value="0.892061955469506" calcext:value-type="percentage">
            <text:p>89,21%</text:p>
          </table:table-cell>
          <table:table-cell office:value-type="float" office:value="709" calcext:value-type="float">
            <text:p>709</text:p>
          </table:table-cell>
          <table:table-cell table:formula="of:=[.F120]/([.F120]+[.I120])" office:value-type="percentage" office:value="0.8386803185438" calcext:value-type="percentage">
            <text:p>83,87%</text:p>
          </table:table-cell>
          <table:table-cell office:value-type="float" office:value="126459" calcext:value-type="float">
            <text:p>126459</text:p>
          </table:table-cell>
        </table:table-row>
        <table:table-row table:style-name="ro1">
          <table:table-cell office:value-type="string" calcext:value-type="string">
            <text:p>10A_Prelude_to_Insanity_Corrupted_Dungeon_Entrance.nbs</text:p>
          </table:table-cell>
          <table:table-cell office:value-type="float" office:value="427" calcext:value-type="float">
            <text:p>427,00</text:p>
          </table:table-cell>
          <table:table-cell office:value-type="float" office:value="0" calcext:value-type="float">
            <text:p>0,00</text:p>
          </table:table-cell>
          <table:table-cell table:formula="of:=1-[.C121]/[.B121]" office:value-type="percentage" office:value="1" calcext:value-type="percentage">
            <text:p>100,00%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formula="of:=[.F121]/[.E121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121]/([.F121]+[.I121])" office:value-type="percentage" office:value="1" calcext:value-type="percentage">
            <text:p>100,00%</text:p>
          </table:table-cell>
          <table:table-cell office:value-type="float" office:value="57273" calcext:value-type="float">
            <text:p>57273</text:p>
          </table:table-cell>
        </table:table-row>
        <table:table-row table:style-name="ro1">
          <table:table-cell office:value-type="string" calcext:value-type="string">
            <text:p>110_Mirage_of_Dust_Sand-Swept_Tomb.nbs</text:p>
          </table:table-cell>
          <table:table-cell office:value-type="float" office:value="6371.56" calcext:value-type="float">
            <text:p>6 371,56</text:p>
          </table:table-cell>
          <table:table-cell office:value-type="float" office:value="44.5599999999995" calcext:value-type="float">
            <text:p>44,56</text:p>
          </table:table-cell>
          <table:table-cell table:formula="of:=1-[.C122]/[.B122]" office:value-type="percentage" office:value="0.993006422289047" calcext:value-type="percentage">
            <text:p>99,30%</text:p>
          </table:table-cell>
          <table:table-cell table:number-columns-repeated="2" office:value-type="float" office:value="3571" calcext:value-type="float">
            <text:p>3571</text:p>
          </table:table-cell>
          <table:table-cell office:value-type="float" office:value="0" calcext:value-type="float">
            <text:p>0</text:p>
          </table:table-cell>
          <table:table-cell table:formula="of:=[.F122]/[.E122]" office:value-type="percentage" office:value="1" calcext:value-type="percentage">
            <text:p>100,00%</text:p>
          </table:table-cell>
          <table:table-cell office:value-type="float" office:value="816" calcext:value-type="float">
            <text:p>816</text:p>
          </table:table-cell>
          <table:table-cell table:formula="of:=[.F122]/([.F122]+[.I122])" office:value-type="percentage" office:value="0.813995896968315" calcext:value-type="percentage">
            <text:p>81,40%</text:p>
          </table:table-cell>
          <table:table-cell office:value-type="float" office:value="123113" calcext:value-type="float">
            <text:p>123113</text:p>
          </table:table-cell>
        </table:table-row>
        <table:table-row table:style-name="ro1">
          <table:table-cell office:value-type="string" calcext:value-type="string">
            <text:p>111_Dissonance_Ice_Barrows.nbs</text:p>
          </table:table-cell>
          <table:table-cell office:value-type="float" office:value="1406" calcext:value-type="float">
            <text:p>1 406,00</text:p>
          </table:table-cell>
          <table:table-cell office:value-type="float" office:value="16.16" calcext:value-type="float">
            <text:p>16,16</text:p>
          </table:table-cell>
          <table:table-cell table:formula="of:=1-[.C123]/[.B123]" office:value-type="percentage" office:value="0.98850640113798" calcext:value-type="percentage">
            <text:p>98,85%</text:p>
          </table:table-cell>
          <table:table-cell office:value-type="float" office:value="1262" calcext:value-type="float">
            <text:p>1262</text:p>
          </table:table-cell>
          <table:table-cell office:value-type="float" office:value="1247" calcext:value-type="float">
            <text:p>1247</text:p>
          </table:table-cell>
          <table:table-cell office:value-type="float" office:value="15" calcext:value-type="float">
            <text:p>15</text:p>
          </table:table-cell>
          <table:table-cell table:formula="of:=[.F123]/[.E123]" office:value-type="percentage" office:value="0.98811410459588" calcext:value-type="percentage">
            <text:p>98,81%</text:p>
          </table:table-cell>
          <table:table-cell office:value-type="float" office:value="12" calcext:value-type="float">
            <text:p>12</text:p>
          </table:table-cell>
          <table:table-cell table:formula="of:=[.F123]/([.F123]+[.I123])" office:value-type="percentage" office:value="0.990468625893566" calcext:value-type="percentage">
            <text:p>99,05%</text:p>
          </table:table-cell>
          <table:table-cell office:value-type="float" office:value="88426" calcext:value-type="float">
            <text:p>88426</text:p>
          </table:table-cell>
        </table:table-row>
        <table:table-row table:style-name="ro1">
          <table:table-cell office:value-type="string" calcext:value-type="string">
            <text:p>112_Tribal_Drums_Beating_Undergrowth_Ruins.nbs</text:p>
          </table:table-cell>
          <table:table-cell office:value-type="float" office:value="4515.89999999998" calcext:value-type="float">
            <text:p>4 515,90</text:p>
          </table:table-cell>
          <table:table-cell office:value-type="float" office:value="20.19" calcext:value-type="float">
            <text:p>20,19</text:p>
          </table:table-cell>
          <table:table-cell table:formula="of:=1-[.C124]/[.B124]" office:value-type="percentage" office:value="0.995529130405899" calcext:value-type="percentage">
            <text:p>99,55%</text:p>
          </table:table-cell>
          <table:table-cell office:value-type="float" office:value="2969" calcext:value-type="float">
            <text:p>2969</text:p>
          </table:table-cell>
          <table:table-cell office:value-type="float" office:value="2963" calcext:value-type="float">
            <text:p>2963</text:p>
          </table:table-cell>
          <table:table-cell office:value-type="float" office:value="6" calcext:value-type="float">
            <text:p>6</text:p>
          </table:table-cell>
          <table:table-cell table:formula="of:=[.F124]/[.E124]" office:value-type="percentage" office:value="0.997979117547996" calcext:value-type="percentage">
            <text:p>99,80%</text:p>
          </table:table-cell>
          <table:table-cell office:value-type="float" office:value="90" calcext:value-type="float">
            <text:p>90</text:p>
          </table:table-cell>
          <table:table-cell table:formula="of:=[.F124]/([.F124]+[.I124])" office:value-type="percentage" office:value="0.970520799213888" calcext:value-type="percentage">
            <text:p>97,05%</text:p>
          </table:table-cell>
          <table:table-cell office:value-type="float" office:value="168641" calcext:value-type="float">
            <text:p>168641</text:p>
          </table:table-cell>
        </table:table-row>
        <table:table-row table:style-name="ro1">
          <table:table-cell office:value-type="string" calcext:value-type="string">
            <text:p>113_Mind_of_a_Pirate_Galleons_Graveyard.nbs</text:p>
          </table:table-cell>
          <table:table-cell office:value-type="float" office:value="4298.93" calcext:value-type="float">
            <text:p>4 298,93</text:p>
          </table:table-cell>
          <table:table-cell office:value-type="float" office:value="22.1499999999998" calcext:value-type="float">
            <text:p>22,15</text:p>
          </table:table-cell>
          <table:table-cell table:formula="of:=1-[.C125]/[.B125]" office:value-type="percentage" office:value="0.99484755508929" calcext:value-type="percentage">
            <text:p>99,48%</text:p>
          </table:table-cell>
          <table:table-cell office:value-type="float" office:value="4020" calcext:value-type="float">
            <text:p>4020</text:p>
          </table:table-cell>
          <table:table-cell office:value-type="float" office:value="4009" calcext:value-type="float">
            <text:p>4009</text:p>
          </table:table-cell>
          <table:table-cell office:value-type="float" office:value="11" calcext:value-type="float">
            <text:p>11</text:p>
          </table:table-cell>
          <table:table-cell table:formula="of:=[.F125]/[.E125]" office:value-type="percentage" office:value="0.99726368159204" calcext:value-type="percentage">
            <text:p>99,73%</text:p>
          </table:table-cell>
          <table:table-cell office:value-type="float" office:value="417" calcext:value-type="float">
            <text:p>417</text:p>
          </table:table-cell>
          <table:table-cell table:formula="of:=[.F125]/([.F125]+[.I125])" office:value-type="percentage" office:value="0.905784003615002" calcext:value-type="percentage">
            <text:p>90,58%</text:p>
          </table:table-cell>
          <table:table-cell office:value-type="float" office:value="91663" calcext:value-type="float">
            <text:p>91663</text:p>
          </table:table-cell>
        </table:table-row>
        <table:table-row table:style-name="ro1">
          <table:table-cell office:value-type="string" calcext:value-type="string">
            <text:p>113_Simplified_Mind_of_a_Pirate_Galleons_Graveyard.nbs</text:p>
          </table:table-cell>
          <table:table-cell office:value-type="float" office:value="3444" calcext:value-type="float">
            <text:p>3 444,00</text:p>
          </table:table-cell>
          <table:table-cell office:value-type="float" office:value="5.06999999999998" calcext:value-type="float">
            <text:p>5,07</text:p>
          </table:table-cell>
          <table:table-cell table:formula="of:=1-[.C126]/[.B126]" office:value-type="percentage" office:value="0.99852787456446" calcext:value-type="percentage">
            <text:p>99,85%</text:p>
          </table:table-cell>
          <table:table-cell table:number-columns-repeated="2" office:value-type="float" office:value="2419" calcext:value-type="float">
            <text:p>2419</text:p>
          </table:table-cell>
          <table:table-cell office:value-type="float" office:value="0" calcext:value-type="float">
            <text:p>0</text:p>
          </table:table-cell>
          <table:table-cell table:formula="of:=[.F126]/[.E126]" office:value-type="percentage" office:value="1" calcext:value-type="percentage">
            <text:p>100,00%</text:p>
          </table:table-cell>
          <table:table-cell office:value-type="float" office:value="88" calcext:value-type="float">
            <text:p>88</text:p>
          </table:table-cell>
          <table:table-cell table:formula="of:=[.F126]/([.F126]+[.I126])" office:value-type="percentage" office:value="0.964898284802553" calcext:value-type="percentage">
            <text:p>96,49%</text:p>
          </table:table-cell>
          <table:table-cell office:value-type="float" office:value="93593" calcext:value-type="float">
            <text:p>93593</text:p>
          </table:table-cell>
        </table:table-row>
        <table:table-row table:style-name="ro1">
          <table:table-cell office:value-type="string" calcext:value-type="string">
            <text:p>114_A-U-T-O-M-A-T-I-O-N_Fallen_Factory.nbs</text:p>
          </table:table-cell>
          <table:table-cell office:value-type="float" office:value="22874.4" calcext:value-type="float">
            <text:p>22 874,40</text:p>
          </table:table-cell>
          <table:table-cell office:value-type="float" office:value="4080.34999999985" calcext:value-type="float">
            <text:p>4 080,35</text:p>
          </table:table-cell>
          <table:table-cell table:formula="of:=1-[.C127]/[.B127]" office:value-type="percentage" office:value="0.821619364879523" calcext:value-type="percentage">
            <text:p>82,16%</text:p>
          </table:table-cell>
          <table:table-cell table:number-columns-repeated="2"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table:formula="of:=[.F127]/[.E127]" office:value-type="percentage" office:value="1" calcext:value-type="percentage">
            <text:p>100,00%</text:p>
          </table:table-cell>
          <table:table-cell office:value-type="float" office:value="1660" calcext:value-type="float">
            <text:p>1660</text:p>
          </table:table-cell>
          <table:table-cell table:formula="of:=[.F127]/([.F127]+[.I127])" office:value-type="percentage" office:value="0.690298507462687" calcext:value-type="percentage">
            <text:p>69,03%</text:p>
          </table:table-cell>
          <table:table-cell office:value-type="float" office:value="138740" calcext:value-type="float">
            <text:p>138740</text:p>
          </table:table-cell>
        </table:table-row>
        <table:table-row table:style-name="ro1">
          <table:table-cell office:value-type="string" calcext:value-type="string">
            <text:p>115_Insanity_Corrupted_Dungeon.nbs</text:p>
          </table:table-cell>
          <table:table-cell office:value-type="float" office:value="3870.17999999997" calcext:value-type="float">
            <text:p>3 870,18</text:p>
          </table:table-cell>
          <table:table-cell office:value-type="float" office:value="33.6899999999999" calcext:value-type="float">
            <text:p>33,69</text:p>
          </table:table-cell>
          <table:table-cell table:formula="of:=1-[.C128]/[.B128]" office:value-type="percentage" office:value="0.99129497852813" calcext:value-type="percentage">
            <text:p>99,13%</text:p>
          </table:table-cell>
          <table:table-cell office:value-type="float" office:value="4695" calcext:value-type="float">
            <text:p>4695</text:p>
          </table:table-cell>
          <table:table-cell office:value-type="float" office:value="4666" calcext:value-type="float">
            <text:p>4666</text:p>
          </table:table-cell>
          <table:table-cell office:value-type="float" office:value="29" calcext:value-type="float">
            <text:p>29</text:p>
          </table:table-cell>
          <table:table-cell table:formula="of:=[.F128]/[.E128]" office:value-type="percentage" office:value="0.993823216187433" calcext:value-type="percentage">
            <text:p>99,38%</text:p>
          </table:table-cell>
          <table:table-cell office:value-type="float" office:value="461" calcext:value-type="float">
            <text:p>461</text:p>
          </table:table-cell>
          <table:table-cell table:formula="of:=[.F128]/([.F128]+[.I128])" office:value-type="percentage" office:value="0.910083869709382" calcext:value-type="percentage">
            <text:p>91,01%</text:p>
          </table:table-cell>
          <table:table-cell office:value-type="float" office:value="373044" calcext:value-type="float">
            <text:p>373044</text:p>
          </table:table-cell>
        </table:table-row>
        <table:table-row table:style-name="ro1">
          <table:table-cell office:value-type="string" calcext:value-type="string">
            <text:p>116_Fierce_Foe_Boss_Battle_1.nbs</text:p>
          </table:table-cell>
          <table:table-cell office:value-type="float" office:value="4028.25999999999" calcext:value-type="float">
            <text:p>4 028,26</text:p>
          </table:table-cell>
          <table:table-cell office:value-type="float" office:value="26.4799999999998" calcext:value-type="float">
            <text:p>26,48</text:p>
          </table:table-cell>
          <table:table-cell table:formula="of:=1-[.C129]/[.B129]" office:value-type="percentage" office:value="0.993426442185956" calcext:value-type="percentage">
            <text:p>99,34%</text:p>
          </table:table-cell>
          <table:table-cell table:number-columns-repeated="2" office:value-type="float" office:value="2844" calcext:value-type="float">
            <text:p>2844</text:p>
          </table:table-cell>
          <table:table-cell office:value-type="float" office:value="0" calcext:value-type="float">
            <text:p>0</text:p>
          </table:table-cell>
          <table:table-cell table:formula="of:=[.F129]/[.E129]" office:value-type="percentage" office:value="1" calcext:value-type="percentage">
            <text:p>100,00%</text:p>
          </table:table-cell>
          <table:table-cell office:value-type="float" office:value="560" calcext:value-type="float">
            <text:p>560</text:p>
          </table:table-cell>
          <table:table-cell table:formula="of:=[.F129]/([.F129]+[.I129])" office:value-type="percentage" office:value="0.835487661574618" calcext:value-type="percentage">
            <text:p>83,55%</text:p>
          </table:table-cell>
          <table:table-cell office:value-type="float" office:value="134596" calcext:value-type="float">
            <text:p>134596</text:p>
          </table:table-cell>
        </table:table-row>
        <table:table-row table:style-name="ro1">
          <table:table-cell office:value-type="string" calcext:value-type="string">
            <text:p>117_Fearsome_Foe_Boss_Battle_2.nbs</text:p>
          </table:table-cell>
          <table:table-cell office:value-type="float" office:value="4834" calcext:value-type="float">
            <text:p>4 834,00</text:p>
          </table:table-cell>
          <table:table-cell office:value-type="float" office:value="8.29999999999996" calcext:value-type="float">
            <text:p>8,30</text:p>
          </table:table-cell>
          <table:table-cell table:formula="of:=1-[.C130]/[.B130]" office:value-type="percentage" office:value="0.998282995448904" calcext:value-type="percentage">
            <text:p>99,83%</text:p>
          </table:table-cell>
          <table:table-cell table:number-columns-repeated="2" office:value-type="float" office:value="3226" calcext:value-type="float">
            <text:p>3226</text:p>
          </table:table-cell>
          <table:table-cell office:value-type="float" office:value="0" calcext:value-type="float">
            <text:p>0</text:p>
          </table:table-cell>
          <table:table-cell table:formula="of:=[.F130]/[.E130]" office:value-type="percentage" office:value="1" calcext:value-type="percentage">
            <text:p>100,00%</text:p>
          </table:table-cell>
          <table:table-cell office:value-type="float" office:value="136" calcext:value-type="float">
            <text:p>136</text:p>
          </table:table-cell>
          <table:table-cell table:formula="of:=[.F130]/([.F130]+[.I130])" office:value-type="percentage" office:value="0.959547888161808" calcext:value-type="percentage">
            <text:p>95,95%</text:p>
          </table:table-cell>
          <table:table-cell office:value-type="float" office:value="175538" calcext:value-type="float">
            <text:p>175538</text:p>
          </table:table-cell>
        </table:table-row>
        <table:table-row table:style-name="ro1">
          <table:table-cell office:value-type="string" calcext:value-type="string">
            <text:p>118_Chaotic_Encounter_Boss_Battle_3.nbs</text:p>
          </table:table-cell>
          <table:table-cell office:value-type="float" office:value="4431.25" calcext:value-type="float">
            <text:p>4 431,25</text:p>
          </table:table-cell>
          <table:table-cell office:value-type="float" office:value="19.1499999999998" calcext:value-type="float">
            <text:p>19,15</text:p>
          </table:table-cell>
          <table:table-cell table:formula="of:=1-[.C131]/[.B131]" office:value-type="percentage" office:value="0.995678420310296" calcext:value-type="percentage">
            <text:p>99,57%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0" calcext:value-type="float">
            <text:p>0</text:p>
          </table:table-cell>
          <table:table-cell table:formula="of:=[.F131]/[.E131]" office:value-type="percentage" office:value="1" calcext:value-type="percentage">
            <text:p>100,00%</text:p>
          </table:table-cell>
          <table:table-cell office:value-type="float" office:value="441" calcext:value-type="float">
            <text:p>441</text:p>
          </table:table-cell>
          <table:table-cell table:formula="of:=[.F131]/([.F131]+[.I131])" office:value-type="percentage" office:value="0.889887640449438" calcext:value-type="percentage">
            <text:p>88,99%</text:p>
          </table:table-cell>
          <table:table-cell office:value-type="float" office:value="133695" calcext:value-type="float">
            <text:p>133695</text:p>
          </table:table-cell>
        </table:table-row>
        <table:table-row table:style-name="ro1">
          <table:table-cell office:value-type="string" calcext:value-type="string">
            <text:p>119_Uncertain_Encounter_Boss_Battle_4.nbs</text:p>
          </table:table-cell>
          <table:table-cell office:value-type="float" office:value="10001.84" calcext:value-type="float">
            <text:p>10 001,84</text:p>
          </table:table-cell>
          <table:table-cell office:value-type="float" office:value="95.7200000000035" calcext:value-type="float">
            <text:p>95,72</text:p>
          </table:table-cell>
          <table:table-cell table:formula="of:=1-[.C132]/[.B132]" office:value-type="percentage" office:value="0.99042976092399" calcext:value-type="percentage">
            <text:p>99,04%</text:p>
          </table:table-cell>
          <table:table-cell office:value-type="float" office:value="5044" calcext:value-type="float">
            <text:p>5044</text:p>
          </table:table-cell>
          <table:table-cell office:value-type="float" office:value="5030" calcext:value-type="float">
            <text:p>5030</text:p>
          </table:table-cell>
          <table:table-cell office:value-type="float" office:value="14" calcext:value-type="float">
            <text:p>14</text:p>
          </table:table-cell>
          <table:table-cell table:formula="of:=[.F132]/[.E132]" office:value-type="percentage" office:value="0.997224425059477" calcext:value-type="percentage">
            <text:p>99,72%</text:p>
          </table:table-cell>
          <table:table-cell office:value-type="float" office:value="1523" calcext:value-type="float">
            <text:p>1523</text:p>
          </table:table-cell>
          <table:table-cell table:formula="of:=[.F132]/([.F132]+[.I132])" office:value-type="percentage" office:value="0.767587364565848" calcext:value-type="percentage">
            <text:p>76,76%</text:p>
          </table:table-cell>
          <table:table-cell office:value-type="float" office:value="172733" calcext:value-type="float">
            <text:p>172733</text:p>
          </table:table-cell>
        </table:table-row>
        <table:table-row table:style-name="ro1">
          <table:table-cell office:value-type="string" calcext:value-type="string">
            <text:p>11A_Out_of_Time_Corrupted_Dungeon.nbs</text:p>
          </table:table-cell>
          <table:table-cell office:value-type="float" office:value="3736.67000000002" calcext:value-type="float">
            <text:p>3 736,67</text:p>
          </table:table-cell>
          <table:table-cell office:value-type="float" office:value="10.18" calcext:value-type="float">
            <text:p>10,18</text:p>
          </table:table-cell>
          <table:table-cell table:formula="of:=1-[.C133]/[.B133]" office:value-type="percentage" office:value="0.997275649174265" calcext:value-type="percentage">
            <text:p>99,73%</text:p>
          </table:table-cell>
          <table:table-cell office:value-type="float" office:value="3833" calcext:value-type="float">
            <text:p>3833</text:p>
          </table:table-cell>
          <table:table-cell office:value-type="float" office:value="3770" calcext:value-type="float">
            <text:p>3770</text:p>
          </table:table-cell>
          <table:table-cell office:value-type="float" office:value="63" calcext:value-type="float">
            <text:p>63</text:p>
          </table:table-cell>
          <table:table-cell table:formula="of:=[.F133]/[.E133]" office:value-type="percentage" office:value="0.983563788155492" calcext:value-type="percentage">
            <text:p>98,36%</text:p>
          </table:table-cell>
          <table:table-cell office:value-type="float" office:value="24" calcext:value-type="float">
            <text:p>24</text:p>
          </table:table-cell>
          <table:table-cell table:formula="of:=[.F133]/([.F133]+[.I133])" office:value-type="percentage" office:value="0.99367422245651" calcext:value-type="percentage">
            <text:p>99,37%</text:p>
          </table:table-cell>
          <table:table-cell office:value-type="float" office:value="214043" calcext:value-type="float">
            <text:p>214043</text:p>
          </table:table-cell>
        </table:table-row>
        <table:table-row table:style-name="ro1">
          <table:table-cell office:value-type="string" calcext:value-type="string">
            <text:p>120_Energetic_Encounter_Boss_Battle_5.nbs</text:p>
          </table:table-cell>
          <table:table-cell office:value-type="float" office:value="8869.67" calcext:value-type="float">
            <text:p>8 869,67</text:p>
          </table:table-cell>
          <table:table-cell office:value-type="float" office:value="53.369999999999" calcext:value-type="float">
            <text:p>53,37</text:p>
          </table:table-cell>
          <table:table-cell table:formula="of:=1-[.C134]/[.B134]" office:value-type="percentage" office:value="0.993982865202426" calcext:value-type="percentage">
            <text:p>99,40%</text:p>
          </table:table-cell>
          <table:table-cell table:number-columns-repeated="2" office:value-type="float" office:value="5328" calcext:value-type="float">
            <text:p>5328</text:p>
          </table:table-cell>
          <table:table-cell office:value-type="float" office:value="0" calcext:value-type="float">
            <text:p>0</text:p>
          </table:table-cell>
          <table:table-cell table:formula="of:=[.F134]/[.E134]" office:value-type="percentage" office:value="1" calcext:value-type="percentage">
            <text:p>100,00%</text:p>
          </table:table-cell>
          <table:table-cell office:value-type="float" office:value="1187" calcext:value-type="float">
            <text:p>1187</text:p>
          </table:table-cell>
          <table:table-cell table:formula="of:=[.F134]/([.F134]+[.I134])" office:value-type="percentage" office:value="0.817805065234075" calcext:value-type="percentage">
            <text:p>81,78%</text:p>
          </table:table-cell>
          <table:table-cell office:value-type="float" office:value="198385" calcext:value-type="float">
            <text:p>198385</text:p>
          </table:table-cell>
        </table:table-row>
        <table:table-row table:style-name="ro1">
          <table:table-cell office:value-type="string" calcext:value-type="string">
            <text:p>120_New_Energetic_Encounter_Boss_Battle_5.nbs</text:p>
          </table:table-cell>
          <table:table-cell office:value-type="float" office:value="11710.21" calcext:value-type="float">
            <text:p>11 710,21</text:p>
          </table:table-cell>
          <table:table-cell office:value-type="float" office:value="73.2500000000003" calcext:value-type="float">
            <text:p>73,25</text:p>
          </table:table-cell>
          <table:table-cell table:formula="of:=1-[.C135]/[.B135]" office:value-type="percentage" office:value="0.993744774858862" calcext:value-type="percentage">
            <text:p>99,37%</text:p>
          </table:table-cell>
          <table:table-cell office:value-type="float" office:value="6750" calcext:value-type="float">
            <text:p>6750</text:p>
          </table:table-cell>
          <table:table-cell office:value-type="float" office:value="6749" calcext:value-type="float">
            <text:p>6749</text:p>
          </table:table-cell>
          <table:table-cell office:value-type="float" office:value="1" calcext:value-type="float">
            <text:p>1</text:p>
          </table:table-cell>
          <table:table-cell table:formula="of:=[.F135]/[.E135]" office:value-type="percentage" office:value="0.999851851851852" calcext:value-type="percentage">
            <text:p>99,99%</text:p>
          </table:table-cell>
          <table:table-cell office:value-type="float" office:value="1612" calcext:value-type="float">
            <text:p>1612</text:p>
          </table:table-cell>
          <table:table-cell table:formula="of:=[.F135]/([.F135]+[.I135])" office:value-type="percentage" office:value="0.807200095682335" calcext:value-type="percentage">
            <text:p>80,72%</text:p>
          </table:table-cell>
          <table:table-cell office:value-type="float" office:value="240538" calcext:value-type="float">
            <text:p>240538</text:p>
          </table:table-cell>
        </table:table-row>
        <table:table-row table:style-name="ro1">
          <table:table-cell office:value-type="string" calcext:value-type="string">
            <text:p>120_New_Part_1_Energetic_Encounter_Boss_Battle_5.nbs</text:p>
          </table:table-cell>
          <table:table-cell office:value-type="float" office:value="222.82" calcext:value-type="float">
            <text:p>222,82</text:p>
          </table:table-cell>
          <table:table-cell office:value-type="float" office:value="3.41" calcext:value-type="float">
            <text:p>3,41</text:p>
          </table:table-cell>
          <table:table-cell table:formula="of:=1-[.C136]/[.B136]" office:value-type="percentage" office:value="0.984696167309936" calcext:value-type="percentage">
            <text:p>98,47%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[.F136]/[.E136]" office:value-type="percentage" office:value="1" calcext:value-type="percentage">
            <text:p>100,00%</text:p>
          </table:table-cell>
          <table:table-cell office:value-type="float" office:value="56" calcext:value-type="float">
            <text:p>56</text:p>
          </table:table-cell>
          <table:table-cell table:formula="of:=[.F136]/([.F136]+[.I136])" office:value-type="percentage" office:value="0.805555555555556" calcext:value-type="percentage">
            <text:p>80,56%</text:p>
          </table:table-cell>
          <table:table-cell office:value-type="float" office:value="12512" calcext:value-type="float">
            <text:p>12512</text:p>
          </table:table-cell>
        </table:table-row>
        <table:table-row table:style-name="ro1">
          <table:table-cell office:value-type="string" calcext:value-type="string">
            <text:p>120_New_Part_2_Energetic_Encounter_Boss_Battle_5.nbs</text:p>
          </table:table-cell>
          <table:table-cell office:value-type="float" office:value="2557.57000000001" calcext:value-type="float">
            <text:p>2 557,57</text:p>
          </table:table-cell>
          <table:table-cell office:value-type="float" office:value="16.3199999999998" calcext:value-type="float">
            <text:p>16,32</text:p>
          </table:table-cell>
          <table:table-cell table:formula="of:=1-[.C137]/[.B137]" office:value-type="percentage" office:value="0.993618942981033" calcext:value-type="percentage">
            <text:p>99,36%</text:p>
          </table:table-cell>
          <table:table-cell table:number-columns-repeated="2"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  <table:table-cell table:formula="of:=[.F137]/[.E137]" office:value-type="percentage" office:value="1" calcext:value-type="percentage">
            <text:p>100,00%</text:p>
          </table:table-cell>
          <table:table-cell office:value-type="float" office:value="365" calcext:value-type="float">
            <text:p>365</text:p>
          </table:table-cell>
          <table:table-cell table:formula="of:=[.F137]/([.F137]+[.I137])" office:value-type="percentage" office:value="0.827830188679245" calcext:value-type="percentage">
            <text:p>82,78%</text:p>
          </table:table-cell>
          <table:table-cell office:value-type="float" office:value="74680" calcext:value-type="float">
            <text:p>74680</text:p>
          </table:table-cell>
        </table:table-row>
        <table:table-row table:style-name="ro1">
          <table:table-cell office:value-type="string" calcext:value-type="string">
            <text:p>120_New_Part_3_Energetic_Encounter_Boss_Battle_5.nbs</text:p>
          </table:table-cell>
          <table:table-cell office:value-type="float" office:value="3169.04" calcext:value-type="float">
            <text:p>3 169,04</text:p>
          </table:table-cell>
          <table:table-cell office:value-type="float" office:value="18.7399999999998" calcext:value-type="float">
            <text:p>18,74</text:p>
          </table:table-cell>
          <table:table-cell table:formula="of:=1-[.C138]/[.B138]" office:value-type="percentage" office:value="0.994086537247873" calcext:value-type="percentage">
            <text:p>99,41%</text:p>
          </table:table-cell>
          <table:table-cell table:number-columns-repeated="2" office:value-type="float" office:value="1486" calcext:value-type="float">
            <text:p>1486</text:p>
          </table:table-cell>
          <table:table-cell office:value-type="float" office:value="0" calcext:value-type="float">
            <text:p>0</text:p>
          </table:table-cell>
          <table:table-cell table:formula="of:=[.F138]/[.E138]" office:value-type="percentage" office:value="1" calcext:value-type="percentage">
            <text:p>100,00%</text:p>
          </table:table-cell>
          <table:table-cell office:value-type="float" office:value="415" calcext:value-type="float">
            <text:p>415</text:p>
          </table:table-cell>
          <table:table-cell table:formula="of:=[.F138]/([.F138]+[.I138])" office:value-type="percentage" office:value="0.781693845344556" calcext:value-type="percentage">
            <text:p>78,17%</text:p>
          </table:table-cell>
          <table:table-cell office:value-type="float" office:value="38099" calcext:value-type="float">
            <text:p>38099</text:p>
          </table:table-cell>
        </table:table-row>
        <table:table-row table:style-name="ro1">
          <table:table-cell office:value-type="string" calcext:value-type="string">
            <text:p>120_New_Part_4_Energetic_Encounter_Boss_Battle_5.nbs</text:p>
          </table:table-cell>
          <table:table-cell office:value-type="float" office:value="34.17" calcext:value-type="float">
            <text:p>34,17</text:p>
          </table:table-cell>
          <table:table-cell office:value-type="float" office:value="0.02" calcext:value-type="float">
            <text:p>0,02</text:p>
          </table:table-cell>
          <table:table-cell table:formula="of:=1-[.C139]/[.B139]" office:value-type="percentage" office:value="0.999414691249634" calcext:value-type="percentage">
            <text:p>99,94%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F139]/[.E139]" office:value-type="percentage" office:value="0.972222222222222" calcext:value-type="percentage">
            <text:p>97,22%</text:p>
          </table:table-cell>
          <table:table-cell office:value-type="float" office:value="0" calcext:value-type="float">
            <text:p>0</text:p>
          </table:table-cell>
          <table:table-cell table:formula="of:=[.F139]/([.F139]+[.I139])" office:value-type="percentage" office:value="1" calcext:value-type="percentage">
            <text:p>100,00%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string" calcext:value-type="string">
            <text:p>121_Mistress_of_the_Hive_Boss_Battle_6.nbs</text:p>
          </table:table-cell>
          <table:table-cell office:value-type="float" office:value="9516" calcext:value-type="float">
            <text:p>9 516,00</text:p>
          </table:table-cell>
          <table:table-cell office:value-type="float" office:value="72.4500000000002" calcext:value-type="float">
            <text:p>72,45</text:p>
          </table:table-cell>
          <table:table-cell table:formula="of:=1-[.C140]/[.B140]" office:value-type="percentage" office:value="0.992386506935687" calcext:value-type="percentage">
            <text:p>99,24%</text:p>
          </table:table-cell>
          <table:table-cell table:number-columns-repeated="2" office:value-type="float" office:value="5174" calcext:value-type="float">
            <text:p>5174</text:p>
          </table:table-cell>
          <table:table-cell office:value-type="float" office:value="0" calcext:value-type="float">
            <text:p>0</text:p>
          </table:table-cell>
          <table:table-cell table:formula="of:=[.F140]/[.E140]" office:value-type="percentage" office:value="1" calcext:value-type="percentage">
            <text:p>100,00%</text:p>
          </table:table-cell>
          <table:table-cell office:value-type="float" office:value="1572" calcext:value-type="float">
            <text:p>1572</text:p>
          </table:table-cell>
          <table:table-cell table:formula="of:=[.F140]/([.F140]+[.I140])" office:value-type="percentage" office:value="0.766973021049511" calcext:value-type="percentage">
            <text:p>76,70%</text:p>
          </table:table-cell>
          <table:table-cell office:value-type="float" office:value="325354" calcext:value-type="float">
            <text:p>325354</text:p>
          </table:table-cell>
        </table:table-row>
        <table:table-row table:style-name="ro1">
          <table:table-cell office:value-type="string" calcext:value-type="string">
            <text:p>122_Melody_of_Reckoning_Boss_Battle_7.nbs</text:p>
          </table:table-cell>
          <table:table-cell office:value-type="float" office:value="3029.98" calcext:value-type="float">
            <text:p>3 029,98</text:p>
          </table:table-cell>
          <table:table-cell office:value-type="float" office:value="18.0699999999999" calcext:value-type="float">
            <text:p>18,07</text:p>
          </table:table-cell>
          <table:table-cell table:formula="of:=1-[.C141]/[.B141]" office:value-type="percentage" office:value="0.994036264265771" calcext:value-type="percentage">
            <text:p>99,40%</text:p>
          </table:table-cell>
          <table:table-cell office:value-type="float" office:value="2867" calcext:value-type="float">
            <text:p>2867</text:p>
          </table:table-cell>
          <table:table-cell office:value-type="float" office:value="2863" calcext:value-type="float">
            <text:p>2863</text:p>
          </table:table-cell>
          <table:table-cell office:value-type="float" office:value="4" calcext:value-type="float">
            <text:p>4</text:p>
          </table:table-cell>
          <table:table-cell table:formula="of:=[.F141]/[.E141]" office:value-type="percentage" office:value="0.998604813393791" calcext:value-type="percentage">
            <text:p>99,86%</text:p>
          </table:table-cell>
          <table:table-cell office:value-type="float" office:value="203" calcext:value-type="float">
            <text:p>203</text:p>
          </table:table-cell>
          <table:table-cell table:formula="of:=[.F141]/([.F141]+[.I141])" office:value-type="percentage" office:value="0.9337899543379" calcext:value-type="percentage">
            <text:p>93,38%</text:p>
          </table:table-cell>
          <table:table-cell office:value-type="float" office:value="112630" calcext:value-type="float">
            <text:p>112630</text:p>
          </table:table-cell>
        </table:table-row>
        <table:table-row table:style-name="ro1">
          <table:table-cell office:value-type="string" calcext:value-type="string">
            <text:p>123_The_Last_Stand_Boss_Battle_8.nbs</text:p>
          </table:table-cell>
          <table:table-cell office:value-type="float" office:value="4805" calcext:value-type="float">
            <text:p>4 805,00</text:p>
          </table:table-cell>
          <table:table-cell office:value-type="float" office:value="3.88999999999998" calcext:value-type="float">
            <text:p>3,89</text:p>
          </table:table-cell>
          <table:table-cell table:formula="of:=1-[.C142]/[.B142]" office:value-type="percentage" office:value="0.999190426638918" calcext:value-type="percentage">
            <text:p>99,92%</text:p>
          </table:table-cell>
          <table:table-cell table:number-columns-repeated="2" office:value-type="float" office:value="2345" calcext:value-type="float">
            <text:p>2345</text:p>
          </table:table-cell>
          <table:table-cell office:value-type="float" office:value="0" calcext:value-type="float">
            <text:p>0</text:p>
          </table:table-cell>
          <table:table-cell table:formula="of:=[.F142]/[.E142]" office:value-type="percentage" office:value="1" calcext:value-type="percentage">
            <text:p>100,00%</text:p>
          </table:table-cell>
          <table:table-cell office:value-type="float" office:value="36" calcext:value-type="float">
            <text:p>36</text:p>
          </table:table-cell>
          <table:table-cell table:formula="of:=[.F142]/([.F142]+[.I142])" office:value-type="percentage" office:value="0.984880302393952" calcext:value-type="percentage">
            <text:p>98,49%</text:p>
          </table:table-cell>
          <table:table-cell office:value-type="float" office:value="183319" calcext:value-type="float">
            <text:p>183319</text:p>
          </table:table-cell>
        </table:table-row>
        <table:table-row table:style-name="ro1">
          <table:table-cell office:value-type="string" calcext:value-type="string">
            <text:p>124_Weirding_Boss_Battle_9.nbs</text:p>
          </table:table-cell>
          <table:table-cell office:value-type="float" office:value="5279.07999999989" calcext:value-type="float">
            <text:p>5 279,08</text:p>
          </table:table-cell>
          <table:table-cell office:value-type="float" office:value="60.2399999999997" calcext:value-type="float">
            <text:p>60,24</text:p>
          </table:table-cell>
          <table:table-cell table:formula="of:=1-[.C143]/[.B143]" office:value-type="percentage" office:value="0.988588920796805" calcext:value-type="percentage">
            <text:p>98,86%</text:p>
          </table:table-cell>
          <table:table-cell office:value-type="float" office:value="4750" calcext:value-type="float">
            <text:p>4750</text:p>
          </table:table-cell>
          <table:table-cell office:value-type="float" office:value="4690" calcext:value-type="float">
            <text:p>4690</text:p>
          </table:table-cell>
          <table:table-cell office:value-type="float" office:value="60" calcext:value-type="float">
            <text:p>60</text:p>
          </table:table-cell>
          <table:table-cell table:formula="of:=[.F143]/[.E143]" office:value-type="percentage" office:value="0.987368421052632" calcext:value-type="percentage">
            <text:p>98,74%</text:p>
          </table:table-cell>
          <table:table-cell office:value-type="float" office:value="584" calcext:value-type="float">
            <text:p>584</text:p>
          </table:table-cell>
          <table:table-cell table:formula="of:=[.F143]/([.F143]+[.I143])" office:value-type="percentage" office:value="0.889268107698142" calcext:value-type="percentage">
            <text:p>88,93%</text:p>
          </table:table-cell>
          <table:table-cell office:value-type="float" office:value="121066" calcext:value-type="float">
            <text:p>121066</text:p>
          </table:table-cell>
        </table:table-row>
        <table:table-row table:style-name="ro1">
          <table:table-cell office:value-type="string" calcext:value-type="string">
            <text:p>125_World_Ender_Boss_Battle_10.nbs</text:p>
          </table:table-cell>
          <table:table-cell office:value-type="float" office:value="4219.34000000007" calcext:value-type="float">
            <text:p>4 219,34</text:p>
          </table:table-cell>
          <table:table-cell office:value-type="float" office:value="34.3899999999998" calcext:value-type="float">
            <text:p>34,39</text:p>
          </table:table-cell>
          <table:table-cell table:formula="of:=1-[.C144]/[.B144]" office:value-type="percentage" office:value="0.991849436167742" calcext:value-type="percentage">
            <text:p>99,18%</text:p>
          </table:table-cell>
          <table:table-cell office:value-type="float" office:value="4857" calcext:value-type="float">
            <text:p>4857</text:p>
          </table:table-cell>
          <table:table-cell office:value-type="float" office:value="4721" calcext:value-type="float">
            <text:p>4721</text:p>
          </table:table-cell>
          <table:table-cell office:value-type="float" office:value="136" calcext:value-type="float">
            <text:p>136</text:p>
          </table:table-cell>
          <table:table-cell table:formula="of:=[.F144]/[.E144]" office:value-type="percentage" office:value="0.971999176446366" calcext:value-type="percentage">
            <text:p>97,20%</text:p>
          </table:table-cell>
          <table:table-cell office:value-type="float" office:value="533" calcext:value-type="float">
            <text:p>533</text:p>
          </table:table-cell>
          <table:table-cell table:formula="of:=[.F144]/([.F144]+[.I144])" office:value-type="percentage" office:value="0.898553483060525" calcext:value-type="percentage">
            <text:p>89,86%</text:p>
          </table:table-cell>
          <table:table-cell office:value-type="float" office:value="129910" calcext:value-type="float">
            <text:p>129910</text:p>
          </table:table-cell>
        </table:table-row>
        <table:table-row table:style-name="ro1">
          <table:table-cell office:value-type="string" calcext:value-type="string">
            <text:p>126_Countdown_to_Corruption_Boss_Battle_11.nbs</text:p>
          </table:table-cell>
          <table:table-cell office:value-type="float" office:value="68721.7199999996" calcext:value-type="float">
            <text:p>68 721,72</text:p>
          </table:table-cell>
          <table:table-cell office:value-type="float" office:value="3075.54999999973" calcext:value-type="float">
            <text:p>3 075,55</text:p>
          </table:table-cell>
          <table:table-cell table:formula="of:=1-[.C145]/[.B145]" office:value-type="percentage" office:value="0.955246318049086" calcext:value-type="percentage">
            <text:p>95,52%</text:p>
          </table:table-cell>
          <table:table-cell office:value-type="float" office:value="6906" calcext:value-type="float">
            <text:p>6906</text:p>
          </table:table-cell>
          <table:table-cell office:value-type="float" office:value="6872" calcext:value-type="float">
            <text:p>6872</text:p>
          </table:table-cell>
          <table:table-cell office:value-type="float" office:value="34" calcext:value-type="float">
            <text:p>34</text:p>
          </table:table-cell>
          <table:table-cell table:formula="of:=[.F145]/[.E145]" office:value-type="percentage" office:value="0.995076744859543" calcext:value-type="percentage">
            <text:p>99,51%</text:p>
          </table:table-cell>
          <table:table-cell office:value-type="float" office:value="12636" calcext:value-type="float">
            <text:p>12636</text:p>
          </table:table-cell>
          <table:table-cell table:formula="of:=[.F145]/([.F145]+[.I145])" office:value-type="percentage" office:value="0.352265737133484" calcext:value-type="percentage">
            <text:p>35,23%</text:p>
          </table:table-cell>
          <table:table-cell office:value-type="float" office:value="147158" calcext:value-type="float">
            <text:p>147158</text:p>
          </table:table-cell>
        </table:table-row>
        <table:table-row table:style-name="ro1">
          <table:table-cell office:value-type="string" calcext:value-type="string">
            <text:p>127_Endless_Climb_Tower_of_Ascension_1.nbs</text:p>
          </table:table-cell>
          <table:table-cell office:value-type="float" office:value="3451.63999999999" calcext:value-type="float">
            <text:p>3 451,64</text:p>
          </table:table-cell>
          <table:table-cell office:value-type="float" office:value="9.31999999999993" calcext:value-type="float">
            <text:p>9,32</text:p>
          </table:table-cell>
          <table:table-cell table:formula="of:=1-[.C146]/[.B146]" office:value-type="percentage" office:value="0.997299834281675" calcext:value-type="percentage">
            <text:p>99,73%</text:p>
          </table:table-cell>
          <table:table-cell office:value-type="float" office:value="3406" calcext:value-type="float">
            <text:p>3406</text:p>
          </table:table-cell>
          <table:table-cell office:value-type="float" office:value="3404" calcext:value-type="float">
            <text:p>3404</text:p>
          </table:table-cell>
          <table:table-cell office:value-type="float" office:value="2" calcext:value-type="float">
            <text:p>2</text:p>
          </table:table-cell>
          <table:table-cell table:formula="of:=[.F146]/[.E146]" office:value-type="percentage" office:value="0.999412800939518" calcext:value-type="percentage">
            <text:p>99,94%</text:p>
          </table:table-cell>
          <table:table-cell office:value-type="float" office:value="53" calcext:value-type="float">
            <text:p>53</text:p>
          </table:table-cell>
          <table:table-cell table:formula="of:=[.F146]/([.F146]+[.I146])" office:value-type="percentage" office:value="0.984668787966445" calcext:value-type="percentage">
            <text:p>98,47%</text:p>
          </table:table-cell>
          <table:table-cell office:value-type="float" office:value="153441" calcext:value-type="float">
            <text:p>153441</text:p>
          </table:table-cell>
        </table:table-row>
        <table:table-row table:style-name="ro1">
          <table:table-cell office:value-type="string" calcext:value-type="string">
            <text:p>128_Infinite_Ascension_Tower_of_Ascension_2.nbs</text:p>
          </table:table-cell>
          <table:table-cell office:value-type="float" office:value="15926.47" calcext:value-type="float">
            <text:p>15 926,47</text:p>
          </table:table-cell>
          <table:table-cell office:value-type="float" office:value="130.50000000001" calcext:value-type="float">
            <text:p>130,50</text:p>
          </table:table-cell>
          <table:table-cell table:formula="of:=1-[.C147]/[.B147]" office:value-type="percentage" office:value="0.991806093880188" calcext:value-type="percentage">
            <text:p>99,18%</text:p>
          </table:table-cell>
          <table:table-cell office:value-type="float" office:value="7526" calcext:value-type="float">
            <text:p>7526</text:p>
          </table:table-cell>
          <table:table-cell office:value-type="float" office:value="7466" calcext:value-type="float">
            <text:p>7466</text:p>
          </table:table-cell>
          <table:table-cell office:value-type="float" office:value="60" calcext:value-type="float">
            <text:p>60</text:p>
          </table:table-cell>
          <table:table-cell table:formula="of:=[.F147]/[.E147]" office:value-type="percentage" office:value="0.992027637523253" calcext:value-type="percentage">
            <text:p>99,20%</text:p>
          </table:table-cell>
          <table:table-cell office:value-type="float" office:value="2357" calcext:value-type="float">
            <text:p>2357</text:p>
          </table:table-cell>
          <table:table-cell table:formula="of:=[.F147]/([.F147]+[.I147])" office:value-type="percentage" office:value="0.760052936984628" calcext:value-type="percentage">
            <text:p>76,01%</text:p>
          </table:table-cell>
          <table:table-cell office:value-type="float" office:value="264617" calcext:value-type="float">
            <text:p>264617</text:p>
          </table:table-cell>
        </table:table-row>
        <table:table-row table:style-name="ro1">
          <table:table-cell office:value-type="string" calcext:value-type="string">
            <text:p>129_Unyielding_Influence_The_Nether.nbs</text:p>
          </table:table-cell>
          <table:table-cell office:value-type="float" office:value="3932" calcext:value-type="float">
            <text:p>3 932,00</text:p>
          </table:table-cell>
          <table:table-cell office:value-type="float" office:value="64.7" calcext:value-type="float">
            <text:p>64,70</text:p>
          </table:table-cell>
          <table:table-cell table:formula="of:=1-[.C148]/[.B148]" office:value-type="percentage" office:value="0.983545269582909" calcext:value-type="percentage">
            <text:p>98,35%</text:p>
          </table:table-cell>
          <table:table-cell office:value-type="float" office:value="1706" calcext:value-type="float">
            <text:p>1706</text:p>
          </table:table-cell>
          <table:table-cell office:value-type="float" office:value="1676" calcext:value-type="float">
            <text:p>1676</text:p>
          </table:table-cell>
          <table:table-cell office:value-type="float" office:value="30" calcext:value-type="float">
            <text:p>30</text:p>
          </table:table-cell>
          <table:table-cell table:formula="of:=[.F148]/[.E148]" office:value-type="percentage" office:value="0.982415005861665" calcext:value-type="percentage">
            <text:p>98,24%</text:p>
          </table:table-cell>
          <table:table-cell office:value-type="float" office:value="0" calcext:value-type="float">
            <text:p>0</text:p>
          </table:table-cell>
          <table:table-cell table:formula="of:=[.F148]/([.F148]+[.I148])" office:value-type="percentage" office:value="1" calcext:value-type="percentage">
            <text:p>100,00%</text:p>
          </table:table-cell>
          <table:table-cell office:value-type="float" office:value="201594" calcext:value-type="float">
            <text:p>201594</text:p>
          </table:table-cell>
        </table:table-row>
        <table:table-row table:style-name="ro1">
          <table:table-cell office:value-type="string" calcext:value-type="string">
            <text:p>130_Begin_the_Siege_Guild_Wars.nbs</text:p>
          </table:table-cell>
          <table:table-cell office:value-type="float" office:value="3816" calcext:value-type="float">
            <text:p>3 816,00</text:p>
          </table:table-cell>
          <table:table-cell office:value-type="float" office:value="4.51" calcext:value-type="float">
            <text:p>4,51</text:p>
          </table:table-cell>
          <table:table-cell table:formula="of:=1-[.C149]/[.B149]" office:value-type="percentage" office:value="0.998818134171908" calcext:value-type="percentage">
            <text:p>99,88%</text:p>
          </table:table-cell>
          <table:table-cell table:number-columns-repeated="2" office:value-type="float" office:value="2060" calcext:value-type="float">
            <text:p>2060</text:p>
          </table:table-cell>
          <table:table-cell office:value-type="float" office:value="0" calcext:value-type="float">
            <text:p>0</text:p>
          </table:table-cell>
          <table:table-cell table:formula="of:=[.F149]/[.E149]" office:value-type="percentage" office:value="1" calcext:value-type="percentage">
            <text:p>100,00%</text:p>
          </table:table-cell>
          <table:table-cell office:value-type="float" office:value="90" calcext:value-type="float">
            <text:p>90</text:p>
          </table:table-cell>
          <table:table-cell table:formula="of:=[.F149]/([.F149]+[.I149])" office:value-type="percentage" office:value="0.958139534883721" calcext:value-type="percentage">
            <text:p>95,81%</text:p>
          </table:table-cell>
          <table:table-cell office:value-type="float" office:value="176350" calcext:value-type="float">
            <text:p>176350</text:p>
          </table:table-cell>
        </table:table-row>
        <table:table-row table:style-name="ro1">
          <table:table-cell office:value-type="string" calcext:value-type="string">
            <text:p>131_Legendary_Rumble_Legendary_Challenge.nbs</text:p>
          </table:table-cell>
          <table:table-cell office:value-type="float" office:value="3569.11999999997" calcext:value-type="float">
            <text:p>3 569,12</text:p>
          </table:table-cell>
          <table:table-cell office:value-type="float" office:value="1.14" calcext:value-type="float">
            <text:p>1,14</text:p>
          </table:table-cell>
          <table:table-cell table:formula="of:=1-[.C150]/[.B150]" office:value-type="percentage" office:value="0.999680593535661" calcext:value-type="percentage">
            <text:p>99,97%</text:p>
          </table:table-cell>
          <table:table-cell office:value-type="float" office:value="2596" calcext:value-type="float">
            <text:p>2596</text:p>
          </table:table-cell>
          <table:table-cell office:value-type="float" office:value="2594" calcext:value-type="float">
            <text:p>2594</text:p>
          </table:table-cell>
          <table:table-cell office:value-type="float" office:value="2" calcext:value-type="float">
            <text:p>2</text:p>
          </table:table-cell>
          <table:table-cell table:formula="of:=[.F150]/[.E150]" office:value-type="percentage" office:value="0.999229583975347" calcext:value-type="percentage">
            <text:p>99,92%</text:p>
          </table:table-cell>
          <table:table-cell office:value-type="float" office:value="0" calcext:value-type="float">
            <text:p>0</text:p>
          </table:table-cell>
          <table:table-cell table:formula="of:=[.F150]/([.F150]+[.I150])" office:value-type="percentage" office:value="1" calcext:value-type="percentage">
            <text:p>100,00%</text:p>
          </table:table-cell>
          <table:table-cell office:value-type="float" office:value="151304" calcext:value-type="float">
            <text:p>151304</text:p>
          </table:table-cell>
        </table:table-row>
        <table:table-row table:style-name="ro1">
          <table:table-cell office:value-type="string" calcext:value-type="string">
            <text:p>132_Bakals_March_Bakals_Theme.nbs</text:p>
          </table:table-cell>
          <table:table-cell office:value-type="float" office:value="1558" calcext:value-type="float">
            <text:p>1 558,00</text:p>
          </table:table-cell>
          <table:table-cell office:value-type="float" office:value="7.2" calcext:value-type="float">
            <text:p>7,20</text:p>
          </table:table-cell>
          <table:table-cell table:formula="of:=1-[.C151]/[.B151]" office:value-type="percentage" office:value="0.995378690629011" calcext:value-type="percentage">
            <text:p>99,54%</text:p>
          </table:table-cell>
          <table:table-cell office:value-type="float" office:value="1558" calcext:value-type="float">
            <text:p>1558</text:p>
          </table:table-cell>
          <table:table-cell office:value-type="float" office:value="1552" calcext:value-type="float">
            <text:p>1552</text:p>
          </table:table-cell>
          <table:table-cell office:value-type="float" office:value="6" calcext:value-type="float">
            <text:p>6</text:p>
          </table:table-cell>
          <table:table-cell table:formula="of:=[.F151]/[.E151]" office:value-type="percentage" office:value="0.99614890885751" calcext:value-type="percentage">
            <text:p>99,61%</text:p>
          </table:table-cell>
          <table:table-cell office:value-type="float" office:value="14" calcext:value-type="float">
            <text:p>14</text:p>
          </table:table-cell>
          <table:table-cell table:formula="of:=[.F151]/([.F151]+[.I151])" office:value-type="percentage" office:value="0.991060025542784" calcext:value-type="percentage">
            <text:p>99,11%</text:p>
          </table:table-cell>
          <table:table-cell office:value-type="float" office:value="132928" calcext:value-type="float">
            <text:p>132928</text:p>
          </table:table-cell>
        </table:table-row>
        <table:table-row table:style-name="ro1">
          <table:table-cell office:value-type="string" calcext:value-type="string">
            <text:p>133_The_Last_Hope_886_AP.nbs</text:p>
          </table:table-cell>
          <table:table-cell office:value-type="float" office:value="5805.35999999999" calcext:value-type="float">
            <text:p>5 805,36</text:p>
          </table:table-cell>
          <table:table-cell office:value-type="float" office:value="16.7699999999999" calcext:value-type="float">
            <text:p>16,77</text:p>
          </table:table-cell>
          <table:table-cell table:formula="of:=1-[.C152]/[.B152]" office:value-type="percentage" office:value="0.997111290255901" calcext:value-type="percentage">
            <text:p>99,71%</text:p>
          </table:table-cell>
          <table:table-cell office:value-type="float" office:value="3824" calcext:value-type="float">
            <text:p>3824</text:p>
          </table:table-cell>
          <table:table-cell office:value-type="float" office:value="3758" calcext:value-type="float">
            <text:p>3758</text:p>
          </table:table-cell>
          <table:table-cell office:value-type="float" office:value="66" calcext:value-type="float">
            <text:p>66</text:p>
          </table:table-cell>
          <table:table-cell table:formula="of:=[.F152]/[.E152]" office:value-type="percentage" office:value="0.982740585774059" calcext:value-type="percentage">
            <text:p>98,27%</text:p>
          </table:table-cell>
          <table:table-cell office:value-type="float" office:value="185" calcext:value-type="float">
            <text:p>185</text:p>
          </table:table-cell>
          <table:table-cell table:formula="of:=[.F152]/([.F152]+[.I152])" office:value-type="percentage" office:value="0.953081410093837" calcext:value-type="percentage">
            <text:p>95,31%</text:p>
          </table:table-cell>
          <table:table-cell office:value-type="float" office:value="233891" calcext:value-type="float">
            <text:p>233891</text:p>
          </table:table-cell>
        </table:table-row>
        <table:table-row table:style-name="ro1">
          <table:table-cell office:value-type="string" calcext:value-type="string">
            <text:p>134_An_Interesting_Find_Discovery_Jingle.nbs</text:p>
          </table:table-cell>
          <table:table-cell office:value-type="float" office:value="31" calcext:value-type="float">
            <text:p>31,00</text:p>
          </table:table-cell>
          <table:table-cell office:value-type="float" office:value="0" calcext:value-type="float">
            <text:p>0,00</text:p>
          </table:table-cell>
          <table:table-cell table:formula="of:=1-[.C153]/[.B153]" office:value-type="percentage" office:value="1" calcext:value-type="percentage">
            <text:p>100,00%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153]/[.E153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153]/([.F153]+[.I153])" office:value-type="percentage" office:value="1" calcext:value-type="percentage">
            <text:p>100,00%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135_Party_Blues_Party_Bomb.nbs</text:p>
          </table:table-cell>
          <table:table-cell office:value-type="float" office:value="1259" calcext:value-type="float">
            <text:p>1 259,00</text:p>
          </table:table-cell>
          <table:table-cell office:value-type="float" office:value="23.4999999999998" calcext:value-type="float">
            <text:p>23,50</text:p>
          </table:table-cell>
          <table:table-cell table:formula="of:=1-[.C154]/[.B154]" office:value-type="percentage" office:value="0.981334392374901" calcext:value-type="percentage">
            <text:p>98,13%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table:formula="of:=[.F154]/[.E154]" office:value-type="percentage" office:value="1" calcext:value-type="percentage">
            <text:p>100,00%</text:p>
          </table:table-cell>
          <table:table-cell office:value-type="float" office:value="474" calcext:value-type="float">
            <text:p>474</text:p>
          </table:table-cell>
          <table:table-cell table:formula="of:=[.F154]/([.F154]+[.I154])" office:value-type="percentage" office:value="0.586387434554974" calcext:value-type="percentage">
            <text:p>58,64%</text:p>
          </table:table-cell>
          <table:table-cell office:value-type="float" office:value="37354" calcext:value-type="float">
            <text:p>37354</text:p>
          </table:table-cell>
        </table:table-row>
        <table:table-row table:style-name="ro1">
          <table:table-cell office:value-type="string" calcext:value-type="string">
            <text:p>136_Fringe_of_Fantasy_Pre-Light_Forest.nbs</text:p>
          </table:table-cell>
          <table:table-cell office:value-type="float" office:value="5646.67999999992" calcext:value-type="float">
            <text:p>5 646,68</text:p>
          </table:table-cell>
          <table:table-cell office:value-type="float" office:value="38.1899999999996" calcext:value-type="float">
            <text:p>38,19</text:p>
          </table:table-cell>
          <table:table-cell table:formula="of:=1-[.C155]/[.B155]" office:value-type="percentage" office:value="0.993236733797559" calcext:value-type="percentage">
            <text:p>99,32%</text:p>
          </table:table-cell>
          <table:table-cell office:value-type="float" office:value="4054" calcext:value-type="float">
            <text:p>4054</text:p>
          </table:table-cell>
          <table:table-cell office:value-type="float" office:value="3951" calcext:value-type="float">
            <text:p>3951</text:p>
          </table:table-cell>
          <table:table-cell office:value-type="float" office:value="103" calcext:value-type="float">
            <text:p>103</text:p>
          </table:table-cell>
          <table:table-cell table:formula="of:=[.F155]/[.E155]" office:value-type="percentage" office:value="0.974592994573261" calcext:value-type="percentage">
            <text:p>97,46%</text:p>
          </table:table-cell>
          <table:table-cell office:value-type="float" office:value="533" calcext:value-type="float">
            <text:p>533</text:p>
          </table:table-cell>
          <table:table-cell table:formula="of:=[.F155]/([.F155]+[.I155])" office:value-type="percentage" office:value="0.881132917038359" calcext:value-type="percentage">
            <text:p>88,11%</text:p>
          </table:table-cell>
          <table:table-cell office:value-type="float" office:value="161513" calcext:value-type="float">
            <text:p>161513</text:p>
          </table:table-cell>
        </table:table-row>
        <table:table-row table:style-name="ro1">
          <table:table-cell office:value-type="string" calcext:value-type="string">
            <text:p>137_Affliction_of_Lunacy_Half-Moon_Island.nbs</text:p>
          </table:table-cell>
          <table:table-cell office:value-type="float" office:value="3084.74999999998" calcext:value-type="float">
            <text:p>3 084,75</text:p>
          </table:table-cell>
          <table:table-cell office:value-type="float" office:value="8.00999999999999" calcext:value-type="float">
            <text:p>8,01</text:p>
          </table:table-cell>
          <table:table-cell table:formula="of:=1-[.C156]/[.B156]" office:value-type="percentage" office:value="0.997403355215171" calcext:value-type="percentage">
            <text:p>99,74%</text:p>
          </table:table-cell>
          <table:table-cell office:value-type="float" office:value="2951" calcext:value-type="float">
            <text:p>2951</text:p>
          </table:table-cell>
          <table:table-cell office:value-type="float" office:value="2949" calcext:value-type="float">
            <text:p>2949</text:p>
          </table:table-cell>
          <table:table-cell office:value-type="float" office:value="2" calcext:value-type="float">
            <text:p>2</text:p>
          </table:table-cell>
          <table:table-cell table:formula="of:=[.F156]/[.E156]" office:value-type="percentage" office:value="0.999322263639444" calcext:value-type="percentage">
            <text:p>99,93%</text:p>
          </table:table-cell>
          <table:table-cell office:value-type="float" office:value="173" calcext:value-type="float">
            <text:p>173</text:p>
          </table:table-cell>
          <table:table-cell table:formula="of:=[.F156]/([.F156]+[.I156])" office:value-type="percentage" office:value="0.944586803331198" calcext:value-type="percentage">
            <text:p>94,46%</text:p>
          </table:table-cell>
          <table:table-cell office:value-type="float" office:value="225776" calcext:value-type="float">
            <text:p>225776</text:p>
          </table:table-cell>
        </table:table-row>
        <table:table-row table:style-name="ro1">
          <table:table-cell office:value-type="string" calcext:value-type="string">
            <text:p>138_Military_March_Pigmans_Ravines.nbs</text:p>
          </table:table-cell>
          <table:table-cell office:value-type="float" office:value="3093.9" calcext:value-type="float">
            <text:p>3 093,90</text:p>
          </table:table-cell>
          <table:table-cell office:value-type="float" office:value="101.390000000002" calcext:value-type="float">
            <text:p>101,39</text:p>
          </table:table-cell>
          <table:table-cell table:formula="of:=1-[.C157]/[.B157]" office:value-type="percentage" office:value="0.967229063641358" calcext:value-type="percentage">
            <text:p>96,72%</text:p>
          </table:table-cell>
          <table:table-cell office:value-type="float" office:value="2749" calcext:value-type="float">
            <text:p>2749</text:p>
          </table:table-cell>
          <table:table-cell office:value-type="float" office:value="2727" calcext:value-type="float">
            <text:p>2727</text:p>
          </table:table-cell>
          <table:table-cell office:value-type="float" office:value="22" calcext:value-type="float">
            <text:p>22</text:p>
          </table:table-cell>
          <table:table-cell table:formula="of:=[.F157]/[.E157]" office:value-type="percentage" office:value="0.991997089850855" calcext:value-type="percentage">
            <text:p>99,20%</text:p>
          </table:table-cell>
          <table:table-cell office:value-type="float" office:value="1193" calcext:value-type="float">
            <text:p>1193</text:p>
          </table:table-cell>
          <table:table-cell table:formula="of:=[.F157]/([.F157]+[.I157])" office:value-type="percentage" office:value="0.695663265306122" calcext:value-type="percentage">
            <text:p>69,57%</text:p>
          </table:table-cell>
          <table:table-cell office:value-type="float" office:value="139758" calcext:value-type="float">
            <text:p>139758</text:p>
          </table:table-cell>
        </table:table-row>
        <table:table-row table:style-name="ro1">
          <table:table-cell office:value-type="string" calcext:value-type="string">
            <text:p>139_Stirring_the_Sands_Almuj_Desert.nbs</text:p>
          </table:table-cell>
          <table:table-cell office:value-type="float" office:value="1577.45" calcext:value-type="float">
            <text:p>1 577,45</text:p>
          </table:table-cell>
          <table:table-cell office:value-type="float" office:value="6.29" calcext:value-type="float">
            <text:p>6,29</text:p>
          </table:table-cell>
          <table:table-cell table:formula="of:=1-[.C158]/[.B158]" office:value-type="percentage" office:value="0.996012551903388" calcext:value-type="percentage">
            <text:p>99,60%</text:p>
          </table:table-cell>
          <table:table-cell office:value-type="float" office:value="2119" calcext:value-type="float">
            <text:p>2119</text:p>
          </table:table-cell>
          <table:table-cell office:value-type="float" office:value="2054" calcext:value-type="float">
            <text:p>2054</text:p>
          </table:table-cell>
          <table:table-cell office:value-type="float" office:value="65" calcext:value-type="float">
            <text:p>65</text:p>
          </table:table-cell>
          <table:table-cell table:formula="of:=[.F158]/[.E158]" office:value-type="percentage" office:value="0.969325153374233" calcext:value-type="percentage">
            <text:p>96,93%</text:p>
          </table:table-cell>
          <table:table-cell office:value-type="float" office:value="0" calcext:value-type="float">
            <text:p>0</text:p>
          </table:table-cell>
          <table:table-cell table:formula="of:=[.F158]/([.F158]+[.I158])" office:value-type="percentage" office:value="1" calcext:value-type="percentage">
            <text:p>100,00%</text:p>
          </table:table-cell>
          <table:table-cell office:value-type="float" office:value="141581" calcext:value-type="float">
            <text:p>141581</text:p>
          </table:table-cell>
        </table:table-row>
        <table:table-row table:style-name="ro1">
          <table:table-cell office:value-type="string" calcext:value-type="string">
            <text:p>13A_A_Frightening_Find_Silent_Expanse_Discovery_Jingle.nbs</text:p>
          </table:table-cell>
          <table:table-cell office:value-type="float" office:value="20.89" calcext:value-type="float">
            <text:p>20,89</text:p>
          </table:table-cell>
          <table:table-cell office:value-type="float" office:value="0.0900000000000001" calcext:value-type="float">
            <text:p>0,09</text:p>
          </table:table-cell>
          <table:table-cell table:formula="of:=1-[.C159]/[.B159]" office:value-type="percentage" office:value="0.99569171852561" calcext:value-type="percentage">
            <text:p>99,57%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F159]/[.E159]" office:value-type="percentage" office:value="0.783783783783784" calcext:value-type="percentage">
            <text:p>78,38%</text:p>
          </table:table-cell>
          <table:table-cell office:value-type="float" office:value="0" calcext:value-type="float">
            <text:p>0</text:p>
          </table:table-cell>
          <table:table-cell table:formula="of:=[.F159]/([.F159]+[.I159])" office:value-type="percentage" office:value="1" calcext:value-type="percentage">
            <text:p>100,00%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string" calcext:value-type="string">
            <text:p>140_Freedom_in_Darkness_Lutho.nbs</text:p>
          </table:table-cell>
          <table:table-cell office:value-type="float" office:value="3640.99000000003" calcext:value-type="float">
            <text:p>3 640,99</text:p>
          </table:table-cell>
          <table:table-cell office:value-type="float" office:value="71.4399999999995" calcext:value-type="float">
            <text:p>71,44</text:p>
          </table:table-cell>
          <table:table-cell table:formula="of:=1-[.C160]/[.B160]" office:value-type="percentage" office:value="0.980378962864496" calcext:value-type="percentage">
            <text:p>98,04%</text:p>
          </table:table-cell>
          <table:table-cell office:value-type="float" office:value="6431" calcext:value-type="float">
            <text:p>6431</text:p>
          </table:table-cell>
          <table:table-cell office:value-type="float" office:value="5274" calcext:value-type="float">
            <text:p>5274</text:p>
          </table:table-cell>
          <table:table-cell office:value-type="float" office:value="1157" calcext:value-type="float">
            <text:p>1157</text:p>
          </table:table-cell>
          <table:table-cell table:formula="of:=[.F160]/[.E160]" office:value-type="percentage" office:value="0.820090188151143" calcext:value-type="percentage">
            <text:p>82,01%</text:p>
          </table:table-cell>
          <table:table-cell office:value-type="float" office:value="372" calcext:value-type="float">
            <text:p>372</text:p>
          </table:table-cell>
          <table:table-cell table:formula="of:=[.F160]/([.F160]+[.I160])" office:value-type="percentage" office:value="0.934112646121148" calcext:value-type="percentage">
            <text:p>93,41%</text:p>
          </table:table-cell>
          <table:table-cell office:value-type="float" office:value="186897" calcext:value-type="float">
            <text:p>186897</text:p>
          </table:table-cell>
        </table:table-row>
        <table:table-row table:style-name="ro1">
          <table:table-cell office:value-type="string" calcext:value-type="string">
            <text:p>140_Simplified_Freedom_in_Darkness_Lutho.nbs</text:p>
          </table:table-cell>
          <table:table-cell office:value-type="float" office:value="1973.35" calcext:value-type="float">
            <text:p>1 973,35</text:p>
          </table:table-cell>
          <table:table-cell office:value-type="float" office:value="2.08" calcext:value-type="float">
            <text:p>2,08</text:p>
          </table:table-cell>
          <table:table-cell table:formula="of:=1-[.C161]/[.B161]" office:value-type="percentage" office:value="0.998945954848354" calcext:value-type="percentage">
            <text:p>99,89%</text:p>
          </table:table-cell>
          <table:table-cell table:number-columns-repeated="2" office:value-type="float" office:value="2251" calcext:value-type="float">
            <text:p>2251</text:p>
          </table:table-cell>
          <table:table-cell office:value-type="float" office:value="0" calcext:value-type="float">
            <text:p>0</text:p>
          </table:table-cell>
          <table:table-cell table:formula="of:=[.F161]/[.E161]"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table:formula="of:=[.F161]/([.F161]+[.I161])" office:value-type="percentage" office:value="0.993380406001765" calcext:value-type="percentage">
            <text:p>99,34%</text:p>
          </table:table-cell>
          <table:table-cell office:value-type="float" office:value="191434" calcext:value-type="float">
            <text:p>191434</text:p>
          </table:table-cell>
        </table:table-row>
        <table:table-row table:style-name="ro1">
          <table:table-cell office:value-type="string" calcext:value-type="string">
            <text:p>141_All_Eyes_on_Me_Eyeball_Forest.nbs</text:p>
          </table:table-cell>
          <table:table-cell office:value-type="float" office:value="4609.93000000009" calcext:value-type="float">
            <text:p>4 609,93</text:p>
          </table:table-cell>
          <table:table-cell office:value-type="float" office:value="29.3800000000004" calcext:value-type="float">
            <text:p>29,38</text:p>
          </table:table-cell>
          <table:table-cell table:formula="of:=1-[.C162]/[.B162]" office:value-type="percentage" office:value="0.99362680127464" calcext:value-type="percentage">
            <text:p>99,36%</text:p>
          </table:table-cell>
          <table:table-cell office:value-type="float" office:value="5979" calcext:value-type="float">
            <text:p>5979</text:p>
          </table:table-cell>
          <table:table-cell office:value-type="float" office:value="4961" calcext:value-type="float">
            <text:p>4961</text:p>
          </table:table-cell>
          <table:table-cell office:value-type="float" office:value="1018" calcext:value-type="float">
            <text:p>1018</text:p>
          </table:table-cell>
          <table:table-cell table:formula="of:=[.F162]/[.E162]" office:value-type="percentage" office:value="0.829737414283325" calcext:value-type="percentage">
            <text:p>82,97%</text:p>
          </table:table-cell>
          <table:table-cell office:value-type="float" office:value="100" calcext:value-type="float">
            <text:p>100</text:p>
          </table:table-cell>
          <table:table-cell table:formula="of:=[.F162]/([.F162]+[.I162])" office:value-type="percentage" office:value="0.980241059079233" calcext:value-type="percentage">
            <text:p>98,02%</text:p>
          </table:table-cell>
          <table:table-cell office:value-type="float" office:value="184721" calcext:value-type="float">
            <text:p>184721</text:p>
          </table:table-cell>
        </table:table-row>
        <table:table-row table:style-name="ro1">
          <table:table-cell office:value-type="string" calcext:value-type="string">
            <text:p>141_Simplified_All_Eyes_on_Me_Eyeball_Forest.nbs</text:p>
          </table:table-cell>
          <table:table-cell office:value-type="float" office:value="2962.81999999999" calcext:value-type="float">
            <text:p>2 962,82</text:p>
          </table:table-cell>
          <table:table-cell office:value-type="float" office:value="4.32999999999999" calcext:value-type="float">
            <text:p>4,33</text:p>
          </table:table-cell>
          <table:table-cell table:formula="of:=1-[.C163]/[.B163]" office:value-type="percentage" office:value="0.998538554485254" calcext:value-type="percentage">
            <text:p>99,85%</text:p>
          </table:table-cell>
          <table:table-cell table:number-columns-repeated="2"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  <table:table-cell table:formula="of:=[.F163]/[.E163]" office:value-type="percentage" office:value="1" calcext:value-type="percentage">
            <text:p>100,00%</text:p>
          </table:table-cell>
          <table:table-cell office:value-type="float" office:value="47" calcext:value-type="float">
            <text:p>47</text:p>
          </table:table-cell>
          <table:table-cell table:formula="of:=[.F163]/([.F163]+[.I163])" office:value-type="percentage" office:value="0.98007630351844" calcext:value-type="percentage">
            <text:p>98,01%</text:p>
          </table:table-cell>
          <table:table-cell office:value-type="float" office:value="188241" calcext:value-type="float">
            <text:p>188241</text:p>
          </table:table-cell>
        </table:table-row>
        <table:table-row table:style-name="ro1">
          <table:table-cell office:value-type="string" calcext:value-type="string">
            <text:p>142_Simplified_Where_They_Wandered_Ruined_Olmic_City.nbs</text:p>
          </table:table-cell>
          <table:table-cell office:value-type="float" office:value="6153" calcext:value-type="float">
            <text:p>6 153,00</text:p>
          </table:table-cell>
          <table:table-cell office:value-type="float" office:value="87.6300000000015" calcext:value-type="float">
            <text:p>87,63</text:p>
          </table:table-cell>
          <table:table-cell table:formula="of:=1-[.C164]/[.B164]" office:value-type="percentage" office:value="0.985758166747928" calcext:value-type="percentage">
            <text:p>98,58%</text:p>
          </table:table-cell>
          <table:table-cell office:value-type="float" office:value="3785" calcext:value-type="float">
            <text:p>3785</text:p>
          </table:table-cell>
          <table:table-cell office:value-type="float" office:value="3782" calcext:value-type="float">
            <text:p>3782</text:p>
          </table:table-cell>
          <table:table-cell office:value-type="float" office:value="3" calcext:value-type="float">
            <text:p>3</text:p>
          </table:table-cell>
          <table:table-cell table:formula="of:=[.F164]/[.E164]" office:value-type="percentage" office:value="0.999207397622193" calcext:value-type="percentage">
            <text:p>99,92%</text:p>
          </table:table-cell>
          <table:table-cell office:value-type="float" office:value="769" calcext:value-type="float">
            <text:p>769</text:p>
          </table:table-cell>
          <table:table-cell table:formula="of:=[.F164]/([.F164]+[.I164])" office:value-type="percentage" office:value="0.831026148099319" calcext:value-type="percentage">
            <text:p>83,10%</text:p>
          </table:table-cell>
          <table:table-cell office:value-type="float" office:value="165946" calcext:value-type="float">
            <text:p>165946</text:p>
          </table:table-cell>
        </table:table-row>
        <table:table-row table:style-name="ro1">
          <table:table-cell office:value-type="string" calcext:value-type="string">
            <text:p>142_Where_They_Wandered_Ruined_Olmic_City.nbs</text:p>
          </table:table-cell>
          <table:table-cell office:value-type="float" office:value="6854.92000000019" calcext:value-type="float">
            <text:p>6 854,92</text:p>
          </table:table-cell>
          <table:table-cell office:value-type="float" office:value="119.850000000006" calcext:value-type="float">
            <text:p>119,85</text:p>
          </table:table-cell>
          <table:table-cell table:formula="of:=1-[.C165]/[.B165]" office:value-type="percentage" office:value="0.982516207337211" calcext:value-type="percentage">
            <text:p>98,25%</text:p>
          </table:table-cell>
          <table:table-cell office:value-type="float" office:value="6341" calcext:value-type="float">
            <text:p>6341</text:p>
          </table:table-cell>
          <table:table-cell office:value-type="float" office:value="4948" calcext:value-type="float">
            <text:p>4948</text:p>
          </table:table-cell>
          <table:table-cell office:value-type="float" office:value="1393" calcext:value-type="float">
            <text:p>1393</text:p>
          </table:table-cell>
          <table:table-cell table:formula="of:=[.F165]/[.E165]" office:value-type="percentage" office:value="0.78031856174105" calcext:value-type="percentage">
            <text:p>78,03%</text:p>
          </table:table-cell>
          <table:table-cell office:value-type="float" office:value="840" calcext:value-type="float">
            <text:p>840</text:p>
          </table:table-cell>
          <table:table-cell table:formula="of:=[.F165]/([.F165]+[.I165])" office:value-type="percentage" office:value="0.854872149274361" calcext:value-type="percentage">
            <text:p>85,49%</text:p>
          </table:table-cell>
          <table:table-cell office:value-type="float" office:value="163319" calcext:value-type="float">
            <text:p>163319</text:p>
          </table:table-cell>
        </table:table-row>
        <table:table-row table:style-name="ro1">
          <table:table-cell office:value-type="string" calcext:value-type="string">
            <text:p>143_Its_Melting_Point_Toxic_Wastes.nbs</text:p>
          </table:table-cell>
          <table:table-cell office:value-type="float" office:value="3273.60000000006" calcext:value-type="float">
            <text:p>3 273,60</text:p>
          </table:table-cell>
          <table:table-cell office:value-type="float" office:value="93.6900000000007" calcext:value-type="float">
            <text:p>93,69</text:p>
          </table:table-cell>
          <table:table-cell table:formula="of:=1-[.C166]/[.B166]" office:value-type="percentage" office:value="0.97138013196481" calcext:value-type="percentage">
            <text:p>97,14%</text:p>
          </table:table-cell>
          <table:table-cell office:value-type="float" office:value="5552" calcext:value-type="float">
            <text:p>5552</text:p>
          </table:table-cell>
          <table:table-cell office:value-type="float" office:value="4200" calcext:value-type="float">
            <text:p>4200</text:p>
          </table:table-cell>
          <table:table-cell office:value-type="float" office:value="1352" calcext:value-type="float">
            <text:p>1352</text:p>
          </table:table-cell>
          <table:table-cell table:formula="of:=[.F166]/[.E166]" office:value-type="percentage" office:value="0.756484149855908" calcext:value-type="percentage">
            <text:p>75,65%</text:p>
          </table:table-cell>
          <table:table-cell office:value-type="float" office:value="601" calcext:value-type="float">
            <text:p>601</text:p>
          </table:table-cell>
          <table:table-cell table:formula="of:=[.F166]/([.F166]+[.I166])" office:value-type="percentage" office:value="0.874817746302854" calcext:value-type="percentage">
            <text:p>87,48%</text:p>
          </table:table-cell>
          <table:table-cell office:value-type="float" office:value="134747" calcext:value-type="float">
            <text:p>134747</text:p>
          </table:table-cell>
        </table:table-row>
        <table:table-row table:style-name="ro1">
          <table:table-cell office:value-type="string" calcext:value-type="string">
            <text:p>143_Simplified_Its_Melting_Point_Toxic_Wastes.nbs</text:p>
          </table:table-cell>
          <table:table-cell office:value-type="float" office:value="2688" calcext:value-type="float">
            <text:p>2 688,00</text:p>
          </table:table-cell>
          <table:table-cell office:value-type="float" office:value="59.9099999999999" calcext:value-type="float">
            <text:p>59,91</text:p>
          </table:table-cell>
          <table:table-cell table:formula="of:=1-[.C167]/[.B167]" office:value-type="percentage" office:value="0.977712053571429" calcext:value-type="percentage">
            <text:p>97,77%</text:p>
          </table:table-cell>
          <table:table-cell office:value-type="float" office:value="2670" calcext:value-type="float">
            <text:p>2670</text:p>
          </table:table-cell>
          <table:table-cell office:value-type="float" office:value="2657" calcext:value-type="float">
            <text:p>2657</text:p>
          </table:table-cell>
          <table:table-cell office:value-type="float" office:value="13" calcext:value-type="float">
            <text:p>13</text:p>
          </table:table-cell>
          <table:table-cell table:formula="of:=[.F167]/[.E167]" office:value-type="percentage" office:value="0.995131086142322" calcext:value-type="percentage">
            <text:p>99,51%</text:p>
          </table:table-cell>
          <table:table-cell office:value-type="float" office:value="475" calcext:value-type="float">
            <text:p>475</text:p>
          </table:table-cell>
          <table:table-cell table:formula="of:=[.F167]/([.F167]+[.I167])" office:value-type="percentage" office:value="0.848339719029374" calcext:value-type="percentage">
            <text:p>84,83%</text:p>
          </table:table-cell>
          <table:table-cell office:value-type="float" office:value="137755" calcext:value-type="float">
            <text:p>137755</text:p>
          </table:table-cell>
        </table:table-row>
        <table:table-row table:style-name="ro1">
          <table:table-cell office:value-type="string" calcext:value-type="string">
            <text:p>144_Simplified_Tangled_in_Endless_Roots_Void_Valley.nbs</text:p>
          </table:table-cell>
          <table:table-cell office:value-type="float" office:value="2459.8" calcext:value-type="float">
            <text:p>2 459,80</text:p>
          </table:table-cell>
          <table:table-cell office:value-type="float" office:value="62.3399999999994" calcext:value-type="float">
            <text:p>62,34</text:p>
          </table:table-cell>
          <table:table-cell table:formula="of:=1-[.C168]/[.B168]" office:value-type="percentage" office:value="0.974656476136271" calcext:value-type="percentage">
            <text:p>97,47%</text:p>
          </table:table-cell>
          <table:table-cell table:number-columns-repeated="2" office:value-type="float" office:value="2611" calcext:value-type="float">
            <text:p>2611</text:p>
          </table:table-cell>
          <table:table-cell office:value-type="float" office:value="0" calcext:value-type="float">
            <text:p>0</text:p>
          </table:table-cell>
          <table:table-cell table:formula="of:=[.F168]/[.E168]" office:value-type="percentage" office:value="1" calcext:value-type="percentage">
            <text:p>100,00%</text:p>
          </table:table-cell>
          <table:table-cell office:value-type="float" office:value="584" calcext:value-type="float">
            <text:p>584</text:p>
          </table:table-cell>
          <table:table-cell table:formula="of:=[.F168]/([.F168]+[.I168])" office:value-type="percentage" office:value="0.817214397496088" calcext:value-type="percentage">
            <text:p>81,72%</text:p>
          </table:table-cell>
          <table:table-cell office:value-type="float" office:value="150505" calcext:value-type="float">
            <text:p>150505</text:p>
          </table:table-cell>
        </table:table-row>
        <table:table-row table:style-name="ro1">
          <table:table-cell office:value-type="string" calcext:value-type="string">
            <text:p>144_Tangled_in_Endless_Roots_Void_Valley.nbs</text:p>
          </table:table-cell>
          <table:table-cell office:value-type="float" office:value="2999.18000000002" calcext:value-type="float">
            <text:p>2 999,18</text:p>
          </table:table-cell>
          <table:table-cell office:value-type="float" office:value="90.2300000000012" calcext:value-type="float">
            <text:p>90,23</text:p>
          </table:table-cell>
          <table:table-cell table:formula="of:=1-[.C169]/[.B169]" office:value-type="percentage" office:value="0.969915110130102" calcext:value-type="percentage">
            <text:p>96,99%</text:p>
          </table:table-cell>
          <table:table-cell office:value-type="float" office:value="5787" calcext:value-type="float">
            <text:p>5787</text:p>
          </table:table-cell>
          <table:table-cell office:value-type="float" office:value="4402" calcext:value-type="float">
            <text:p>4402</text:p>
          </table:table-cell>
          <table:table-cell office:value-type="float" office:value="1385" calcext:value-type="float">
            <text:p>1385</text:p>
          </table:table-cell>
          <table:table-cell table:formula="of:=[.F169]/[.E169]" office:value-type="percentage" office:value="0.760670468290997" calcext:value-type="percentage">
            <text:p>76,07%</text:p>
          </table:table-cell>
          <table:table-cell office:value-type="float" office:value="599" calcext:value-type="float">
            <text:p>599</text:p>
          </table:table-cell>
          <table:table-cell table:formula="of:=[.F169]/([.F169]+[.I169])" office:value-type="percentage" office:value="0.880223955208958" calcext:value-type="percentage">
            <text:p>88,02%</text:p>
          </table:table-cell>
          <table:table-cell office:value-type="float" office:value="147314" calcext:value-type="float">
            <text:p>147314</text:p>
          </table:table-cell>
        </table:table-row>
        <table:table-row table:style-name="ro1">
          <table:table-cell office:value-type="string" calcext:value-type="string">
            <text:p>145_Everpresence_Eldritch_Outlook.nbs</text:p>
          </table:table-cell>
          <table:table-cell office:value-type="float" office:value="8928.31999999997" calcext:value-type="float">
            <text:p>8 928,32</text:p>
          </table:table-cell>
          <table:table-cell office:value-type="float" office:value="140.110000000007" calcext:value-type="float">
            <text:p>140,11</text:p>
          </table:table-cell>
          <table:table-cell table:formula="of:=1-[.C170]/[.B170]" office:value-type="percentage" office:value="0.984307238091824" calcext:value-type="percentage">
            <text:p>98,43%</text:p>
          </table:table-cell>
          <table:table-cell office:value-type="float" office:value="7435" calcext:value-type="float">
            <text:p>7435</text:p>
          </table:table-cell>
          <table:table-cell office:value-type="float" office:value="6114" calcext:value-type="float">
            <text:p>6114</text:p>
          </table:table-cell>
          <table:table-cell office:value-type="float" office:value="1321" calcext:value-type="float">
            <text:p>1321</text:p>
          </table:table-cell>
          <table:table-cell table:formula="of:=[.F170]/[.E170]" office:value-type="percentage" office:value="0.822326832548756" calcext:value-type="percentage">
            <text:p>82,23%</text:p>
          </table:table-cell>
          <table:table-cell office:value-type="float" office:value="1550" calcext:value-type="float">
            <text:p>1550</text:p>
          </table:table-cell>
          <table:table-cell table:formula="of:=[.F170]/([.F170]+[.I170])" office:value-type="percentage" office:value="0.797755741127349" calcext:value-type="percentage">
            <text:p>79,78%</text:p>
          </table:table-cell>
          <table:table-cell office:value-type="float" office:value="221515" calcext:value-type="float">
            <text:p>221515</text:p>
          </table:table-cell>
        </table:table-row>
        <table:table-row table:style-name="ro1">
          <table:table-cell office:value-type="string" calcext:value-type="string">
            <text:p>145_Simplified_Everpresence_Eldritch_Outlook.nbs</text:p>
          </table:table-cell>
          <table:table-cell office:value-type="float" office:value="6737" calcext:value-type="float">
            <text:p>6 737,00</text:p>
          </table:table-cell>
          <table:table-cell office:value-type="float" office:value="102.480000000002" calcext:value-type="float">
            <text:p>102,48</text:p>
          </table:table-cell>
          <table:table-cell table:formula="of:=1-[.C171]/[.B171]" office:value-type="percentage" office:value="0.984788481519964" calcext:value-type="percentage">
            <text:p>98,48%</text:p>
          </table:table-cell>
          <table:table-cell office:value-type="float" office:value="4031" calcext:value-type="float">
            <text:p>4031</text:p>
          </table:table-cell>
          <table:table-cell office:value-type="float" office:value="4022" calcext:value-type="float">
            <text:p>4022</text:p>
          </table:table-cell>
          <table:table-cell office:value-type="float" office:value="9" calcext:value-type="float">
            <text:p>9</text:p>
          </table:table-cell>
          <table:table-cell table:formula="of:=[.F171]/[.E171]" office:value-type="percentage" office:value="0.99776730339866" calcext:value-type="percentage">
            <text:p>99,78%</text:p>
          </table:table-cell>
          <table:table-cell office:value-type="float" office:value="1260" calcext:value-type="float">
            <text:p>1260</text:p>
          </table:table-cell>
          <table:table-cell table:formula="of:=[.F171]/([.F171]+[.I171])" office:value-type="percentage" office:value="0.761453994698978" calcext:value-type="percentage">
            <text:p>76,15%</text:p>
          </table:table-cell>
          <table:table-cell office:value-type="float" office:value="225209" calcext:value-type="float">
            <text:p>225209</text:p>
          </table:table-cell>
        </table:table-row>
        <table:table-row table:style-name="ro1">
          <table:table-cell office:value-type="string" calcext:value-type="string">
            <text:p>146_End_of_the_Road_The_Portal.nbs</text:p>
          </table:table-cell>
          <table:table-cell office:value-type="float" office:value="1941.16000000003" calcext:value-type="float">
            <text:p>1 941,16</text:p>
          </table:table-cell>
          <table:table-cell office:value-type="float" office:value="44.3499999999998" calcext:value-type="float">
            <text:p>44,35</text:p>
          </table:table-cell>
          <table:table-cell table:formula="of:=1-[.C172]/[.B172]" office:value-type="percentage" office:value="0.97715283644831" calcext:value-type="percentage">
            <text:p>97,72%</text:p>
          </table:table-cell>
          <table:table-cell office:value-type="float" office:value="2500" calcext:value-type="float">
            <text:p>2500</text:p>
          </table:table-cell>
          <table:table-cell office:value-type="float" office:value="1799" calcext:value-type="float">
            <text:p>1799</text:p>
          </table:table-cell>
          <table:table-cell office:value-type="float" office:value="701" calcext:value-type="float">
            <text:p>701</text:p>
          </table:table-cell>
          <table:table-cell table:formula="of:=[.F172]/[.E172]" office:value-type="percentage" office:value="0.7196" calcext:value-type="percentage">
            <text:p>71,96%</text:p>
          </table:table-cell>
          <table:table-cell office:value-type="float" office:value="30" calcext:value-type="float">
            <text:p>30</text:p>
          </table:table-cell>
          <table:table-cell table:formula="of:=[.F172]/([.F172]+[.I172])" office:value-type="percentage" office:value="0.983597594313833" calcext:value-type="percentage">
            <text:p>98,36%</text:p>
          </table:table-cell>
          <table:table-cell office:value-type="float" office:value="93470" calcext:value-type="float">
            <text:p>93470</text:p>
          </table:table-cell>
        </table:table-row>
        <table:table-row table:style-name="ro1">
          <table:table-cell office:value-type="string" calcext:value-type="string">
            <text:p>147_Genesis_of_the_End_Boss_Battle_12.nbs</text:p>
          </table:table-cell>
          <table:table-cell office:value-type="float" office:value="33611.5399999979" calcext:value-type="float">
            <text:p>33 611,54</text:p>
          </table:table-cell>
          <table:table-cell office:value-type="float" office:value="262.259999999983" calcext:value-type="float">
            <text:p>262,26</text:p>
          </table:table-cell>
          <table:table-cell table:formula="of:=1-[.C173]/[.B173]" office:value-type="percentage" office:value="0.992197322705237" calcext:value-type="percentage">
            <text:p>99,22%</text:p>
          </table:table-cell>
          <table:table-cell office:value-type="float" office:value="14596" calcext:value-type="float">
            <text:p>14596</text:p>
          </table:table-cell>
          <table:table-cell office:value-type="float" office:value="14589" calcext:value-type="float">
            <text:p>14589</text:p>
          </table:table-cell>
          <table:table-cell office:value-type="float" office:value="7" calcext:value-type="float">
            <text:p>7</text:p>
          </table:table-cell>
          <table:table-cell table:formula="of:=[.F173]/[.E173]" office:value-type="percentage" office:value="0.99952041655248" calcext:value-type="percentage">
            <text:p>99,95%</text:p>
          </table:table-cell>
          <table:table-cell office:value-type="float" office:value="5197" calcext:value-type="float">
            <text:p>5197</text:p>
          </table:table-cell>
          <table:table-cell table:formula="of:=[.F173]/([.F173]+[.I173])" office:value-type="percentage" office:value="0.737339533003133" calcext:value-type="percentage">
            <text:p>73,73%</text:p>
          </table:table-cell>
          <table:table-cell office:value-type="float" office:value="562707" calcext:value-type="float">
            <text:p>562707</text:p>
          </table:table-cell>
        </table:table-row>
        <table:table-row table:style-name="ro1">
          <table:table-cell office:value-type="string" calcext:value-type="string">
            <text:p>147_Loopless_Genesis_of_the_End_Boss_Battle_12.nbs</text:p>
          </table:table-cell>
          <table:table-cell office:value-type="float" office:value="17329.4699999992" calcext:value-type="float">
            <text:p>17 329,47</text:p>
          </table:table-cell>
          <table:table-cell office:value-type="float" office:value="132.060000000008" calcext:value-type="float">
            <text:p>132,06</text:p>
          </table:table-cell>
          <table:table-cell table:formula="of:=1-[.C174]/[.B174]" office:value-type="percentage" office:value="0.992379455343988" calcext:value-type="percentage">
            <text:p>99,24%</text:p>
          </table:table-cell>
          <table:table-cell office:value-type="float" office:value="7548" calcext:value-type="float">
            <text:p>7548</text:p>
          </table:table-cell>
          <table:table-cell office:value-type="float" office:value="7544" calcext:value-type="float">
            <text:p>7544</text:p>
          </table:table-cell>
          <table:table-cell office:value-type="float" office:value="4" calcext:value-type="float">
            <text:p>4</text:p>
          </table:table-cell>
          <table:table-cell table:formula="of:=[.F174]/[.E174]" office:value-type="percentage" office:value="0.999470058293588" calcext:value-type="percentage">
            <text:p>99,95%</text:p>
          </table:table-cell>
          <table:table-cell office:value-type="float" office:value="2607" calcext:value-type="float">
            <text:p>2607</text:p>
          </table:table-cell>
          <table:table-cell table:formula="of:=[.F174]/([.F174]+[.I174])" office:value-type="percentage" office:value="0.74317801201852" calcext:value-type="percentage">
            <text:p>74,32%</text:p>
          </table:table-cell>
          <table:table-cell office:value-type="float" office:value="297045" calcext:value-type="float">
            <text:p>297045</text:p>
          </table:table-cell>
        </table:table-row>
        <table:table-row table:style-name="ro1">
          <table:table-cell office:value-type="string" calcext:value-type="string">
            <text:p>147_Part_1_Genesis_of_the_End_Boss_Battle_12.nbs</text:p>
          </table:table-cell>
          <table:table-cell office:value-type="float" office:value="1060.32" calcext:value-type="float">
            <text:p>1 060,32</text:p>
          </table:table-cell>
          <table:table-cell office:value-type="float" office:value="1.51" calcext:value-type="float">
            <text:p>1,51</text:p>
          </table:table-cell>
          <table:table-cell table:formula="of:=1-[.C175]/[.B175]" office:value-type="percentage" office:value="0.998575901614607" calcext:value-type="percentage">
            <text:p>99,86%</text:p>
          </table:table-cell>
          <table:table-cell office:value-type="float" office:value="505" calcext:value-type="float">
            <text:p>505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table:formula="of:=[.F175]/[.E175]" office:value-type="percentage" office:value="0.998019801980198" calcext:value-type="percentage">
            <text:p>99,80%</text:p>
          </table:table-cell>
          <table:table-cell office:value-type="float" office:value="27" calcext:value-type="float">
            <text:p>27</text:p>
          </table:table-cell>
          <table:table-cell table:formula="of:=[.F175]/([.F175]+[.I175])" office:value-type="percentage" office:value="0.949152542372881" calcext:value-type="percentage">
            <text:p>94,92%</text:p>
          </table:table-cell>
          <table:table-cell office:value-type="float" office:value="31468" calcext:value-type="float">
            <text:p>31468</text:p>
          </table:table-cell>
        </table:table-row>
        <table:table-row table:style-name="ro1">
          <table:table-cell office:value-type="string" calcext:value-type="string">
            <text:p>147_Part_2_Genesis_of_the_End_Boss_Battle_12.nbs</text:p>
          </table:table-cell>
          <table:table-cell office:value-type="float" office:value="5425.58999999998" calcext:value-type="float">
            <text:p>5 425,59</text:p>
          </table:table-cell>
          <table:table-cell office:value-type="float" office:value="57.6899999999993" calcext:value-type="float">
            <text:p>57,69</text:p>
          </table:table-cell>
          <table:table-cell table:formula="of:=1-[.C176]/[.B176]" office:value-type="percentage" office:value="0.989367055011529" calcext:value-type="percentage">
            <text:p>98,94%</text:p>
          </table:table-cell>
          <table:table-cell table:number-columns-repeated="2" office:value-type="float" office:value="2343" calcext:value-type="float">
            <text:p>2343</text:p>
          </table:table-cell>
          <table:table-cell office:value-type="float" office:value="0" calcext:value-type="float">
            <text:p>0</text:p>
          </table:table-cell>
          <table:table-cell table:formula="of:=[.F176]/[.E176]" office:value-type="percentage" office:value="1" calcext:value-type="percentage">
            <text:p>100,00%</text:p>
          </table:table-cell>
          <table:table-cell office:value-type="float" office:value="1100" calcext:value-type="float">
            <text:p>1100</text:p>
          </table:table-cell>
          <table:table-cell table:formula="of:=[.F176]/([.F176]+[.I176])" office:value-type="percentage" office:value="0.680511182108626" calcext:value-type="percentage">
            <text:p>68,05%</text:p>
          </table:table-cell>
          <table:table-cell office:value-type="float" office:value="111757" calcext:value-type="float">
            <text:p>111757</text:p>
          </table:table-cell>
        </table:table-row>
        <table:table-row table:style-name="ro1">
          <table:table-cell office:value-type="string" calcext:value-type="string">
            <text:p>147_Part_3_Genesis_of_the_End_Boss_Battle_12.nbs</text:p>
          </table:table-cell>
          <table:table-cell office:value-type="float" office:value="7442.20000000003" calcext:value-type="float">
            <text:p>7 442,20</text:p>
          </table:table-cell>
          <table:table-cell office:value-type="float" office:value="122.910000000008" calcext:value-type="float">
            <text:p>122,91</text:p>
          </table:table-cell>
          <table:table-cell table:formula="of:=1-[.C177]/[.B177]" office:value-type="percentage" office:value="0.983484722259546" calcext:value-type="percentage">
            <text:p>98,35%</text:p>
          </table:table-cell>
          <table:table-cell table:number-columns-repeated="2" office:value-type="float" office:value="3287" calcext:value-type="float">
            <text:p>3287</text:p>
          </table:table-cell>
          <table:table-cell office:value-type="float" office:value="0" calcext:value-type="float">
            <text:p>0</text:p>
          </table:table-cell>
          <table:table-cell table:formula="of:=[.F177]/[.E177]" office:value-type="percentage" office:value="1" calcext:value-type="percentage">
            <text:p>100,00%</text:p>
          </table:table-cell>
          <table:table-cell office:value-type="float" office:value="2503" calcext:value-type="float">
            <text:p>2503</text:p>
          </table:table-cell>
          <table:table-cell table:formula="of:=[.F177]/([.F177]+[.I177])" office:value-type="percentage" office:value="0.567702936096719" calcext:value-type="percentage">
            <text:p>56,77%</text:p>
          </table:table-cell>
          <table:table-cell office:value-type="float" office:value="109410" calcext:value-type="float">
            <text:p>109410</text:p>
          </table:table-cell>
        </table:table-row>
        <table:table-row table:style-name="ro1">
          <table:table-cell office:value-type="string" calcext:value-type="string">
            <text:p>147_Part_4_Genesis_of_the_End_Boss_Battle_12.nbs</text:p>
          </table:table-cell>
          <table:table-cell office:value-type="float" office:value="3401.36" calcext:value-type="float">
            <text:p>3 401,36</text:p>
          </table:table-cell>
          <table:table-cell office:value-type="float" office:value="28.8799999999999" calcext:value-type="float">
            <text:p>28,88</text:p>
          </table:table-cell>
          <table:table-cell table:formula="of:=1-[.C178]/[.B178]" office:value-type="percentage" office:value="0.991509278641485" calcext:value-type="percentage">
            <text:p>99,15%</text:p>
          </table:table-cell>
          <table:table-cell office:value-type="float" office:value="1413" calcext:value-type="float">
            <text:p>1413</text:p>
          </table:table-cell>
          <table:table-cell office:value-type="float" office:value="1410" calcext:value-type="float">
            <text:p>1410</text:p>
          </table:table-cell>
          <table:table-cell office:value-type="float" office:value="3" calcext:value-type="float">
            <text:p>3</text:p>
          </table:table-cell>
          <table:table-cell table:formula="of:=[.F178]/[.E178]" office:value-type="percentage" office:value="0.997876857749469" calcext:value-type="percentage">
            <text:p>99,79%</text:p>
          </table:table-cell>
          <table:table-cell office:value-type="float" office:value="540" calcext:value-type="float">
            <text:p>540</text:p>
          </table:table-cell>
          <table:table-cell table:formula="of:=[.F178]/([.F178]+[.I178])" office:value-type="percentage" office:value="0.723076923076923" calcext:value-type="percentage">
            <text:p>72,31%</text:p>
          </table:table-cell>
          <table:table-cell office:value-type="float" office:value="42847" calcext:value-type="float">
            <text:p>42847</text:p>
          </table:table-cell>
        </table:table-row>
        <table:table-row table:style-name="ro1">
          <table:table-cell office:value-type="string" calcext:value-type="string">
            <text:p>148_A_Day_to_Remember_Boss_Battle_13.nbs</text:p>
          </table:table-cell>
          <table:table-cell office:value-type="float" office:value="26919.1199999994" calcext:value-type="float">
            <text:p>26 919,12</text:p>
          </table:table-cell>
          <table:table-cell office:value-type="float" office:value="289.259999999993" calcext:value-type="float">
            <text:p>289,26</text:p>
          </table:table-cell>
          <table:table-cell table:formula="of:=1-[.C179]/[.B179]" office:value-type="percentage" office:value="0.989254477858117" calcext:value-type="percentage">
            <text:p>98,93%</text:p>
          </table:table-cell>
          <table:table-cell office:value-type="float" office:value="12404" calcext:value-type="float">
            <text:p>12404</text:p>
          </table:table-cell>
          <table:table-cell office:value-type="float" office:value="12278" calcext:value-type="float">
            <text:p>12278</text:p>
          </table:table-cell>
          <table:table-cell office:value-type="float" office:value="126" calcext:value-type="float">
            <text:p>126</text:p>
          </table:table-cell>
          <table:table-cell table:formula="of:=[.F179]/[.E179]" office:value-type="percentage" office:value="0.989841986455982" calcext:value-type="percentage">
            <text:p>98,98%</text:p>
          </table:table-cell>
          <table:table-cell office:value-type="float" office:value="5249" calcext:value-type="float">
            <text:p>5249</text:p>
          </table:table-cell>
          <table:table-cell table:formula="of:=[.F179]/([.F179]+[.I179])" office:value-type="percentage" office:value="0.700519198950191" calcext:value-type="percentage">
            <text:p>70,05%</text:p>
          </table:table-cell>
          <table:table-cell office:value-type="float" office:value="404847" calcext:value-type="float">
            <text:p>404847</text:p>
          </table:table-cell>
        </table:table-row>
        <table:table-row table:style-name="ro1">
          <table:table-cell office:value-type="string" calcext:value-type="string">
            <text:p>148_Old_A_Day_to_Remember_Boss_Battle_13.nbs</text:p>
          </table:table-cell>
          <table:table-cell office:value-type="float" office:value="10527.3199999999" calcext:value-type="float">
            <text:p>10 527,32</text:p>
          </table:table-cell>
          <table:table-cell office:value-type="float" office:value="133.150000000007" calcext:value-type="float">
            <text:p>133,15</text:p>
          </table:table-cell>
          <table:table-cell table:formula="of:=1-[.C180]/[.B180]" office:value-type="percentage" office:value="0.987351956623337" calcext:value-type="percentage">
            <text:p>98,74%</text:p>
          </table:table-cell>
          <table:table-cell office:value-type="float" office:value="5486" calcext:value-type="float">
            <text:p>5486</text:p>
          </table:table-cell>
          <table:table-cell office:value-type="float" office:value="5436" calcext:value-type="float">
            <text:p>5436</text:p>
          </table:table-cell>
          <table:table-cell office:value-type="float" office:value="50" calcext:value-type="float">
            <text:p>50</text:p>
          </table:table-cell>
          <table:table-cell table:formula="of:=[.F180]/[.E180]" office:value-type="percentage" office:value="0.990885891359825" calcext:value-type="percentage">
            <text:p>99,09%</text:p>
          </table:table-cell>
          <table:table-cell office:value-type="float" office:value="2463" calcext:value-type="float">
            <text:p>2463</text:p>
          </table:table-cell>
          <table:table-cell table:formula="of:=[.F180]/([.F180]+[.I180])" office:value-type="percentage" office:value="0.688188378275731" calcext:value-type="percentage">
            <text:p>68,82%</text:p>
          </table:table-cell>
          <table:table-cell office:value-type="float" office:value="171251" calcext:value-type="float">
            <text:p>171251</text:p>
          </table:table-cell>
        </table:table-row>
        <table:table-row table:style-name="ro1">
          <table:table-cell office:value-type="string" calcext:value-type="string">
            <text:p>148_Part_1_A_Day_to_Remember_Boss_Battle_13.nbs</text:p>
          </table:table-cell>
          <table:table-cell office:value-type="float" office:value="8399.31999999986" calcext:value-type="float">
            <text:p>8 399,32</text:p>
          </table:table-cell>
          <table:table-cell office:value-type="float" office:value="60.7299999999992" calcext:value-type="float">
            <text:p>60,73</text:p>
          </table:table-cell>
          <table:table-cell table:formula="of:=1-[.C181]/[.B181]" office:value-type="percentage" office:value="0.992769652781416" calcext:value-type="percentage">
            <text:p>99,28%</text:p>
          </table:table-cell>
          <table:table-cell office:value-type="float" office:value="3715" calcext:value-type="float">
            <text:p>3715</text:p>
          </table:table-cell>
          <table:table-cell office:value-type="float" office:value="3664" calcext:value-type="float">
            <text:p>3664</text:p>
          </table:table-cell>
          <table:table-cell office:value-type="float" office:value="51" calcext:value-type="float">
            <text:p>51</text:p>
          </table:table-cell>
          <table:table-cell table:formula="of:=[.F181]/[.E181]" office:value-type="percentage" office:value="0.986271870794078" calcext:value-type="percentage">
            <text:p>98,63%</text:p>
          </table:table-cell>
          <table:table-cell office:value-type="float" office:value="1032" calcext:value-type="float">
            <text:p>1032</text:p>
          </table:table-cell>
          <table:table-cell table:formula="of:=[.F181]/([.F181]+[.I181])" office:value-type="percentage" office:value="0.780238500851789" calcext:value-type="percentage">
            <text:p>78,02%</text:p>
          </table:table-cell>
          <table:table-cell office:value-type="float" office:value="121353" calcext:value-type="float">
            <text:p>121353</text:p>
          </table:table-cell>
        </table:table-row>
        <table:table-row table:style-name="ro1">
          <table:table-cell office:value-type="string" calcext:value-type="string">
            <text:p>148_Part_2_A_Day_to_Remember_Boss_Battle_13.nbs</text:p>
          </table:table-cell>
          <table:table-cell office:value-type="float" office:value="5051.79999999999" calcext:value-type="float">
            <text:p>5 051,80</text:p>
          </table:table-cell>
          <table:table-cell office:value-type="float" office:value="83.1000000000016" calcext:value-type="float">
            <text:p>83,10</text:p>
          </table:table-cell>
          <table:table-cell table:formula="of:=1-[.C182]/[.B182]" office:value-type="percentage" office:value="0.983550417672908" calcext:value-type="percentage">
            <text:p>98,36%</text:p>
          </table:table-cell>
          <table:table-cell office:value-type="float" office:value="2483" calcext:value-type="float">
            <text:p>2483</text:p>
          </table:table-cell>
          <table:table-cell office:value-type="float" office:value="2471" calcext:value-type="float">
            <text:p>2471</text:p>
          </table:table-cell>
          <table:table-cell office:value-type="float" office:value="12" calcext:value-type="float">
            <text:p>12</text:p>
          </table:table-cell>
          <table:table-cell table:formula="of:=[.F182]/[.E182]" office:value-type="percentage" office:value="0.995167136528393" calcext:value-type="percentage">
            <text:p>99,52%</text:p>
          </table:table-cell>
          <table:table-cell office:value-type="float" office:value="1578" calcext:value-type="float">
            <text:p>1578</text:p>
          </table:table-cell>
          <table:table-cell table:formula="of:=[.F182]/([.F182]+[.I182])" office:value-type="percentage" office:value="0.610274141763398" calcext:value-type="percentage">
            <text:p>61,03%</text:p>
          </table:table-cell>
          <table:table-cell office:value-type="float" office:value="80739" calcext:value-type="float">
            <text:p>80739</text:p>
          </table:table-cell>
        </table:table-row>
        <table:table-row table:style-name="ro1">
          <table:table-cell office:value-type="string" calcext:value-type="string">
            <text:p>149_Point_of_No_Return.nbs</text:p>
          </table:table-cell>
          <table:table-cell office:value-type="float" office:value="6022.91999999997" calcext:value-type="float">
            <text:p>6 022,92</text:p>
          </table:table-cell>
          <table:table-cell office:value-type="float" office:value="24.52" calcext:value-type="float">
            <text:p>24,52</text:p>
          </table:table-cell>
          <table:table-cell table:formula="of:=1-[.C183]/[.B183]" office:value-type="percentage" office:value="0.995928884992661" calcext:value-type="percentage">
            <text:p>99,59%</text:p>
          </table:table-cell>
          <table:table-cell office:value-type="float" office:value="5734" calcext:value-type="float">
            <text:p>5734</text:p>
          </table:table-cell>
          <table:table-cell office:value-type="float" office:value="5563" calcext:value-type="float">
            <text:p>5563</text:p>
          </table:table-cell>
          <table:table-cell office:value-type="float" office:value="171" calcext:value-type="float">
            <text:p>171</text:p>
          </table:table-cell>
          <table:table-cell table:formula="of:=[.F183]/[.E183]" office:value-type="percentage" office:value="0.970177886292292" calcext:value-type="percentage">
            <text:p>97,02%</text:p>
          </table:table-cell>
          <table:table-cell office:value-type="float" office:value="132" calcext:value-type="float">
            <text:p>132</text:p>
          </table:table-cell>
          <table:table-cell table:formula="of:=[.F183]/([.F183]+[.I183])" office:value-type="percentage" office:value="0.976821773485514" calcext:value-type="percentage">
            <text:p>97,68%</text:p>
          </table:table-cell>
          <table:table-cell office:value-type="float" office:value="310334" calcext:value-type="float">
            <text:p>310334</text:p>
          </table:table-cell>
        </table:table-row>
        <table:table-row table:style-name="ro1">
          <table:table-cell office:value-type="string" calcext:value-type="string">
            <text:p>149_Simplified_Point_of_No_Return.nbs</text:p>
          </table:table-cell>
          <table:table-cell office:value-type="float" office:value="5349.04000000002" calcext:value-type="float">
            <text:p>5 349,04</text:p>
          </table:table-cell>
          <table:table-cell office:value-type="float" office:value="7.73999999999999" calcext:value-type="float">
            <text:p>7,74</text:p>
          </table:table-cell>
          <table:table-cell table:formula="of:=1-[.C184]/[.B184]" office:value-type="percentage" office:value="0.998553011381481" calcext:value-type="percentage">
            <text:p>99,86%</text:p>
          </table:table-cell>
          <table:table-cell table:number-columns-repeated="2" office:value-type="float" office:value="3954" calcext:value-type="float">
            <text:p>3954</text:p>
          </table:table-cell>
          <table:table-cell office:value-type="float" office:value="0" calcext:value-type="float">
            <text:p>0</text:p>
          </table:table-cell>
          <table:table-cell table:formula="of:=[.F184]/[.E184]" office:value-type="percentage" office:value="1" calcext:value-type="percentage">
            <text:p>100,00%</text:p>
          </table:table-cell>
          <table:table-cell office:value-type="float" office:value="109" calcext:value-type="float">
            <text:p>109</text:p>
          </table:table-cell>
          <table:table-cell table:formula="of:=[.F184]/([.F184]+[.I184])" office:value-type="percentage" office:value="0.973172532611371" calcext:value-type="percentage">
            <text:p>97,32%</text:p>
          </table:table-cell>
          <table:table-cell office:value-type="float" office:value="310937" calcext:value-type="float">
            <text:p>310937</text:p>
          </table:table-cell>
        </table:table-row>
        <table:table-row table:style-name="ro1">
          <table:table-cell office:value-type="string" calcext:value-type="string">
            <text:p>150_Skippin_Service_Misadventure_on_the_Sea_1.nbs</text:p>
          </table:table-cell>
          <table:table-cell office:value-type="float" office:value="2401.04000000002" calcext:value-type="float">
            <text:p>2 401,04</text:p>
          </table:table-cell>
          <table:table-cell office:value-type="float" office:value="74.2199999999992" calcext:value-type="float">
            <text:p>74,22</text:p>
          </table:table-cell>
          <table:table-cell table:formula="of:=1-[.C185]/[.B185]" office:value-type="percentage" office:value="0.969088395028821" calcext:value-type="percentage">
            <text:p>96,91%</text:p>
          </table:table-cell>
          <table:table-cell office:value-type="float" office:value="2292" calcext:value-type="float">
            <text:p>2292</text:p>
          </table:table-cell>
          <table:table-cell office:value-type="float" office:value="2279" calcext:value-type="float">
            <text:p>2279</text:p>
          </table:table-cell>
          <table:table-cell office:value-type="float" office:value="13" calcext:value-type="float">
            <text:p>13</text:p>
          </table:table-cell>
          <table:table-cell table:formula="of:=[.F185]/[.E185]" office:value-type="percentage" office:value="0.994328097731239" calcext:value-type="percentage">
            <text:p>99,43%</text:p>
          </table:table-cell>
          <table:table-cell office:value-type="float" office:value="1035" calcext:value-type="float">
            <text:p>1035</text:p>
          </table:table-cell>
          <table:table-cell table:formula="of:=[.F185]/([.F185]+[.I185])" office:value-type="percentage" office:value="0.687688593844297" calcext:value-type="percentage">
            <text:p>68,77%</text:p>
          </table:table-cell>
          <table:table-cell office:value-type="float" office:value="105573" calcext:value-type="float">
            <text:p>105573</text:p>
          </table:table-cell>
        </table:table-row>
        <table:table-row table:style-name="ro1">
          <table:table-cell office:value-type="string" calcext:value-type="string">
            <text:p>151_Lost_at_Sea_Misadventure_on_the_Sea_2.nbs</text:p>
          </table:table-cell>
          <table:table-cell office:value-type="float" office:value="371.699999999998" calcext:value-type="float">
            <text:p>371,70</text:p>
          </table:table-cell>
          <table:table-cell office:value-type="float" office:value="6.20999999999996" calcext:value-type="float">
            <text:p>6,21</text:p>
          </table:table-cell>
          <table:table-cell table:formula="of:=1-[.C186]/[.B186]" office:value-type="percentage" office:value="0.983292978208232" calcext:value-type="percentage">
            <text:p>98,33%</text:p>
          </table:table-cell>
          <table:table-cell office:value-type="float" office:value="889" calcext:value-type="float">
            <text:p>889</text:p>
          </table:table-cell>
          <table:table-cell office:value-type="float" office:value="576" calcext:value-type="float">
            <text:p>576</text:p>
          </table:table-cell>
          <table:table-cell office:value-type="float" office:value="313" calcext:value-type="float">
            <text:p>313</text:p>
          </table:table-cell>
          <table:table-cell table:formula="of:=[.F186]/[.E186]" office:value-type="percentage" office:value="0.647919010123735" calcext:value-type="percentage">
            <text:p>64,79%</text:p>
          </table:table-cell>
          <table:table-cell office:value-type="float" office:value="19" calcext:value-type="float">
            <text:p>19</text:p>
          </table:table-cell>
          <table:table-cell table:formula="of:=[.F186]/([.F186]+[.I186])" office:value-type="percentage" office:value="0.968067226890756" calcext:value-type="percentage">
            <text:p>96,81%</text:p>
          </table:table-cell>
          <table:table-cell office:value-type="float" office:value="31192" calcext:value-type="float">
            <text:p>31192</text:p>
          </table:table-cell>
        </table:table-row>
        <table:table-row table:style-name="ro1">
          <table:table-cell office:value-type="string" calcext:value-type="string">
            <text:p>151_Simplified_Lost_at_Sea_Misadventure_on_the_Sea_2.nbs</text:p>
          </table:table-cell>
          <table:table-cell office:value-type="float" office:value="287" calcext:value-type="float">
            <text:p>287,00</text:p>
          </table:table-cell>
          <table:table-cell office:value-type="float" office:value="0" calcext:value-type="float">
            <text:p>0,00</text:p>
          </table:table-cell>
          <table:table-cell table:formula="of:=1-[.C187]/[.B187]" office:value-type="percentage" office:value="1" calcext:value-type="percentage">
            <text:p>100,00%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formula="of:=[.F187]/[.E187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187]/([.F187]+[.I187])" office:value-type="percentage" office:value="1" calcext:value-type="percentage">
            <text:p>100,00%</text:p>
          </table:table-cell>
          <table:table-cell office:value-type="float" office:value="31813" calcext:value-type="float">
            <text:p>31813</text:p>
          </table:table-cell>
        </table:table-row>
        <table:table-row table:style-name="ro1">
          <table:table-cell office:value-type="string" calcext:value-type="string">
            <text:p>152_A_Family_Fractured_570_AP.nbs</text:p>
          </table:table-cell>
          <table:table-cell office:value-type="float" office:value="3409.12999999998" calcext:value-type="float">
            <text:p>3 409,13</text:p>
          </table:table-cell>
          <table:table-cell office:value-type="float" office:value="22.7300000000001" calcext:value-type="float">
            <text:p>22,73</text:p>
          </table:table-cell>
          <table:table-cell table:formula="of:=1-[.C188]/[.B188]" office:value-type="percentage" office:value="0.993332609786074" calcext:value-type="percentage">
            <text:p>99,33%</text:p>
          </table:table-cell>
          <table:table-cell office:value-type="float" office:value="3803" calcext:value-type="float">
            <text:p>3803</text:p>
          </table:table-cell>
          <table:table-cell office:value-type="float" office:value="3623" calcext:value-type="float">
            <text:p>3623</text:p>
          </table:table-cell>
          <table:table-cell office:value-type="float" office:value="180" calcext:value-type="float">
            <text:p>180</text:p>
          </table:table-cell>
          <table:table-cell table:formula="of:=[.F188]/[.E188]" office:value-type="percentage" office:value="0.952668945569287" calcext:value-type="percentage">
            <text:p>95,27%</text:p>
          </table:table-cell>
          <table:table-cell office:value-type="float" office:value="282" calcext:value-type="float">
            <text:p>282</text:p>
          </table:table-cell>
          <table:table-cell table:formula="of:=[.F188]/([.F188]+[.I188])" office:value-type="percentage" office:value="0.927784891165173" calcext:value-type="percentage">
            <text:p>92,78%</text:p>
          </table:table-cell>
          <table:table-cell office:value-type="float" office:value="294115" calcext:value-type="float">
            <text:p>294115</text:p>
          </table:table-cell>
        </table:table-row>
        <table:table-row table:style-name="ro1">
          <table:table-cell office:value-type="string" calcext:value-type="string">
            <text:p>152_Part_1_A_Family_Fractured_570_AP.nbs</text:p>
          </table:table-cell>
          <table:table-cell office:value-type="float" office:value="445" calcext:value-type="float">
            <text:p>445,00</text:p>
          </table:table-cell>
          <table:table-cell office:value-type="float" office:value="0.83" calcext:value-type="float">
            <text:p>0,83</text:p>
          </table:table-cell>
          <table:table-cell table:formula="of:=1-[.C189]/[.B189]" office:value-type="percentage" office:value="0.998134831460674" calcext:value-type="percentage">
            <text:p>99,81%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[.F189]/[.E189]" office:value-type="percentage" office:value="1" calcext:value-type="percentage">
            <text:p>100,00%</text:p>
          </table:table-cell>
          <table:table-cell office:value-type="float" office:value="12" calcext:value-type="float">
            <text:p>12</text:p>
          </table:table-cell>
          <table:table-cell table:formula="of:=[.F189]/([.F189]+[.I189])" office:value-type="percentage" office:value="0.973741794310722" calcext:value-type="percentage">
            <text:p>97,37%</text:p>
          </table:table-cell>
          <table:table-cell office:value-type="float" office:value="57243" calcext:value-type="float">
            <text:p>57243</text:p>
          </table:table-cell>
        </table:table-row>
        <table:table-row table:style-name="ro1">
          <table:table-cell office:value-type="string" calcext:value-type="string">
            <text:p>152_Part_2_A_Family_Fractured_570_AP.nbs</text:p>
          </table:table-cell>
          <table:table-cell office:value-type="float" office:value="1369" calcext:value-type="float">
            <text:p>1 369,00</text:p>
          </table:table-cell>
          <table:table-cell office:value-type="float" office:value="22.5899999999998" calcext:value-type="float">
            <text:p>22,59</text:p>
          </table:table-cell>
          <table:table-cell table:formula="of:=1-[.C190]/[.B190]" office:value-type="percentage" office:value="0.983498904309715" calcext:value-type="percentage">
            <text:p>98,35%</text:p>
          </table:table-cell>
          <table:table-cell office:value-type="float" office:value="1369" calcext:value-type="float">
            <text:p>1369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table:formula="of:=[.F190]/[.E190]" office:value-type="percentage" office:value="0.99926953981008" calcext:value-type="percentage">
            <text:p>99,93%</text:p>
          </table:table-cell>
          <table:table-cell office:value-type="float" office:value="351" calcext:value-type="float">
            <text:p>351</text:p>
          </table:table-cell>
          <table:table-cell table:formula="of:=[.F190]/([.F190]+[.I190])" office:value-type="percentage" office:value="0.795811518324607" calcext:value-type="percentage">
            <text:p>79,58%</text:p>
          </table:table-cell>
          <table:table-cell office:value-type="float" office:value="57580" calcext:value-type="float">
            <text:p>57580</text:p>
          </table:table-cell>
        </table:table-row>
        <table:table-row table:style-name="ro1">
          <table:table-cell office:value-type="string" calcext:value-type="string">
            <text:p>152_Part_3_A_Family_Fractured_570_AP.nbs</text:p>
          </table:table-cell>
          <table:table-cell office:value-type="float" office:value="1080" calcext:value-type="float">
            <text:p>1 080,00</text:p>
          </table:table-cell>
          <table:table-cell office:value-type="float" office:value="20.5999999999998" calcext:value-type="float">
            <text:p>20,60</text:p>
          </table:table-cell>
          <table:table-cell table:formula="of:=1-[.C191]/[.B191]" office:value-type="percentage" office:value="0.980925925925926" calcext:value-type="percentage">
            <text:p>98,09%</text:p>
          </table:table-cell>
          <table:table-cell office:value-type="float" office:value="996" calcext:value-type="float">
            <text:p>996</text:p>
          </table:table-cell>
          <table:table-cell office:value-type="float" office:value="993" calcext:value-type="float">
            <text:p>993</text:p>
          </table:table-cell>
          <table:table-cell office:value-type="float" office:value="3" calcext:value-type="float">
            <text:p>3</text:p>
          </table:table-cell>
          <table:table-cell table:formula="of:=[.F191]/[.E191]" office:value-type="percentage" office:value="0.996987951807229" calcext:value-type="percentage">
            <text:p>99,70%</text:p>
          </table:table-cell>
          <table:table-cell office:value-type="float" office:value="356" calcext:value-type="float">
            <text:p>356</text:p>
          </table:table-cell>
          <table:table-cell table:formula="of:=[.F191]/([.F191]+[.I191])" office:value-type="percentage" office:value="0.736100815418829" calcext:value-type="percentage">
            <text:p>73,61%</text:p>
          </table:table-cell>
          <table:table-cell office:value-type="float" office:value="82748" calcext:value-type="float">
            <text:p>82748</text:p>
          </table:table-cell>
        </table:table-row>
        <table:table-row table:style-name="ro1">
          <table:table-cell office:value-type="string" calcext:value-type="string">
            <text:p>152_Part_4_A_Family_Fractured_570_AP.nbs</text:p>
          </table:table-cell>
          <table:table-cell office:value-type="float" office:value="515.130000000003" calcext:value-type="float">
            <text:p>515,13</text:p>
          </table:table-cell>
          <table:table-cell office:value-type="float" office:value="2.79" calcext:value-type="float">
            <text:p>2,79</text:p>
          </table:table-cell>
          <table:table-cell table:formula="of:=1-[.C192]/[.B192]" office:value-type="percentage" office:value="0.994583891444878" calcext:value-type="percentage">
            <text:p>99,46%</text:p>
          </table:table-cell>
          <table:table-cell office:value-type="float" office:value="993" calcext:value-type="float">
            <text:p>993</text:p>
          </table:table-cell>
          <table:table-cell office:value-type="float" office:value="816" calcext:value-type="float">
            <text:p>816</text:p>
          </table:table-cell>
          <table:table-cell office:value-type="float" office:value="177" calcext:value-type="float">
            <text:p>177</text:p>
          </table:table-cell>
          <table:table-cell table:formula="of:=[.F192]/[.E192]" office:value-type="percentage" office:value="0.821752265861027" calcext:value-type="percentage">
            <text:p>82,18%</text:p>
          </table:table-cell>
          <table:table-cell office:value-type="float" office:value="0" calcext:value-type="float">
            <text:p>0</text:p>
          </table:table-cell>
          <table:table-cell table:formula="of:=[.F192]/([.F192]+[.I192])" office:value-type="percentage" office:value="1" calcext:value-type="percentage">
            <text:p>100,00%</text:p>
          </table:table-cell>
          <table:table-cell office:value-type="float" office:value="63707" calcext:value-type="float">
            <text:p>63707</text:p>
          </table:table-cell>
        </table:table-row>
        <table:table-row table:style-name="ro1">
          <table:table-cell office:value-type="string" calcext:value-type="string">
            <text:p>153_Beatskipper_Seaskipper.nbs</text:p>
          </table:table-cell>
          <table:table-cell office:value-type="float" office:value="1262.73" calcext:value-type="float">
            <text:p>1 262,73</text:p>
          </table:table-cell>
          <table:table-cell office:value-type="float" office:value="7.96" calcext:value-type="float">
            <text:p>7,96</text:p>
          </table:table-cell>
          <table:table-cell table:formula="of:=1-[.C193]/[.B193]" office:value-type="percentage" office:value="0.993696197920379" calcext:value-type="percentage">
            <text:p>99,37%</text:p>
          </table:table-cell>
          <table:table-cell table:number-columns-repeated="2"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table:formula="of:=[.F193]/[.E193]" office:value-type="percentage" office:value="1" calcext:value-type="percentage">
            <text:p>100,00%</text:p>
          </table:table-cell>
          <table:table-cell office:value-type="float" office:value="113" calcext:value-type="float">
            <text:p>113</text:p>
          </table:table-cell>
          <table:table-cell table:formula="of:=[.F193]/([.F193]+[.I193])" office:value-type="percentage" office:value="0.767967145790554" calcext:value-type="percentage">
            <text:p>76,80%</text:p>
          </table:table-cell>
          <table:table-cell office:value-type="float" office:value="26013" calcext:value-type="float">
            <text:p>26013</text:p>
          </table:table-cell>
        </table:table-row>
        <table:table-row table:style-name="ro1">
          <table:table-cell office:value-type="string" calcext:value-type="string">
            <text:p>154_New_The_Hidden_Horrors_A_Journey_Beyond_1.nbs</text:p>
          </table:table-cell>
          <table:table-cell office:value-type="float" office:value="2449.07" calcext:value-type="float">
            <text:p>2 449,07</text:p>
          </table:table-cell>
          <table:table-cell office:value-type="float" office:value="4.76000000000001" calcext:value-type="float">
            <text:p>4,76</text:p>
          </table:table-cell>
          <table:table-cell table:formula="of:=1-[.C194]/[.B194]" office:value-type="percentage" office:value="0.998056405084379" calcext:value-type="percentage">
            <text:p>99,81%</text:p>
          </table:table-cell>
          <table:table-cell office:value-type="float" office:value="1028" calcext:value-type="float">
            <text:p>1028</text:p>
          </table:table-cell>
          <table:table-cell office:value-type="float" office:value="990" calcext:value-type="float">
            <text:p>990</text:p>
          </table:table-cell>
          <table:table-cell office:value-type="float" office:value="38" calcext:value-type="float">
            <text:p>38</text:p>
          </table:table-cell>
          <table:table-cell table:formula="of:=[.F194]/[.E194]" office:value-type="percentage" office:value="0.963035019455253" calcext:value-type="percentage">
            <text:p>96,30%</text:p>
          </table:table-cell>
          <table:table-cell office:value-type="float" office:value="4" calcext:value-type="float">
            <text:p>4</text:p>
          </table:table-cell>
          <table:table-cell table:formula="of:=[.F194]/([.F194]+[.I194])" office:value-type="percentage" office:value="0.995975855130785" calcext:value-type="percentage">
            <text:p>99,60%</text:p>
          </table:table-cell>
          <table:table-cell office:value-type="float" office:value="44468" calcext:value-type="float">
            <text:p>44468</text:p>
          </table:table-cell>
        </table:table-row>
        <table:table-row table:style-name="ro1">
          <table:table-cell office:value-type="string" calcext:value-type="string">
            <text:p>154_Simplified_The_Hidden_Horrors_A_Journey_Beyond_1.nbs</text:p>
          </table:table-cell>
          <table:table-cell office:value-type="float" office:value="1980" calcext:value-type="float">
            <text:p>1 980,00</text:p>
          </table:table-cell>
          <table:table-cell office:value-type="float" office:value="0.870000000000001" calcext:value-type="float">
            <text:p>0,87</text:p>
          </table:table-cell>
          <table:table-cell table:formula="of:=1-[.C195]/[.B195]" office:value-type="percentage" office:value="0.999560606060606" calcext:value-type="percentage">
            <text:p>99,96%</text:p>
          </table:table-cell>
          <table:table-cell table:number-columns-repeated="2"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table:formula="of:=[.F195]/[.E195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195]/([.F195]+[.I195])" office:value-type="percentage" office:value="1" calcext:value-type="percentage">
            <text:p>100,00%</text:p>
          </table:table-cell>
          <table:table-cell office:value-type="float" office:value="43743" calcext:value-type="float">
            <text:p>43743</text:p>
          </table:table-cell>
        </table:table-row>
        <table:table-row table:style-name="ro1">
          <table:table-cell office:value-type="string" calcext:value-type="string">
            <text:p>154_The_Hidden_Horrors_A_Journey_Beyond_1.nbs</text:p>
          </table:table-cell>
          <table:table-cell office:value-type="float" office:value="2334.17999999999" calcext:value-type="float">
            <text:p>2 334,18</text:p>
          </table:table-cell>
          <table:table-cell office:value-type="float" office:value="5.15000000000001" calcext:value-type="float">
            <text:p>5,15</text:p>
          </table:table-cell>
          <table:table-cell table:formula="of:=1-[.C196]/[.B196]" office:value-type="percentage" office:value="0.997793657729909" calcext:value-type="percentage">
            <text:p>99,78%</text:p>
          </table:table-cell>
          <table:table-cell office:value-type="float" office:value="1028" calcext:value-type="float">
            <text:p>1028</text:p>
          </table:table-cell>
          <table:table-cell office:value-type="float" office:value="922" calcext:value-type="float">
            <text:p>922</text:p>
          </table:table-cell>
          <table:table-cell office:value-type="float" office:value="106" calcext:value-type="float">
            <text:p>106</text:p>
          </table:table-cell>
          <table:table-cell table:formula="of:=[.F196]/[.E196]" office:value-type="percentage" office:value="0.896887159533074" calcext:value-type="percentage">
            <text:p>89,69%</text:p>
          </table:table-cell>
          <table:table-cell office:value-type="float" office:value="0" calcext:value-type="float">
            <text:p>0</text:p>
          </table:table-cell>
          <table:table-cell table:formula="of:=[.F196]/([.F196]+[.I196])" office:value-type="percentage" office:value="1" calcext:value-type="percentage">
            <text:p>100,00%</text:p>
          </table:table-cell>
          <table:table-cell office:value-type="float" office:value="44472" calcext:value-type="float">
            <text:p>44472</text:p>
          </table:table-cell>
        </table:table-row>
        <table:table-row table:style-name="ro1">
          <table:table-cell office:value-type="string" calcext:value-type="string">
            <text:p>155_A_Twisted_Fate_A_Journey_Beyond_2.nbs</text:p>
          </table:table-cell>
          <table:table-cell office:value-type="float" office:value="496.27" calcext:value-type="float">
            <text:p>496,27</text:p>
          </table:table-cell>
          <table:table-cell office:value-type="float" office:value="4.32" calcext:value-type="float">
            <text:p>4,32</text:p>
          </table:table-cell>
          <table:table-cell table:formula="of:=1-[.C197]/[.B197]" office:value-type="percentage" office:value="0.991295061156225" calcext:value-type="percentage">
            <text:p>99,13%</text:p>
          </table:table-cell>
          <table:table-cell office:value-type="float" office:value="584" calcext:value-type="float">
            <text:p>584</text:p>
          </table:table-cell>
          <table:table-cell office:value-type="float" office:value="535" calcext:value-type="float">
            <text:p>535</text:p>
          </table:table-cell>
          <table:table-cell office:value-type="float" office:value="49" calcext:value-type="float">
            <text:p>49</text:p>
          </table:table-cell>
          <table:table-cell table:formula="of:=[.F197]/[.E197]" office:value-type="percentage" office:value="0.916095890410959" calcext:value-type="percentage">
            <text:p>91,61%</text:p>
          </table:table-cell>
          <table:table-cell office:value-type="float" office:value="21" calcext:value-type="float">
            <text:p>21</text:p>
          </table:table-cell>
          <table:table-cell table:formula="of:=[.F197]/([.F197]+[.I197])" office:value-type="percentage" office:value="0.962230215827338" calcext:value-type="percentage">
            <text:p>96,22%</text:p>
          </table:table-cell>
          <table:table-cell office:value-type="float" office:value="24095" calcext:value-type="float">
            <text:p>24095</text:p>
          </table:table-cell>
        </table:table-row>
        <table:table-row table:style-name="ro1">
          <table:table-cell office:value-type="string" calcext:value-type="string">
            <text:p>155_Simplified_A_Twisted_Fate_A_Journey_Beyond_2.nbs</text:p>
          </table:table-cell>
          <table:table-cell office:value-type="float" office:value="423" calcext:value-type="float">
            <text:p>423,00</text:p>
          </table:table-cell>
          <table:table-cell office:value-type="float" office:value="5.73" calcext:value-type="float">
            <text:p>5,73</text:p>
          </table:table-cell>
          <table:table-cell table:formula="of:=1-[.C198]/[.B198]" office:value-type="percentage" office:value="0.98645390070922" calcext:value-type="percentage">
            <text:p>98,65%</text:p>
          </table:table-cell>
          <table:table-cell office:value-type="float" office:value="396" calcext:value-type="float">
            <text:p>396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table:formula="of:=[.F198]/[.E198]" office:value-type="percentage" office:value="0.997474747474747" calcext:value-type="percentage">
            <text:p>99,75%</text:p>
          </table:table-cell>
          <table:table-cell office:value-type="float" office:value="20" calcext:value-type="float">
            <text:p>20</text:p>
          </table:table-cell>
          <table:table-cell table:formula="of:=[.F198]/([.F198]+[.I198])" office:value-type="percentage" office:value="0.951807228915663" calcext:value-type="percentage">
            <text:p>95,18%</text:p>
          </table:table-cell>
          <table:table-cell office:value-type="float" office:value="23684" calcext:value-type="float">
            <text:p>23684</text:p>
          </table:table-cell>
        </table:table-row>
        <table:table-row table:style-name="ro1">
          <table:table-cell office:value-type="string" calcext:value-type="string">
            <text:p>156_A_Spineless_Screech_A_Journey_Beyond_3.nbs</text:p>
          </table:table-cell>
          <table:table-cell office:value-type="float" office:value="821.679999999999" calcext:value-type="float">
            <text:p>821,68</text:p>
          </table:table-cell>
          <table:table-cell office:value-type="float" office:value="5.08" calcext:value-type="float">
            <text:p>5,08</text:p>
          </table:table-cell>
          <table:table-cell table:formula="of:=1-[.C199]/[.B199]" office:value-type="percentage" office:value="0.993817544542888" calcext:value-type="percentage">
            <text:p>99,38%</text:p>
          </table:table-cell>
          <table:table-cell office:value-type="float" office:value="666" calcext:value-type="float">
            <text:p>666</text:p>
          </table:table-cell>
          <table:table-cell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[.F199]/[.E199]" office:value-type="percentage" office:value="0.945945945945946" calcext:value-type="percentage">
            <text:p>94,59%</text:p>
          </table:table-cell>
          <table:table-cell office:value-type="float" office:value="24" calcext:value-type="float">
            <text:p>24</text:p>
          </table:table-cell>
          <table:table-cell table:formula="of:=[.F199]/([.F199]+[.I199])" office:value-type="percentage" office:value="0.963302752293578" calcext:value-type="percentage">
            <text:p>96,33%</text:p>
          </table:table-cell>
          <table:table-cell office:value-type="float" office:value="16610" calcext:value-type="float">
            <text:p>16610</text:p>
          </table:table-cell>
        </table:table-row>
        <table:table-row table:style-name="ro1">
          <table:table-cell office:value-type="string" calcext:value-type="string">
            <text:p>156_Simplified_A_Spineless_Screech_A_Journey_Beyond_3.nbs</text:p>
          </table:table-cell>
          <table:table-cell office:value-type="float" office:value="730" calcext:value-type="float">
            <text:p>730,00</text:p>
          </table:table-cell>
          <table:table-cell office:value-type="float" office:value="2.9" calcext:value-type="float">
            <text:p>2,90</text:p>
          </table:table-cell>
          <table:table-cell table:formula="of:=1-[.C200]/[.B200]" office:value-type="percentage" office:value="0.996027397260274" calcext:value-type="percentage">
            <text:p>99,60%</text:p>
          </table:table-cell>
          <table:table-cell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table:formula="of:=[.F200]/[.E200]" office:value-type="percentage" office:value="0.997979797979798" calcext:value-type="percentage">
            <text:p>99,80%</text:p>
          </table:table-cell>
          <table:table-cell office:value-type="float" office:value="25" calcext:value-type="float">
            <text:p>25</text:p>
          </table:table-cell>
          <table:table-cell table:formula="of:=[.F200]/([.F200]+[.I200])" office:value-type="percentage" office:value="0.951830443159923" calcext:value-type="percentage">
            <text:p>95,18%</text:p>
          </table:table-cell>
          <table:table-cell office:value-type="float" office:value="16480" calcext:value-type="float">
            <text:p>16480</text:p>
          </table:table-cell>
        </table:table-row>
        <table:table-row table:style-name="ro1">
          <table:table-cell office:value-type="string" calcext:value-type="string">
            <text:p>157_Simplified_What_Must_Be_Done_The_Sacrifice.nbs</text:p>
          </table:table-cell>
          <table:table-cell office:value-type="float" office:value="223" calcext:value-type="float">
            <text:p>223,00</text:p>
          </table:table-cell>
          <table:table-cell office:value-type="float" office:value="0" calcext:value-type="float">
            <text:p>0,00</text:p>
          </table:table-cell>
          <table:table-cell table:formula="of:=1-[.C201]/[.B201]" office:value-type="percentage" office:value="1" calcext:value-type="percentage">
            <text:p>100,00%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formula="of:=[.F201]/[.E201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201]/([.F201]+[.I201])" office:value-type="percentage" office:value="1" calcext:value-type="percentage">
            <text:p>100,00%</text:p>
          </table:table-cell>
          <table:table-cell office:value-type="float" office:value="32677" calcext:value-type="float">
            <text:p>32677</text:p>
          </table:table-cell>
        </table:table-row>
        <table:table-row table:style-name="ro1">
          <table:table-cell office:value-type="string" calcext:value-type="string">
            <text:p>157_What_Must_Be_Done_The_Sacrifice.nbs</text:p>
          </table:table-cell>
          <table:table-cell office:value-type="float" office:value="271.649999999999" calcext:value-type="float">
            <text:p>271,65</text:p>
          </table:table-cell>
          <table:table-cell office:value-type="float" office:value="5.65" calcext:value-type="float">
            <text:p>5,65</text:p>
          </table:table-cell>
          <table:table-cell table:formula="of:=1-[.C202]/[.B202]" office:value-type="percentage" office:value="0.97920117798638" calcext:value-type="percentage">
            <text:p>97,92%</text:p>
          </table:table-cell>
          <table:table-cell office:value-type="float" office:value="609" calcext:value-type="float">
            <text:p>609</text:p>
          </table:table-cell>
          <table:table-cell office:value-type="float" office:value="440" calcext:value-type="float">
            <text:p>440</text:p>
          </table:table-cell>
          <table:table-cell office:value-type="float" office:value="169" calcext:value-type="float">
            <text:p>169</text:p>
          </table:table-cell>
          <table:table-cell table:formula="of:=[.F202]/[.E202]" office:value-type="percentage" office:value="0.722495894909688" calcext:value-type="percentage">
            <text:p>72,25%</text:p>
          </table:table-cell>
          <table:table-cell office:value-type="float" office:value="0" calcext:value-type="float">
            <text:p>0</text:p>
          </table:table-cell>
          <table:table-cell table:formula="of:=[.F202]/([.F202]+[.I202])" office:value-type="percentage" office:value="1" calcext:value-type="percentage">
            <text:p>100,00%</text:p>
          </table:table-cell>
          <table:table-cell office:value-type="float" office:value="32891" calcext:value-type="float">
            <text:p>32891</text:p>
          </table:table-cell>
        </table:table-row>
        <table:table-row table:style-name="ro1">
          <table:table-cell office:value-type="string" calcext:value-type="string">
            <text:p>158_Funeral_Service_at_10_OClock_Deaths_Realm.nbs</text:p>
          </table:table-cell>
          <table:table-cell office:value-type="float" office:value="1191" calcext:value-type="float">
            <text:p>1 191,00</text:p>
          </table:table-cell>
          <table:table-cell office:value-type="float" office:value="1.58" calcext:value-type="float">
            <text:p>1,58</text:p>
          </table:table-cell>
          <table:table-cell table:formula="of:=1-[.C203]/[.B203]" office:value-type="percentage" office:value="0.998673383711167" calcext:value-type="percentage">
            <text:p>99,87%</text:p>
          </table:table-cell>
          <table:table-cell table:number-columns-repeated="2"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table:formula="of:=[.F203]/[.E203]" office:value-type="percentage" office:value="1" calcext:value-type="percentage">
            <text:p>100,00%</text:p>
          </table:table-cell>
          <table:table-cell office:value-type="float" office:value="32" calcext:value-type="float">
            <text:p>32</text:p>
          </table:table-cell>
          <table:table-cell table:formula="of:=[.F203]/([.F203]+[.I203])" office:value-type="percentage" office:value="0.968285431119921" calcext:value-type="percentage">
            <text:p>96,83%</text:p>
          </table:table-cell>
          <table:table-cell office:value-type="float" office:value="105891" calcext:value-type="float">
            <text:p>105891</text:p>
          </table:table-cell>
        </table:table-row>
        <table:table-row table:style-name="ro1">
          <table:table-cell office:value-type="string" calcext:value-type="string">
            <text:p>159_Catalyst_for_a_Fractured_Psyche_Silent_Expanse_Boss_Altar.nbs</text:p>
          </table:table-cell>
          <table:table-cell office:value-type="float" office:value="11730.2499999991" calcext:value-type="float">
            <text:p>11 730,25</text:p>
          </table:table-cell>
          <table:table-cell office:value-type="float" office:value="173.919999999999" calcext:value-type="float">
            <text:p>173,92</text:p>
          </table:table-cell>
          <table:table-cell table:formula="of:=1-[.C204]/[.B204]" office:value-type="percentage" office:value="0.985173376526501" calcext:value-type="percentage">
            <text:p>98,52%</text:p>
          </table:table-cell>
          <table:table-cell office:value-type="float" office:value="12542" calcext:value-type="float">
            <text:p>12542</text:p>
          </table:table-cell>
          <table:table-cell office:value-type="float" office:value="12354" calcext:value-type="float">
            <text:p>12354</text:p>
          </table:table-cell>
          <table:table-cell office:value-type="float" office:value="188" calcext:value-type="float">
            <text:p>188</text:p>
          </table:table-cell>
          <table:table-cell table:formula="of:=[.F204]/[.E204]" office:value-type="percentage" office:value="0.985010365173019" calcext:value-type="percentage">
            <text:p>98,50%</text:p>
          </table:table-cell>
          <table:table-cell office:value-type="float" office:value="2758" calcext:value-type="float">
            <text:p>2758</text:p>
          </table:table-cell>
          <table:table-cell table:formula="of:=[.F204]/([.F204]+[.I204])" office:value-type="percentage" office:value="0.817496029645315" calcext:value-type="percentage">
            <text:p>81,75%</text:p>
          </table:table-cell>
          <table:table-cell office:value-type="float" office:value="336400" calcext:value-type="float">
            <text:p>336400</text:p>
          </table:table-cell>
        </table:table-row>
        <table:table-row table:style-name="ro1">
          <table:table-cell office:value-type="string" calcext:value-type="string">
            <text:p>160_Earthquake_Boss_Battle_14.nbs</text:p>
          </table:table-cell>
          <table:table-cell office:value-type="float" office:value="9832.48999999962" calcext:value-type="float">
            <text:p>9 832,49</text:p>
          </table:table-cell>
          <table:table-cell office:value-type="float" office:value="282.219999999982" calcext:value-type="float">
            <text:p>282,22</text:p>
          </table:table-cell>
          <table:table-cell table:formula="of:=1-[.C205]/[.B205]" office:value-type="percentage" office:value="0.971297199386931" calcext:value-type="percentage">
            <text:p>97,13%</text:p>
          </table:table-cell>
          <table:table-cell table:number-columns-repeated="2" office:value-type="float" office:value="6569" calcext:value-type="float">
            <text:p>6569</text:p>
          </table:table-cell>
          <table:table-cell office:value-type="float" office:value="0" calcext:value-type="float">
            <text:p>0</text:p>
          </table:table-cell>
          <table:table-cell table:formula="of:=[.F205]/[.E205]" office:value-type="percentage" office:value="1" calcext:value-type="percentage">
            <text:p>100,00%</text:p>
          </table:table-cell>
          <table:table-cell office:value-type="float" office:value="4542" calcext:value-type="float">
            <text:p>4542</text:p>
          </table:table-cell>
          <table:table-cell table:formula="of:=[.F205]/([.F205]+[.I205])" office:value-type="percentage" office:value="0.591215912159122" calcext:value-type="percentage">
            <text:p>59,12%</text:p>
          </table:table-cell>
          <table:table-cell office:value-type="float" office:value="283389" calcext:value-type="float">
            <text:p>283389</text:p>
          </table:table-cell>
        </table:table-row>
        <table:table-row table:style-name="ro1">
          <table:table-cell office:value-type="string" calcext:value-type="string">
            <text:p>161_Feared_by_Earth_Nest_of_the_Grootslangs.nbs</text:p>
          </table:table-cell>
          <table:table-cell office:value-type="float" office:value="4629.88000000001" calcext:value-type="float">
            <text:p>4 629,88</text:p>
          </table:table-cell>
          <table:table-cell office:value-type="float" office:value="167.590000000002" calcext:value-type="float">
            <text:p>167,59</text:p>
          </table:table-cell>
          <table:table-cell table:formula="of:=1-[.C206]/[.B206]" office:value-type="percentage" office:value="0.96380251755985" calcext:value-type="percentage">
            <text:p>96,38%</text:p>
          </table:table-cell>
          <table:table-cell office:value-type="float" office:value="5048" calcext:value-type="float">
            <text:p>5048</text:p>
          </table:table-cell>
          <table:table-cell office:value-type="float" office:value="5046" calcext:value-type="float">
            <text:p>5046</text:p>
          </table:table-cell>
          <table:table-cell office:value-type="float" office:value="2" calcext:value-type="float">
            <text:p>2</text:p>
          </table:table-cell>
          <table:table-cell table:formula="of:=[.F206]/[.E206]" office:value-type="percentage" office:value="0.999603803486529" calcext:value-type="percentage">
            <text:p>99,96%</text:p>
          </table:table-cell>
          <table:table-cell office:value-type="float" office:value="3015" calcext:value-type="float">
            <text:p>3015</text:p>
          </table:table-cell>
          <table:table-cell table:formula="of:=[.F206]/([.F206]+[.I206])" office:value-type="percentage" office:value="0.62597692593971" calcext:value-type="percentage">
            <text:p>62,60%</text:p>
          </table:table-cell>
          <table:table-cell office:value-type="float" office:value="183637" calcext:value-type="float">
            <text:p>183637</text:p>
          </table:table-cell>
        </table:table-row>
        <table:table-row table:style-name="ro1">
          <table:table-cell office:value-type="string" calcext:value-type="string">
            <text:p>162_Play_The_Saviour_Boss_Battle_15.nbs</text:p>
          </table:table-cell>
          <table:table-cell office:value-type="float" office:value="13568.4799999995" calcext:value-type="float">
            <text:p>13 568,48</text:p>
          </table:table-cell>
          <table:table-cell office:value-type="float" office:value="148.600000000004" calcext:value-type="float">
            <text:p>148,60</text:p>
          </table:table-cell>
          <table:table-cell table:formula="of:=1-[.C207]/[.B207]" office:value-type="percentage" office:value="0.989048146881595" calcext:value-type="percentage">
            <text:p>98,90%</text:p>
          </table:table-cell>
          <table:table-cell office:value-type="float" office:value="15671" calcext:value-type="float">
            <text:p>15671</text:p>
          </table:table-cell>
          <table:table-cell office:value-type="float" office:value="15481" calcext:value-type="float">
            <text:p>15481</text:p>
          </table:table-cell>
          <table:table-cell office:value-type="float" office:value="190" calcext:value-type="float">
            <text:p>190</text:p>
          </table:table-cell>
          <table:table-cell table:formula="of:=[.F207]/[.E207]" office:value-type="percentage" office:value="0.987875693956991" calcext:value-type="percentage">
            <text:p>98,79%</text:p>
          </table:table-cell>
          <table:table-cell office:value-type="float" office:value="2461" calcext:value-type="float">
            <text:p>2461</text:p>
          </table:table-cell>
          <table:table-cell table:formula="of:=[.F207]/([.F207]+[.I207])" office:value-type="percentage" office:value="0.862835804258165" calcext:value-type="percentage">
            <text:p>86,28%</text:p>
          </table:table-cell>
          <table:table-cell office:value-type="float" office:value="410168" calcext:value-type="float">
            <text:p>410168</text:p>
          </table:table-cell>
        </table:table-row>
        <table:table-row table:style-name="ro1">
          <table:table-cell office:value-type="string" calcext:value-type="string">
            <text:p>163_Journey_Orphions_Nexus_of_Light.nbs</text:p>
          </table:table-cell>
          <table:table-cell office:value-type="float" office:value="6643.15999999991" calcext:value-type="float">
            <text:p>6 643,16</text:p>
          </table:table-cell>
          <table:table-cell office:value-type="float" office:value="111.380000000004" calcext:value-type="float">
            <text:p>111,38</text:p>
          </table:table-cell>
          <table:table-cell table:formula="of:=1-[.C208]/[.B208]" office:value-type="percentage" office:value="0.983233882670295" calcext:value-type="percentage">
            <text:p>98,32%</text:p>
          </table:table-cell>
          <table:table-cell office:value-type="float" office:value="10280" calcext:value-type="float">
            <text:p>10280</text:p>
          </table:table-cell>
          <table:table-cell office:value-type="float" office:value="9208" calcext:value-type="float">
            <text:p>9208</text:p>
          </table:table-cell>
          <table:table-cell office:value-type="float" office:value="1072" calcext:value-type="float">
            <text:p>1072</text:p>
          </table:table-cell>
          <table:table-cell table:formula="of:=[.F208]/[.E208]" office:value-type="percentage" office:value="0.895719844357977" calcext:value-type="percentage">
            <text:p>89,57%</text:p>
          </table:table-cell>
          <table:table-cell office:value-type="float" office:value="1193" calcext:value-type="float">
            <text:p>1193</text:p>
          </table:table-cell>
          <table:table-cell table:formula="of:=[.F208]/([.F208]+[.I208])" office:value-type="percentage" office:value="0.885299490433612" calcext:value-type="percentage">
            <text:p>88,53%</text:p>
          </table:table-cell>
          <table:table-cell office:value-type="float" office:value="256627" calcext:value-type="float">
            <text:p>256627</text:p>
          </table:table-cell>
        </table:table-row>
        <table:table-row table:style-name="ro1">
          <table:table-cell office:value-type="string" calcext:value-type="string">
            <text:p>163_Simplified_Journey_Orphions_Nexus_of_Light.nbs</text:p>
          </table:table-cell>
          <table:table-cell office:value-type="float" office:value="5301.93999999988" calcext:value-type="float">
            <text:p>5 301,94</text:p>
          </table:table-cell>
          <table:table-cell office:value-type="float" office:value="80.5900000000011" calcext:value-type="float">
            <text:p>80,59</text:p>
          </table:table-cell>
          <table:table-cell table:formula="of:=1-[.C209]/[.B209]" office:value-type="percentage" office:value="0.984799903431573" calcext:value-type="percentage">
            <text:p>98,48%</text:p>
          </table:table-cell>
          <table:table-cell table:number-columns-repeated="2" office:value-type="float" office:value="6340" calcext:value-type="float">
            <text:p>6340</text:p>
          </table:table-cell>
          <table:table-cell office:value-type="float" office:value="0" calcext:value-type="float">
            <text:p>0</text:p>
          </table:table-cell>
          <table:table-cell table:formula="of:=[.F209]/[.E209]" office:value-type="percentage" office:value="1" calcext:value-type="percentage">
            <text:p>100,00%</text:p>
          </table:table-cell>
          <table:table-cell office:value-type="float" office:value="1168" calcext:value-type="float">
            <text:p>1168</text:p>
          </table:table-cell>
          <table:table-cell table:formula="of:=[.F209]/([.F209]+[.I209])" office:value-type="percentage" office:value="0.844432605221098" calcext:value-type="percentage">
            <text:p>84,44%</text:p>
          </table:table-cell>
          <table:table-cell office:value-type="float" office:value="260592" calcext:value-type="float">
            <text:p>260592</text:p>
          </table:table-cell>
        </table:table-row>
        <table:table-row table:style-name="ro1">
          <table:table-cell office:value-type="string" calcext:value-type="string">
            <text:p>164_Face_of_Extinction_Boss_Battle_17.nbs</text:p>
          </table:table-cell>
          <table:table-cell office:value-type="float" office:value="9900.98000000014" calcext:value-type="float">
            <text:p>9 900,98</text:p>
          </table:table-cell>
          <table:table-cell office:value-type="float" office:value="494.420000000033" calcext:value-type="float">
            <text:p>494,42</text:p>
          </table:table-cell>
          <table:table-cell table:formula="of:=1-[.C210]/[.B210]" office:value-type="percentage" office:value="0.950063529064797" calcext:value-type="percentage">
            <text:p>95,01%</text:p>
          </table:table-cell>
          <table:table-cell table:number-columns-repeated="2" office:value-type="float" office:value="8320" calcext:value-type="float">
            <text:p>8320</text:p>
          </table:table-cell>
          <table:table-cell office:value-type="float" office:value="0" calcext:value-type="float">
            <text:p>0</text:p>
          </table:table-cell>
          <table:table-cell table:formula="of:=[.F210]/[.E210]" office:value-type="percentage" office:value="1" calcext:value-type="percentage">
            <text:p>100,00%</text:p>
          </table:table-cell>
          <table:table-cell office:value-type="float" office:value="8879" calcext:value-type="float">
            <text:p>8879</text:p>
          </table:table-cell>
          <table:table-cell table:formula="of:=[.F210]/([.F210]+[.I210])" office:value-type="percentage" office:value="0.483749055177627" calcext:value-type="percentage">
            <text:p>48,37%</text:p>
          </table:table-cell>
          <table:table-cell office:value-type="float" office:value="350201" calcext:value-type="float">
            <text:p>350201</text:p>
          </table:table-cell>
        </table:table-row>
        <table:table-row table:style-name="ro1">
          <table:table-cell office:value-type="string" calcext:value-type="string">
            <text:p>165_At_Its_Breaking_Point_The_Canyon_Colossus.nbs</text:p>
          </table:table-cell>
          <table:table-cell office:value-type="float" office:value="6809.24000000016" calcext:value-type="float">
            <text:p>6 809,24</text:p>
          </table:table-cell>
          <table:table-cell office:value-type="float" office:value="57.7599999999992" calcext:value-type="float">
            <text:p>57,76</text:p>
          </table:table-cell>
          <table:table-cell table:formula="of:=1-[.C211]/[.B211]" office:value-type="percentage" office:value="0.991517408697594" calcext:value-type="percentage">
            <text:p>99,15%</text:p>
          </table:table-cell>
          <table:table-cell office:value-type="float" office:value="7444" calcext:value-type="float">
            <text:p>7444</text:p>
          </table:table-cell>
          <table:table-cell office:value-type="float" office:value="7396" calcext:value-type="float">
            <text:p>7396</text:p>
          </table:table-cell>
          <table:table-cell office:value-type="float" office:value="48" calcext:value-type="float">
            <text:p>48</text:p>
          </table:table-cell>
          <table:table-cell table:formula="of:=[.F211]/[.E211]" office:value-type="percentage" office:value="0.99355185384202" calcext:value-type="percentage">
            <text:p>99,36%</text:p>
          </table:table-cell>
          <table:table-cell office:value-type="float" office:value="834" calcext:value-type="float">
            <text:p>834</text:p>
          </table:table-cell>
          <table:table-cell table:formula="of:=[.F211]/([.F211]+[.I211])" office:value-type="percentage" office:value="0.898663426488457" calcext:value-type="percentage">
            <text:p>89,87%</text:p>
          </table:table-cell>
          <table:table-cell office:value-type="float" office:value="199422" calcext:value-type="float">
            <text:p>199422</text:p>
          </table:table-cell>
        </table:table-row>
        <table:table-row table:style-name="ro1">
          <table:table-cell office:value-type="string" calcext:value-type="string">
            <text:p>166_Simplified_The_Light_Fades_Swamp_Discovery.nbs</text:p>
          </table:table-cell>
          <table:table-cell office:value-type="float" office:value="510" calcext:value-type="float">
            <text:p>510,00</text:p>
          </table:table-cell>
          <table:table-cell office:value-type="float" office:value="0" calcext:value-type="float">
            <text:p>0,00</text:p>
          </table:table-cell>
          <table:table-cell table:formula="of:=1-[.C212]/[.B212]" office:value-type="percentage" office:value="1" calcext:value-type="percentage">
            <text:p>100,00%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formula="of:=[.F212]/[.E212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212]/([.F212]+[.I212])" office:value-type="percentage" office:value="1" calcext:value-type="percentage">
            <text:p>100,00%</text:p>
          </table:table-cell>
          <table:table-cell office:value-type="float" office:value="63608" calcext:value-type="float">
            <text:p>63608</text:p>
          </table:table-cell>
        </table:table-row>
        <table:table-row table:style-name="ro1">
          <table:table-cell office:value-type="string" calcext:value-type="string">
            <text:p>166_The_Light_Fades_Swamp_Discovery.nbs</text:p>
          </table:table-cell>
          <table:table-cell office:value-type="float" office:value="651.420000000001" calcext:value-type="float">
            <text:p>651,42</text:p>
          </table:table-cell>
          <table:table-cell office:value-type="float" office:value="2.5" calcext:value-type="float">
            <text:p>2,50</text:p>
          </table:table-cell>
          <table:table-cell table:formula="of:=1-[.C213]/[.B213]" office:value-type="percentage" office:value="0.996162230204783" calcext:value-type="percentage">
            <text:p>99,62%</text:p>
          </table:table-cell>
          <table:table-cell office:value-type="float" office:value="1005" calcext:value-type="float">
            <text:p>1005</text:p>
          </table:table-cell>
          <table:table-cell office:value-type="float" office:value="976" calcext:value-type="float">
            <text:p>976</text:p>
          </table:table-cell>
          <table:table-cell office:value-type="float" office:value="29" calcext:value-type="float">
            <text:p>29</text:p>
          </table:table-cell>
          <table:table-cell table:formula="of:=[.F213]/[.E213]" office:value-type="percentage" office:value="0.971144278606965" calcext:value-type="percentage">
            <text:p>97,11%</text:p>
          </table:table-cell>
          <table:table-cell office:value-type="float" office:value="0" calcext:value-type="float">
            <text:p>0</text:p>
          </table:table-cell>
          <table:table-cell table:formula="of:=[.F213]/([.F213]+[.I213])" office:value-type="percentage" office:value="1" calcext:value-type="percentage">
            <text:p>100,00%</text:p>
          </table:table-cell>
          <table:table-cell office:value-type="float" office:value="63695" calcext:value-type="float">
            <text:p>63695</text:p>
          </table:table-cell>
        </table:table-row>
        <table:table-row table:style-name="ro1">
          <table:table-cell office:value-type="string" calcext:value-type="string">
            <text:p>167_Burning_Encounter_Boss_Battle_16.nbs</text:p>
          </table:table-cell>
          <table:table-cell office:value-type="float" office:value="6952.48000000021" calcext:value-type="float">
            <text:p>6 952,48</text:p>
          </table:table-cell>
          <table:table-cell office:value-type="float" office:value="382.26000000001" calcext:value-type="float">
            <text:p>382,26</text:p>
          </table:table-cell>
          <table:table-cell table:formula="of:=1-[.C214]/[.B214]" office:value-type="percentage" office:value="0.945018180562907" calcext:value-type="percentage">
            <text:p>94,50%</text:p>
          </table:table-cell>
          <table:table-cell table:number-columns-repeated="2"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table:formula="of:=[.F214]/[.E214]" office:value-type="percentage" office:value="1" calcext:value-type="percentage">
            <text:p>100,00%</text:p>
          </table:table-cell>
          <table:table-cell office:value-type="float" office:value="6068" calcext:value-type="float">
            <text:p>6068</text:p>
          </table:table-cell>
          <table:table-cell table:formula="of:=[.F214]/([.F214]+[.I214])" office:value-type="percentage" office:value="0.431196100487439" calcext:value-type="percentage">
            <text:p>43,12%</text:p>
          </table:table-cell>
          <table:table-cell office:value-type="float" office:value="182232" calcext:value-type="float">
            <text:p>182232</text:p>
          </table:table-cell>
        </table:table-row>
        <table:table-row table:style-name="ro1">
          <table:table-cell office:value-type="string" calcext:value-type="string">
            <text:p>168_For_the_Future_900_AP.nbs</text:p>
          </table:table-cell>
          <table:table-cell office:value-type="float" office:value="1753.08000000001" calcext:value-type="float">
            <text:p>1 753,08</text:p>
          </table:table-cell>
          <table:table-cell office:value-type="float" office:value="63.5799999999995" calcext:value-type="float">
            <text:p>63,58</text:p>
          </table:table-cell>
          <table:table-cell table:formula="of:=1-[.C215]/[.B215]" office:value-type="percentage" office:value="0.963732402400347" calcext:value-type="percentage">
            <text:p>96,37%</text:p>
          </table:table-cell>
          <table:table-cell office:value-type="float" office:value="1992" calcext:value-type="float">
            <text:p>1992</text:p>
          </table:table-cell>
          <table:table-cell office:value-type="float" office:value="1985" calcext:value-type="float">
            <text:p>1985</text:p>
          </table:table-cell>
          <table:table-cell office:value-type="float" office:value="7" calcext:value-type="float">
            <text:p>7</text:p>
          </table:table-cell>
          <table:table-cell table:formula="of:=[.F215]/[.E215]" office:value-type="percentage" office:value="0.9964859437751" calcext:value-type="percentage">
            <text:p>99,65%</text:p>
          </table:table-cell>
          <table:table-cell office:value-type="float" office:value="1152" calcext:value-type="float">
            <text:p>1152</text:p>
          </table:table-cell>
          <table:table-cell table:formula="of:=[.F215]/([.F215]+[.I215])" office:value-type="percentage" office:value="0.632770162575709" calcext:value-type="percentage">
            <text:p>63,28%</text:p>
          </table:table-cell>
          <table:table-cell office:value-type="float" office:value="79556" calcext:value-type="float">
            <text:p>79556</text:p>
          </table:table-cell>
        </table:table-row>
        <table:table-row table:style-name="ro1">
          <table:table-cell office:value-type="string" calcext:value-type="string">
            <text:p>169_Enter_the_Hero_Siegfried_Fanfare.nbs</text:p>
          </table:table-cell>
          <table:table-cell office:value-type="float" office:value="1802.04000000005" calcext:value-type="float">
            <text:p>1 802,04</text:p>
          </table:table-cell>
          <table:table-cell office:value-type="float" office:value="96.7200000000032" calcext:value-type="float">
            <text:p>96,72</text:p>
          </table:table-cell>
          <table:table-cell table:formula="of:=1-[.C216]/[.B216]" office:value-type="percentage" office:value="0.946327495505094" calcext:value-type="percentage">
            <text:p>94,63%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  <table:table-cell table:formula="of:=[.F216]/[.E216]" office:value-type="percentage" office:value="1" calcext:value-type="percentage">
            <text:p>100,00%</text:p>
          </table:table-cell>
          <table:table-cell office:value-type="float" office:value="1545" calcext:value-type="float">
            <text:p>1545</text:p>
          </table:table-cell>
          <table:table-cell table:formula="of:=[.F216]/([.F216]+[.I216])" office:value-type="percentage" office:value="0.549036777583187" calcext:value-type="percentage">
            <text:p>54,90%</text:p>
          </table:table-cell>
          <table:table-cell office:value-type="float" office:value="90274" calcext:value-type="float">
            <text:p>90274</text:p>
          </table:table-cell>
        </table:table-row>
        <table:table-row table:style-name="ro1">
          <table:table-cell office:value-type="string" calcext:value-type="string">
            <text:p>170_An_Enigmatic_Visit_Gylia_Plains_Discovery.nbs</text:p>
          </table:table-cell>
          <table:table-cell office:value-type="float" office:value="1669.83999999999" calcext:value-type="float">
            <text:p>1 669,84</text:p>
          </table:table-cell>
          <table:table-cell office:value-type="float" office:value="18.8400000000001" calcext:value-type="float">
            <text:p>18,84</text:p>
          </table:table-cell>
          <table:table-cell table:formula="of:=1-[.C217]/[.B217]" office:value-type="percentage" office:value="0.988717481914435" calcext:value-type="percentage">
            <text:p>98,87%</text:p>
          </table:table-cell>
          <table:table-cell office:value-type="float" office:value="3600" calcext:value-type="float">
            <text:p>3600</text:p>
          </table:table-cell>
          <table:table-cell office:value-type="float" office:value="2564" calcext:value-type="float">
            <text:p>2564</text:p>
          </table:table-cell>
          <table:table-cell office:value-type="float" office:value="1036" calcext:value-type="float">
            <text:p>1036</text:p>
          </table:table-cell>
          <table:table-cell table:formula="of:=[.F217]/[.E217]" office:value-type="percentage" office:value="0.712222222222222" calcext:value-type="percentage">
            <text:p>71,22%</text:p>
          </table:table-cell>
          <table:table-cell office:value-type="float" office:value="2" calcext:value-type="float">
            <text:p>2</text:p>
          </table:table-cell>
          <table:table-cell table:formula="of:=[.F217]/([.F217]+[.I217])" office:value-type="percentage" office:value="0.999220576773188" calcext:value-type="percentage">
            <text:p>99,92%</text:p>
          </table:table-cell>
          <table:table-cell office:value-type="float" office:value="93098" calcext:value-type="float">
            <text:p>93098</text:p>
          </table:table-cell>
        </table:table-row>
        <table:table-row table:style-name="ro1">
          <table:table-cell office:value-type="string" calcext:value-type="string">
            <text:p>170_Simplified_An_Enigmatic_Visit_Gylia_Plains_Discovery.nbs</text:p>
          </table:table-cell>
          <table:table-cell office:value-type="float" office:value="1397.6" calcext:value-type="float">
            <text:p>1 397,60</text:p>
          </table:table-cell>
          <table:table-cell office:value-type="float" office:value="0.27" calcext:value-type="float">
            <text:p>0,27</text:p>
          </table:table-cell>
          <table:table-cell table:formula="of:=1-[.C218]/[.B218]" office:value-type="percentage" office:value="0.999806811677161" calcext:value-type="percentage">
            <text:p>99,98%</text:p>
          </table:table-cell>
          <table:table-cell table:number-columns-repeated="2"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table:formula="of:=[.F218]/[.E218]"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table:formula="of:=[.F218]/([.F218]+[.I218])" office:value-type="percentage" office:value="1" calcext:value-type="percentage">
            <text:p>100,00%</text:p>
          </table:table-cell>
          <table:table-cell office:value-type="float" office:value="94685" calcext:value-type="float">
            <text:p>94685</text:p>
          </table:table-cell>
        </table:table-row>
        <table:table-row table:style-name="ro1">
          <table:table-cell office:value-type="string" calcext:value-type="string">
            <text:p>171_All_Geared_Up_Avas_Workshop.nbs</text:p>
          </table:table-cell>
          <table:table-cell office:value-type="float" office:value="1861.80000000001" calcext:value-type="float">
            <text:p>1 861,80</text:p>
          </table:table-cell>
          <table:table-cell office:value-type="float" office:value="47.0799999999998" calcext:value-type="float">
            <text:p>47,08</text:p>
          </table:table-cell>
          <table:table-cell table:formula="of:=1-[.C219]/[.B219]" office:value-type="percentage" office:value="0.974712643678161" calcext:value-type="percentage">
            <text:p>97,47%</text:p>
          </table:table-cell>
          <table:table-cell table:number-columns-repeated="2"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  <table:table-cell table:formula="of:=[.F219]/[.E219]" office:value-type="percentage" office:value="1" calcext:value-type="percentage">
            <text:p>100,00%</text:p>
          </table:table-cell>
          <table:table-cell office:value-type="float" office:value="523" calcext:value-type="float">
            <text:p>523</text:p>
          </table:table-cell>
          <table:table-cell table:formula="of:=[.F219]/([.F219]+[.I219])" office:value-type="percentage" office:value="0.786181520850368" calcext:value-type="percentage">
            <text:p>78,62%</text:p>
          </table:table-cell>
          <table:table-cell office:value-type="float" office:value="99854" calcext:value-type="float">
            <text:p>99854</text:p>
          </table:table-cell>
        </table:table-row>
        <table:table-row table:style-name="ro1">
          <table:table-cell office:value-type="string" calcext:value-type="string">
            <text:p>172_The_Dark_Artists_Anthem_The_Hive.nbs</text:p>
          </table:table-cell>
          <table:table-cell office:value-type="float" office:value="2644.16" calcext:value-type="float">
            <text:p>2 644,16</text:p>
          </table:table-cell>
          <table:table-cell office:value-type="float" office:value="65.8999999999999" calcext:value-type="float">
            <text:p>65,90</text:p>
          </table:table-cell>
          <table:table-cell table:formula="of:=1-[.C220]/[.B220]" office:value-type="percentage" office:value="0.975077151155755" calcext:value-type="percentage">
            <text:p>97,51%</text:p>
          </table:table-cell>
          <table:table-cell office:value-type="float" office:value="2822" calcext:value-type="float">
            <text:p>2822</text:p>
          </table:table-cell>
          <table:table-cell office:value-type="float" office:value="2789" calcext:value-type="float">
            <text:p>2789</text:p>
          </table:table-cell>
          <table:table-cell office:value-type="float" office:value="33" calcext:value-type="float">
            <text:p>33</text:p>
          </table:table-cell>
          <table:table-cell table:formula="of:=[.F220]/[.E220]" office:value-type="percentage" office:value="0.98830616583983" calcext:value-type="percentage">
            <text:p>98,83%</text:p>
          </table:table-cell>
          <table:table-cell office:value-type="float" office:value="385" calcext:value-type="float">
            <text:p>385</text:p>
          </table:table-cell>
          <table:table-cell table:formula="of:=[.F220]/([.F220]+[.I220])" office:value-type="percentage" office:value="0.878701953371141" calcext:value-type="percentage">
            <text:p>87,87%</text:p>
          </table:table-cell>
          <table:table-cell office:value-type="float" office:value="138493" calcext:value-type="float">
            <text:p>138493</text:p>
          </table:table-cell>
        </table:table-row>
        <table:table-row table:style-name="ro1">
          <table:table-cell office:value-type="string" calcext:value-type="string">
            <text:p>173_Lockdown_Forbidden_Prison.nbs</text:p>
          </table:table-cell>
          <table:table-cell office:value-type="float" office:value="5912.72000000017" calcext:value-type="float">
            <text:p>5 912,72</text:p>
          </table:table-cell>
          <table:table-cell office:value-type="float" office:value="15.7399999999997" calcext:value-type="float">
            <text:p>15,74</text:p>
          </table:table-cell>
          <table:table-cell table:formula="of:=1-[.C221]/[.B221]" office:value-type="percentage" office:value="0.997337942605096" calcext:value-type="percentage">
            <text:p>99,73%</text:p>
          </table:table-cell>
          <table:table-cell office:value-type="float" office:value="5453" calcext:value-type="float">
            <text:p>5453</text:p>
          </table:table-cell>
          <table:table-cell office:value-type="float" office:value="3937" calcext:value-type="float">
            <text:p>3937</text:p>
          </table:table-cell>
          <table:table-cell office:value-type="float" office:value="1516" calcext:value-type="float">
            <text:p>1516</text:p>
          </table:table-cell>
          <table:table-cell table:formula="of:=[.F221]/[.E221]" office:value-type="percentage" office:value="0.721987896570695" calcext:value-type="percentage">
            <text:p>72,20%</text:p>
          </table:table-cell>
          <table:table-cell office:value-type="float" office:value="0" calcext:value-type="float">
            <text:p>0</text:p>
          </table:table-cell>
          <table:table-cell table:formula="of:=[.F221]/([.F221]+[.I221])" office:value-type="percentage" office:value="1" calcext:value-type="percentage">
            <text:p>100,00%</text:p>
          </table:table-cell>
          <table:table-cell office:value-type="float" office:value="180247" calcext:value-type="float">
            <text:p>180247</text:p>
          </table:table-cell>
        </table:table-row>
        <table:table-row table:style-name="ro1">
          <table:table-cell office:value-type="string" calcext:value-type="string">
            <text:p>174_Lights_Hymn_Revamped_Light_Realm.nbs</text:p>
          </table:table-cell>
          <table:table-cell office:value-type="float" office:value="4120.81999999996" calcext:value-type="float">
            <text:p>4 120,82</text:p>
          </table:table-cell>
          <table:table-cell office:value-type="float" office:value="20.7799999999999" calcext:value-type="float">
            <text:p>20,78</text:p>
          </table:table-cell>
          <table:table-cell table:formula="of:=1-[.C222]/[.B222]" office:value-type="percentage" office:value="0.994957314320936" calcext:value-type="percentage">
            <text:p>99,50%</text:p>
          </table:table-cell>
          <table:table-cell office:value-type="float" office:value="3664" calcext:value-type="float">
            <text:p>3664</text:p>
          </table:table-cell>
          <table:table-cell office:value-type="float" office:value="3644" calcext:value-type="float">
            <text:p>3644</text:p>
          </table:table-cell>
          <table:table-cell office:value-type="float" office:value="20" calcext:value-type="float">
            <text:p>20</text:p>
          </table:table-cell>
          <table:table-cell table:formula="of:=[.F222]/[.E222]" office:value-type="percentage" office:value="0.994541484716157" calcext:value-type="percentage">
            <text:p>99,45%</text:p>
          </table:table-cell>
          <table:table-cell office:value-type="float" office:value="314" calcext:value-type="float">
            <text:p>314</text:p>
          </table:table-cell>
          <table:table-cell table:formula="of:=[.F222]/([.F222]+[.I222])" office:value-type="percentage" office:value="0.92066700353714" calcext:value-type="percentage">
            <text:p>92,07%</text:p>
          </table:table-cell>
          <table:table-cell office:value-type="float" office:value="227722" calcext:value-type="float">
            <text:p>227722</text:p>
          </table:table-cell>
        </table:table-row>
        <table:table-row table:style-name="ro1">
          <table:table-cell office:value-type="string" calcext:value-type="string">
            <text:p>175_Rolling_Overture_Revamped_Cinfras_County.nbs</text:p>
          </table:table-cell>
          <table:table-cell office:value-type="float" office:value="3773.71999999988" calcext:value-type="float">
            <text:p>3 773,72</text:p>
          </table:table-cell>
          <table:table-cell office:value-type="float" office:value="60.2899999999997" calcext:value-type="float">
            <text:p>60,29</text:p>
          </table:table-cell>
          <table:table-cell table:formula="of:=1-[.C223]/[.B223]" office:value-type="percentage" office:value="0.984023721950754" calcext:value-type="percentage">
            <text:p>98,40%</text:p>
          </table:table-cell>
          <table:table-cell office:value-type="float" office:value="3742" calcext:value-type="float">
            <text:p>3742</text:p>
          </table:table-cell>
          <table:table-cell office:value-type="float" office:value="3723" calcext:value-type="float">
            <text:p>3723</text:p>
          </table:table-cell>
          <table:table-cell office:value-type="float" office:value="19" calcext:value-type="float">
            <text:p>19</text:p>
          </table:table-cell>
          <table:table-cell table:formula="of:=[.F223]/[.E223]" office:value-type="percentage" office:value="0.994922501336184" calcext:value-type="percentage">
            <text:p>99,49%</text:p>
          </table:table-cell>
          <table:table-cell office:value-type="float" office:value="816" calcext:value-type="float">
            <text:p>816</text:p>
          </table:table-cell>
          <table:table-cell table:formula="of:=[.F223]/([.F223]+[.I223])" office:value-type="percentage" office:value="0.820224719101124" calcext:value-type="percentage">
            <text:p>82,02%</text:p>
          </table:table-cell>
          <table:table-cell office:value-type="float" office:value="168142" calcext:value-type="float">
            <text:p>168142</text:p>
          </table:table-cell>
        </table:table-row>
        <table:table-row table:style-name="ro1">
          <table:table-cell office:value-type="string" calcext:value-type="string">
            <text:p>Eight-Legged_Foe.nbs</text:p>
          </table:table-cell>
          <table:table-cell office:value-type="float" office:value="792.859999999995" calcext:value-type="float">
            <text:p>792,86</text:p>
          </table:table-cell>
          <table:table-cell office:value-type="float" office:value="0.76" calcext:value-type="float">
            <text:p>0,76</text:p>
          </table:table-cell>
          <table:table-cell table:formula="of:=1-[.C224]/[.B224]" office:value-type="percentage" office:value="0.999041444895694" calcext:value-type="percentage">
            <text:p>99,90%</text:p>
          </table:table-cell>
          <table:table-cell office:value-type="float" office:value="2141" calcext:value-type="float">
            <text:p>2141</text:p>
          </table:table-cell>
          <table:table-cell office:value-type="float" office:value="2137" calcext:value-type="float">
            <text:p>2137</text:p>
          </table:table-cell>
          <table:table-cell office:value-type="float" office:value="4" calcext:value-type="float">
            <text:p>4</text:p>
          </table:table-cell>
          <table:table-cell table:formula="of:=[.F224]/[.E224]" office:value-type="percentage" office:value="0.998131714152265" calcext:value-type="percentage">
            <text:p>99,81%</text:p>
          </table:table-cell>
          <table:table-cell office:value-type="float" office:value="2" calcext:value-type="float">
            <text:p>2</text:p>
          </table:table-cell>
          <table:table-cell table:formula="of:=[.F224]/([.F224]+[.I224])" office:value-type="percentage" office:value="0.999064983637214" calcext:value-type="percentage">
            <text:p>99,91%</text:p>
          </table:table-cell>
          <table:table-cell office:value-type="float" office:value="106757" calcext:value-type="float">
            <text:p>106757</text:p>
          </table:table-cell>
        </table:table-row>
        <table:table-row table:style-name="ro1">
          <table:table-cell office:value-type="string" calcext:value-type="string">
            <text:p>Összeg</text:p>
          </table:table-cell>
          <table:table-cell table:formula="of:=SUM([.B2:.B224])" office:value-type="float" office:value="947530.259999995" calcext:value-type="float">
            <text:p>947 530,26</text:p>
          </table:table-cell>
          <table:table-cell table:formula="of:=SUM([.C2:.C224])" office:value-type="float" office:value="15130.3399999996" calcext:value-type="float">
            <text:p>15 130,34</text:p>
          </table:table-cell>
          <table:table-cell table:formula="of:=1-[.C225]/[.B225]" office:value-type="percentage" office:value="0.984031813400872" calcext:value-type="percentage">
            <text:p>98,40%</text:p>
          </table:table-cell>
          <table:table-cell table:formula="of:=SUM([.E2:.E224])" office:value-type="float" office:value="631469" calcext:value-type="float">
            <text:p>631469</text:p>
          </table:table-cell>
          <table:table-cell table:formula="of:=SUM([.F2:.F224])" office:value-type="float" office:value="611291" calcext:value-type="float">
            <text:p>611291</text:p>
          </table:table-cell>
          <table:table-cell table:formula="of:=SUM([.G2:.G224])" office:value-type="float" office:value="20178" calcext:value-type="float">
            <text:p>20178</text:p>
          </table:table-cell>
          <table:table-cell table:formula="of:=[.F225]/[.E225]" office:value-type="percentage" office:value="0.968045937330257" calcext:value-type="percentage">
            <text:p>96,80%</text:p>
          </table:table-cell>
          <table:table-cell table:formula="of:=SUM([.I2:.I224])" office:value-type="float" office:value="119846" calcext:value-type="float">
            <text:p>119846</text:p>
          </table:table-cell>
          <table:table-cell table:formula="of:=[.F225]/([.F225]+[.I225])" office:value-type="percentage" office:value="0.836082704062303" calcext:value-type="percentage">
            <text:p>83,61%</text:p>
          </table:table-cell>
          <table:table-cell table:formula="of:=SUM([.K2:.K224])" office:value-type="float" office:value="30997785" calcext:value-type="float">
            <text:p>30997785</text:p>
          </table:table-cell>
        </table:table-row>
        <table:table-row table:style-name="ro1">
          <table:table-cell office:value-type="string" calcext:value-type="string">
            <text:p>Minimum</text:p>
          </table:table-cell>
          <table:table-cell table:style-name="Default" table:number-columns-repeated="2"/>
          <table:table-cell table:formula="of:=MIN([.D2:.D224])" office:value-type="percentage" office:value="0.821619364879523" calcext:value-type="percentage">
            <text:p>82,16%</text:p>
          </table:table-cell>
          <table:table-cell table:number-columns-repeated="3"/>
          <table:table-cell table:formula="of:=MIN([.H2:.H224])" office:value-type="percentage" office:value="0.647919010123735" calcext:value-type="percentage">
            <text:p>64,79%</text:p>
          </table:table-cell>
          <table:table-cell/>
          <table:table-cell table:formula="of:=MIN([.J2:.J224])" office:value-type="percentage" office:value="0.352265737133484" calcext:value-type="percentage">
            <text:p>35,23%</text:p>
          </table:table-cell>
          <table:table-cell/>
        </table:table-row>
        <table:table-row table:style-name="ro1">
          <table:table-cell office:value-type="string" calcext:value-type="string">
            <text:p>Minimum fájlnév</text:p>
          </table:table-cell>
          <table:table-cell table:style-name="Default" table:number-columns-repeated="2"/>
          <table:table-cell table:style-name="Default" office:value-type="string" calcext:value-type="string">
            <text:p>114_A…</text:p>
          </table:table-cell>
          <table:table-cell table:number-columns-repeated="3"/>
          <table:table-cell table:style-name="Default" office:value-type="string" calcext:value-type="string">
            <text:p>151_L…</text:p>
          </table:table-cell>
          <table:table-cell/>
          <table:table-cell table:style-name="Default" office:value-type="string" calcext:value-type="string">
            <text:p>126_C…</text:p>
          </table:table-cell>
          <table:table-cell/>
        </table:table-row>
        <table:table-row table:style-name="ro1">
          <table:table-cell office:value-type="string" calcext:value-type="string">
            <text:p>Maximum</text:p>
          </table:table-cell>
          <table:table-cell table:style-name="Default" table:number-columns-repeated="2"/>
          <table:table-cell table:formula="of:=MAX([.D3:.D225])" office:value-type="percentage" office:value="1" calcext:value-type="percentage">
            <text:p>100,00%</text:p>
          </table:table-cell>
          <table:table-cell table:number-columns-repeated="3"/>
          <table:table-cell table:formula="of:=MAX([.H3:.H225])" office:value-type="percentage" office:value="1" calcext:value-type="percentage">
            <text:p>100,00%</text:p>
          </table:table-cell>
          <table:table-cell/>
          <table:table-cell table:formula="of:=MAX([.J3:.J225])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Maximum darabszám</text:p>
          </table:table-cell>
          <table:table-cell table:style-name="Default" table:number-columns-repeated="2"/>
          <table:table-cell table:style-name="Default" table:formula="of:=COUNTIF([.D2:.D224];&quot;&gt;=0,99995&quot;)" office:value-type="float" office:value="14" calcext:value-type="float">
            <text:p>14</text:p>
          </table:table-cell>
          <table:table-cell table:number-columns-repeated="3"/>
          <table:table-cell table:style-name="Default" table:formula="of:=COUNTIF([.H2:.H224];&quot;=1&quot;)" office:value-type="float" office:value="96" calcext:value-type="float">
            <text:p>96</text:p>
          </table:table-cell>
          <table:table-cell/>
          <table:table-cell table:style-name="Default" table:formula="of:=COUNTIF([.J2:.J224];&quot;=1&quot;)" office:value-type="float" office:value="42" calcext:value-type="float">
            <text:p>4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26T15:30:12.030765168</dc:date>
    <meta:editing-duration>PT3H29M10S</meta:editing-duration>
    <meta:editing-cycles>14</meta:editing-cycles>
    <meta:generator>LibreOffice/6.4.7.2$Linux_X86_64 LibreOffice_project/40$Build-2</meta:generator>
    <meta:document-statistic meta:table-count="1" meta:cell-count="2491" meta:object-count="0"/>
  </office:meta>
</office:document-meta>
</file>